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4.80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Question</text:p>
          </table:table-cell>
          <table:table-cell office:value-type="string">
            <text:p>de/ep?</text:p>
          </table:table-cell>
          <table:table-cell office:value-type="string">
            <text:p>mono/di?</text:p>
          </table:table-cell>
          <table:table-cell office:value-type="string">
            <text:p>o/s/os/oo?</text:p>
          </table:table-cell>
          <table:table-cell office:value-type="string">
            <text:p>1 or 2?</text:p>
          </table:table-cell>
          <table:table-cell office:value-type="string">
            <text:p>Item #</text:p>
          </table:table-cell>
          <table:table-cell office:value-type="string">
            <text:p>Choice 1</text:p>
          </table:table-cell>
          <table:table-cell office:value-type="string">
            <text:p>Choice 2</text:p>
          </table:table-cell>
          <table:table-cell office:value-type="string">
            <text:p>Options</text:p>
          </table:table-cell>
          <table:table-cell office:value-type="string">
            <text:p>Exclusive?</text:p>
          </table:table-cell>
          <table:table-cell office:value-type="string">
            <text:p>Ordered?</text:p>
          </table:table-cell>
          <table:table-cell office:value-type="string">
            <text:p>Perturb?</text:p>
          </table:table-cell>
          <table:table-cell office:value-type="string">
            <text:p>Ibex farm item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te garde</text:p>
          </table:table-cell>
          <table:table-cell office:value-type="string">
            <text:p>Lucas t'garde</text:p>
          </table:table-cell>
          <table:table-cell table:style-name="ce1" table:formula="of:=CONCATENATE(&quot;[&quot;&quot;&quot;; [.G2]; &quot;&quot;&quot;; ; ; ;&quot;&quot;&quot;; [.H2]; &quot;&quot;&quot;]&quot;)" office:value-type="string" office:string-value="[&quot;Lucas te garde&quot;; ; ; ;&quot;Lucas t'garde&quot;]">
            <text:p>["Lucas te garde"; ; ; ;"Lucas t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], q, {q: "&lt;div class='left'&gt;Lucas te garde&lt;/div&gt;&lt;div class='right'&gt;Lucas t'garde&lt;/div&gt;", as: ["&lt;p class='adv'&gt;certainement&lt;/p&gt;&lt;/br &gt; Lucas te garde","&lt;p class='adv'&gt;probablement&lt;/p&gt;&lt;/br &gt;Lucas te garde", "&lt;p class='adv'&gt;probablement&lt;/p&gt;&lt;/br &gt;Lucas t'garde", "&lt;p class='adv'&gt;certainement&lt;/p&gt;&lt;/br &gt;Lucas t'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me garde</text:p>
          </table:table-cell>
          <table:table-cell office:value-type="string">
            <text:p>Lucas m'garde</text:p>
          </table:table-cell>
          <table:table-cell table:style-name="ce1" table:formula="of:=CONCATENATE(&quot;[&quot;&quot;&quot;; [.G3]; &quot;&quot;&quot;; ; ; ;&quot;&quot;&quot;; [.H3]; &quot;&quot;&quot;]&quot;)" office:value-type="string" office:string-value="[&quot;Lucas me garde&quot;; ; ; ;&quot;Lucas m'garde&quot;]">
            <text:p>["Lucas me garde"; ; ; ;"Lucas m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], q, {q: "&lt;div class='left'&gt;Lucas me garde&lt;/div&gt;&lt;div class='right'&gt;Lucas m'garde&lt;/div&gt;", as: ["&lt;p class='adv'&gt;certainement&lt;/p&gt;&lt;/br &gt; Lucas me garde","&lt;p class='adv'&gt;probablement&lt;/p&gt;&lt;/br &gt;Lucas me garde", "&lt;p class='adv'&gt;probablement&lt;/p&gt;&lt;/br &gt;Lucas m'garde", "&lt;p class='adv'&gt;certainement&lt;/p&gt;&lt;/br &gt;Lucas m'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te gardait</text:p>
          </table:table-cell>
          <table:table-cell office:value-type="string">
            <text:p>Lucas t'gardait</text:p>
          </table:table-cell>
          <table:table-cell table:style-name="ce1" table:formula="of:=CONCATENATE(&quot;[&quot;&quot;&quot;; [.G4]; &quot;&quot;&quot;; ; ; ;&quot;&quot;&quot;; [.H4]; &quot;&quot;&quot;]&quot;)" office:value-type="string" office:string-value="[&quot;Lucas te gardait&quot;; ; ; ;&quot;Lucas t'gardait&quot;]">
            <text:p>["Lucas te gardait"; ; ; ;"Lucas t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], q, {q: "&lt;div class='left'&gt;Lucas te gardait&lt;/div&gt;&lt;div class='right'&gt;Lucas t'gardait&lt;/div&gt;", as: ["&lt;p class='adv'&gt;certainement&lt;/p&gt;&lt;/br &gt; Lucas te gardait","&lt;p class='adv'&gt;probablement&lt;/p&gt;&lt;/br &gt;Lucas te gardait", "&lt;p class='adv'&gt;probablement&lt;/p&gt;&lt;/br &gt;Lucas t'gardait", "&lt;p class='adv'&gt;certainement&lt;/p&gt;&lt;/br &gt;Lucas t'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string">
            <text:p>Lucas me gardait</text:p>
          </table:table-cell>
          <table:table-cell office:value-type="string">
            <text:p>Lucas m'gardait</text:p>
          </table:table-cell>
          <table:table-cell table:style-name="ce1" table:formula="of:=CONCATENATE(&quot;[&quot;&quot;&quot;; [.G5]; &quot;&quot;&quot;; ; ; ;&quot;&quot;&quot;; [.H5]; &quot;&quot;&quot;]&quot;)" office:value-type="string" office:string-value="[&quot;Lucas me gardait&quot;; ; ; ;&quot;Lucas m'gardait&quot;]">
            <text:p>["Lucas me gardait"; ; ; ;"Lucas m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], q, {q: "&lt;div class='left'&gt;Lucas me gardait&lt;/div&gt;&lt;div class='right'&gt;Lucas m'gardait&lt;/div&gt;", as: ["&lt;p class='adv'&gt;certainement&lt;/p&gt;&lt;/br &gt; Lucas me gardait","&lt;p class='adv'&gt;probablement&lt;/p&gt;&lt;/br &gt;Lucas me gardait", "&lt;p class='adv'&gt;probablement&lt;/p&gt;&lt;/br &gt;Lucas m'gardait", "&lt;p class='adv'&gt;certainement&lt;/p&gt;&lt;/br &gt;Lucas m'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te bouge</text:p>
          </table:table-cell>
          <table:table-cell office:value-type="string">
            <text:p>Théo t'bouge</text:p>
          </table:table-cell>
          <table:table-cell table:style-name="ce1" table:formula="of:=CONCATENATE(&quot;[&quot;&quot;&quot;; [.G6]; &quot;&quot;&quot;; ; ; ;&quot;&quot;&quot;; [.H6]; &quot;&quot;&quot;]&quot;)" office:value-type="string" office:string-value="[&quot;Théo te bouge&quot;; ; ; ;&quot;Théo t'bouge&quot;]">
            <text:p>["Théo te bouge"; ; ; ;"Théo t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2], q, {q: "&lt;div class='left'&gt;Théo te bouge&lt;/div&gt;&lt;div class='right'&gt;Théo t'bouge&lt;/div&gt;", as: ["&lt;p class='adv'&gt;certainement&lt;/p&gt;&lt;/br &gt; Théo te bouge","&lt;p class='adv'&gt;probablement&lt;/p&gt;&lt;/br &gt;Théo te bouge", "&lt;p class='adv'&gt;probablement&lt;/p&gt;&lt;/br &gt;Théo t'bouge", "&lt;p class='adv'&gt;certainement&lt;/p&gt;&lt;/br &gt;Théo t'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me bouge</text:p>
          </table:table-cell>
          <table:table-cell office:value-type="string">
            <text:p>Théo m'bouge</text:p>
          </table:table-cell>
          <table:table-cell table:style-name="ce1" table:formula="of:=CONCATENATE(&quot;[&quot;&quot;&quot;; [.G7]; &quot;&quot;&quot;; ; ; ;&quot;&quot;&quot;; [.H7]; &quot;&quot;&quot;]&quot;)" office:value-type="string" office:string-value="[&quot;Théo me bouge&quot;; ; ; ;&quot;Théo m'bouge&quot;]">
            <text:p>["Théo me bouge"; ; ; ;"Théo m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2], q, {q: "&lt;div class='left'&gt;Théo me bouge&lt;/div&gt;&lt;div class='right'&gt;Théo m'bouge&lt;/div&gt;", as: ["&lt;p class='adv'&gt;certainement&lt;/p&gt;&lt;/br &gt; Théo me bouge","&lt;p class='adv'&gt;probablement&lt;/p&gt;&lt;/br &gt;Théo me bouge", "&lt;p class='adv'&gt;probablement&lt;/p&gt;&lt;/br &gt;Théo m'bouge", "&lt;p class='adv'&gt;certainement&lt;/p&gt;&lt;/br &gt;Théo m'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te bougeait</text:p>
          </table:table-cell>
          <table:table-cell office:value-type="string">
            <text:p>Théo t'bougeait</text:p>
          </table:table-cell>
          <table:table-cell table:style-name="ce1" table:formula="of:=CONCATENATE(&quot;[&quot;&quot;&quot;; [.G8]; &quot;&quot;&quot;; ; ; ;&quot;&quot;&quot;; [.H8]; &quot;&quot;&quot;]&quot;)" office:value-type="string" office:string-value="[&quot;Théo te bougeait&quot;; ; ; ;&quot;Théo t'bougeait&quot;]">
            <text:p>["Théo te bougeait"; ; ; ;"Théo t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2], q, {q: "&lt;div class='left'&gt;Théo te bougeait&lt;/div&gt;&lt;div class='right'&gt;Théo t'bougeait&lt;/div&gt;", as: ["&lt;p class='adv'&gt;certainement&lt;/p&gt;&lt;/br &gt; Théo te bougeait","&lt;p class='adv'&gt;probablement&lt;/p&gt;&lt;/br &gt;Théo te bougeait", "&lt;p class='adv'&gt;probablement&lt;/p&gt;&lt;/br &gt;Théo t'bougeait", "&lt;p class='adv'&gt;certainement&lt;/p&gt;&lt;/br &gt;Théo t'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Théo me bougeait</text:p>
          </table:table-cell>
          <table:table-cell office:value-type="string">
            <text:p>Théo m'bougeait</text:p>
          </table:table-cell>
          <table:table-cell table:style-name="ce1" table:formula="of:=CONCATENATE(&quot;[&quot;&quot;&quot;; [.G9]; &quot;&quot;&quot;; ; ; ;&quot;&quot;&quot;; [.H9]; &quot;&quot;&quot;]&quot;)" office:value-type="string" office:string-value="[&quot;Théo me bougeait&quot;; ; ; ;&quot;Théo m'bougeait&quot;]">
            <text:p>["Théo me bougeait"; ; ; ;"Théo m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2], q, {q: "&lt;div class='left'&gt;Théo me bougeait&lt;/div&gt;&lt;div class='right'&gt;Théo m'bougeait&lt;/div&gt;", as: ["&lt;p class='adv'&gt;certainement&lt;/p&gt;&lt;/br &gt; Théo me bougeait","&lt;p class='adv'&gt;probablement&lt;/p&gt;&lt;/br &gt;Théo me bougeait", "&lt;p class='adv'&gt;probablement&lt;/p&gt;&lt;/br &gt;Théo m'bougeait", "&lt;p class='adv'&gt;certainement&lt;/p&gt;&lt;/br &gt;Théo m'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te siffle</text:p>
          </table:table-cell>
          <table:table-cell office:value-type="string">
            <text:p>Thomas t'siffle</text:p>
          </table:table-cell>
          <table:table-cell table:style-name="ce1" table:formula="of:=CONCATENATE(&quot;[&quot;&quot;&quot;; [.G10]; &quot;&quot;&quot;; ; ; ;&quot;&quot;&quot;; [.H10]; &quot;&quot;&quot;]&quot;)" office:value-type="string" office:string-value="[&quot;Thomas te siffle&quot;; ; ; ;&quot;Thomas t'siffle&quot;]">
            <text:p>["Thomas te siffle"; ; ; ;"Thomas t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3], q, {q: "&lt;div class='left'&gt;Thomas te siffle&lt;/div&gt;&lt;div class='right'&gt;Thomas t'siffle&lt;/div&gt;", as: ["&lt;p class='adv'&gt;certainement&lt;/p&gt;&lt;/br &gt; Thomas te siffle","&lt;p class='adv'&gt;probablement&lt;/p&gt;&lt;/br &gt;Thomas te siffle", "&lt;p class='adv'&gt;probablement&lt;/p&gt;&lt;/br &gt;Thomas t'siffle", "&lt;p class='adv'&gt;certainement&lt;/p&gt;&lt;/br &gt;Thomas t'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me siffle</text:p>
          </table:table-cell>
          <table:table-cell office:value-type="string">
            <text:p>Thomas m'siffle</text:p>
          </table:table-cell>
          <table:table-cell table:style-name="ce1" table:formula="of:=CONCATENATE(&quot;[&quot;&quot;&quot;; [.G11]; &quot;&quot;&quot;; ; ; ;&quot;&quot;&quot;; [.H11]; &quot;&quot;&quot;]&quot;)" office:value-type="string" office:string-value="[&quot;Thomas me siffle&quot;; ; ; ;&quot;Thomas m'siffle&quot;]">
            <text:p>["Thomas me siffle"; ; ; ;"Thomas m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3], q, {q: "&lt;div class='left'&gt;Thomas me siffle&lt;/div&gt;&lt;div class='right'&gt;Thomas m'siffle&lt;/div&gt;", as: ["&lt;p class='adv'&gt;certainement&lt;/p&gt;&lt;/br &gt; Thomas me siffle","&lt;p class='adv'&gt;probablement&lt;/p&gt;&lt;/br &gt;Thomas me siffle", "&lt;p class='adv'&gt;probablement&lt;/p&gt;&lt;/br &gt;Thomas m'siffle", "&lt;p class='adv'&gt;certainement&lt;/p&gt;&lt;/br &gt;Thomas m'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te sifflait</text:p>
          </table:table-cell>
          <table:table-cell office:value-type="string">
            <text:p>Thomas t'sifflait</text:p>
          </table:table-cell>
          <table:table-cell table:style-name="ce1" table:formula="of:=CONCATENATE(&quot;[&quot;&quot;&quot;; [.G12]; &quot;&quot;&quot;; ; ; ;&quot;&quot;&quot;; [.H12]; &quot;&quot;&quot;]&quot;)" office:value-type="string" office:string-value="[&quot;Thomas te sifflait&quot;; ; ; ;&quot;Thomas t'sifflait&quot;]">
            <text:p>["Thomas te sifflait"; ; ; ;"Thomas t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3], q, {q: "&lt;div class='left'&gt;Thomas te sifflait&lt;/div&gt;&lt;div class='right'&gt;Thomas t'sifflait&lt;/div&gt;", as: ["&lt;p class='adv'&gt;certainement&lt;/p&gt;&lt;/br &gt; Thomas te sifflait","&lt;p class='adv'&gt;probablement&lt;/p&gt;&lt;/br &gt;Thomas te sifflait", "&lt;p class='adv'&gt;probablement&lt;/p&gt;&lt;/br &gt;Thomas t'sifflait", "&lt;p class='adv'&gt;certainement&lt;/p&gt;&lt;/br &gt;Thomas t'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homas me sifflait</text:p>
          </table:table-cell>
          <table:table-cell office:value-type="string">
            <text:p>Thomas m'sifflait</text:p>
          </table:table-cell>
          <table:table-cell table:style-name="ce1" table:formula="of:=CONCATENATE(&quot;[&quot;&quot;&quot;; [.G13]; &quot;&quot;&quot;; ; ; ;&quot;&quot;&quot;; [.H13]; &quot;&quot;&quot;]&quot;)" office:value-type="string" office:string-value="[&quot;Thomas me sifflait&quot;; ; ; ;&quot;Thomas m'sifflait&quot;]">
            <text:p>["Thomas me sifflait"; ; ; ;"Thomas m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3], q, {q: "&lt;div class='left'&gt;Thomas me sifflait&lt;/div&gt;&lt;div class='right'&gt;Thomas m'sifflait&lt;/div&gt;", as: ["&lt;p class='adv'&gt;certainement&lt;/p&gt;&lt;/br &gt; Thomas me sifflait","&lt;p class='adv'&gt;probablement&lt;/p&gt;&lt;/br &gt;Thomas me sifflait", "&lt;p class='adv'&gt;probablement&lt;/p&gt;&lt;/br &gt;Thomas m'sifflait", "&lt;p class='adv'&gt;certainement&lt;/p&gt;&lt;/br &gt;Thomas m'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te cache</text:p>
          </table:table-cell>
          <table:table-cell office:value-type="string">
            <text:p>Enzo t'cache</text:p>
          </table:table-cell>
          <table:table-cell table:style-name="ce1" table:formula="of:=CONCATENATE(&quot;[&quot;&quot;&quot;; [.G14]; &quot;&quot;&quot;; ; ; ;&quot;&quot;&quot;; [.H14]; &quot;&quot;&quot;]&quot;)" office:value-type="string" office:string-value="[&quot;Enzo te cache&quot;; ; ; ;&quot;Enzo t'cache&quot;]">
            <text:p>["Enzo te cache"; ; ; ;"Enzo t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4], q, {q: "&lt;div class='left'&gt;Enzo te cache&lt;/div&gt;&lt;div class='right'&gt;Enzo t'cache&lt;/div&gt;", as: ["&lt;p class='adv'&gt;certainement&lt;/p&gt;&lt;/br &gt; Enzo te cache","&lt;p class='adv'&gt;probablement&lt;/p&gt;&lt;/br &gt;Enzo te cache", "&lt;p class='adv'&gt;probablement&lt;/p&gt;&lt;/br &gt;Enzo t'cache", "&lt;p class='adv'&gt;certainement&lt;/p&gt;&lt;/br &gt;Enzo t'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me cache</text:p>
          </table:table-cell>
          <table:table-cell office:value-type="string">
            <text:p>Enzo m'cache</text:p>
          </table:table-cell>
          <table:table-cell table:style-name="ce1" table:formula="of:=CONCATENATE(&quot;[&quot;&quot;&quot;; [.G15]; &quot;&quot;&quot;; ; ; ;&quot;&quot;&quot;; [.H15]; &quot;&quot;&quot;]&quot;)" office:value-type="string" office:string-value="[&quot;Enzo me cache&quot;; ; ; ;&quot;Enzo m'cache&quot;]">
            <text:p>["Enzo me cache"; ; ; ;"Enzo m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4], q, {q: "&lt;div class='left'&gt;Enzo me cache&lt;/div&gt;&lt;div class='right'&gt;Enzo m'cache&lt;/div&gt;", as: ["&lt;p class='adv'&gt;certainement&lt;/p&gt;&lt;/br &gt; Enzo me cache","&lt;p class='adv'&gt;probablement&lt;/p&gt;&lt;/br &gt;Enzo me cache", "&lt;p class='adv'&gt;probablement&lt;/p&gt;&lt;/br &gt;Enzo m'cache", "&lt;p class='adv'&gt;certainement&lt;/p&gt;&lt;/br &gt;Enzo m'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te cachait</text:p>
          </table:table-cell>
          <table:table-cell office:value-type="string">
            <text:p>Enzo t'cachait</text:p>
          </table:table-cell>
          <table:table-cell table:style-name="ce1" table:formula="of:=CONCATENATE(&quot;[&quot;&quot;&quot;; [.G16]; &quot;&quot;&quot;; ; ; ;&quot;&quot;&quot;; [.H16]; &quot;&quot;&quot;]&quot;)" office:value-type="string" office:string-value="[&quot;Enzo te cachait&quot;; ; ; ;&quot;Enzo t'cachait&quot;]">
            <text:p>["Enzo te cachait"; ; ; ;"Enzo t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4], q, {q: "&lt;div class='left'&gt;Enzo te cachait&lt;/div&gt;&lt;div class='right'&gt;Enzo t'cachait&lt;/div&gt;", as: ["&lt;p class='adv'&gt;certainement&lt;/p&gt;&lt;/br &gt; Enzo te cachait","&lt;p class='adv'&gt;probablement&lt;/p&gt;&lt;/br &gt;Enzo te cachait", "&lt;p class='adv'&gt;probablement&lt;/p&gt;&lt;/br &gt;Enzo t'cachait", "&lt;p class='adv'&gt;certainement&lt;/p&gt;&lt;/br &gt;Enzo t'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Enzo me cachait</text:p>
          </table:table-cell>
          <table:table-cell office:value-type="string">
            <text:p>Enzo m'cachait</text:p>
          </table:table-cell>
          <table:table-cell table:style-name="ce1" table:formula="of:=CONCATENATE(&quot;[&quot;&quot;&quot;; [.G17]; &quot;&quot;&quot;; ; ; ;&quot;&quot;&quot;; [.H17]; &quot;&quot;&quot;]&quot;)" office:value-type="string" office:string-value="[&quot;Enzo me cachait&quot;; ; ; ;&quot;Enzo m'cachait&quot;]">
            <text:p>["Enzo me cachait"; ; ; ;"Enzo m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4], q, {q: "&lt;div class='left'&gt;Enzo me cachait&lt;/div&gt;&lt;div class='right'&gt;Enzo m'cachait&lt;/div&gt;", as: ["&lt;p class='adv'&gt;certainement&lt;/p&gt;&lt;/br &gt; Enzo me cachait","&lt;p class='adv'&gt;probablement&lt;/p&gt;&lt;/br &gt;Enzo me cachait", "&lt;p class='adv'&gt;probablement&lt;/p&gt;&lt;/br &gt;Enzo m'cachait", "&lt;p class='adv'&gt;certainement&lt;/p&gt;&lt;/br &gt;Enzo m'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te sonne</text:p>
          </table:table-cell>
          <table:table-cell office:value-type="string">
            <text:p>Leo t'sonne</text:p>
          </table:table-cell>
          <table:table-cell table:style-name="ce1" table:formula="of:=CONCATENATE(&quot;[&quot;&quot;&quot;; [.G18]; &quot;&quot;&quot;; ; ; ;&quot;&quot;&quot;; [.H18]; &quot;&quot;&quot;]&quot;)" office:value-type="string" office:string-value="[&quot;Leo te sonne&quot;; ; ; ;&quot;Leo t'sonne&quot;]">
            <text:p>["Leo te sonne"; ; ; ;"Leo t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5], q, {q: "&lt;div class='left'&gt;Leo te sonne&lt;/div&gt;&lt;div class='right'&gt;Leo t'sonne&lt;/div&gt;", as: ["&lt;p class='adv'&gt;certainement&lt;/p&gt;&lt;/br &gt; Leo te sonne","&lt;p class='adv'&gt;probablement&lt;/p&gt;&lt;/br &gt;Leo te sonne", "&lt;p class='adv'&gt;probablement&lt;/p&gt;&lt;/br &gt;Leo t'sonne", "&lt;p class='adv'&gt;certainement&lt;/p&gt;&lt;/br &gt;Leo t'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me sonne</text:p>
          </table:table-cell>
          <table:table-cell office:value-type="string">
            <text:p>Leo m'sonne</text:p>
          </table:table-cell>
          <table:table-cell table:style-name="ce1" table:formula="of:=CONCATENATE(&quot;[&quot;&quot;&quot;; [.G19]; &quot;&quot;&quot;; ; ; ;&quot;&quot;&quot;; [.H19]; &quot;&quot;&quot;]&quot;)" office:value-type="string" office:string-value="[&quot;Leo me sonne&quot;; ; ; ;&quot;Leo m'sonne&quot;]">
            <text:p>["Leo me sonne"; ; ; ;"Leo m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5], q, {q: "&lt;div class='left'&gt;Leo me sonne&lt;/div&gt;&lt;div class='right'&gt;Leo m'sonne&lt;/div&gt;", as: ["&lt;p class='adv'&gt;certainement&lt;/p&gt;&lt;/br &gt; Leo me sonne","&lt;p class='adv'&gt;probablement&lt;/p&gt;&lt;/br &gt;Leo me sonne", "&lt;p class='adv'&gt;probablement&lt;/p&gt;&lt;/br &gt;Leo m'sonne", "&lt;p class='adv'&gt;certainement&lt;/p&gt;&lt;/br &gt;Leo m'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te sonnait</text:p>
          </table:table-cell>
          <table:table-cell office:value-type="string">
            <text:p>Leo t'sonnait</text:p>
          </table:table-cell>
          <table:table-cell table:style-name="ce1" table:formula="of:=CONCATENATE(&quot;[&quot;&quot;&quot;; [.G20]; &quot;&quot;&quot;; ; ; ;&quot;&quot;&quot;; [.H20]; &quot;&quot;&quot;]&quot;)" office:value-type="string" office:string-value="[&quot;Leo te sonnait&quot;; ; ; ;&quot;Leo t'sonnait&quot;]">
            <text:p>["Leo te sonnait"; ; ; ;"Leo t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5], q, {q: "&lt;div class='left'&gt;Leo te sonnait&lt;/div&gt;&lt;div class='right'&gt;Leo t'sonnait&lt;/div&gt;", as: ["&lt;p class='adv'&gt;certainement&lt;/p&gt;&lt;/br &gt; Leo te sonnait","&lt;p class='adv'&gt;probablement&lt;/p&gt;&lt;/br &gt;Leo te sonnait", "&lt;p class='adv'&gt;probablement&lt;/p&gt;&lt;/br &gt;Leo t'sonnait", "&lt;p class='adv'&gt;certainement&lt;/p&gt;&lt;/br &gt;Leo t'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Leo me sonnait</text:p>
          </table:table-cell>
          <table:table-cell office:value-type="string">
            <text:p>Leo m'sonnait</text:p>
          </table:table-cell>
          <table:table-cell table:style-name="ce1" table:formula="of:=CONCATENATE(&quot;[&quot;&quot;&quot;; [.G21]; &quot;&quot;&quot;; ; ; ;&quot;&quot;&quot;; [.H21]; &quot;&quot;&quot;]&quot;)" office:value-type="string" office:string-value="[&quot;Leo me sonnait&quot;; ; ; ;&quot;Leo m'sonnait&quot;]">
            <text:p>["Leo me sonnait"; ; ; ;"Leo m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5], q, {q: "&lt;div class='left'&gt;Leo me sonnait&lt;/div&gt;&lt;div class='right'&gt;Leo m'sonnait&lt;/div&gt;", as: ["&lt;p class='adv'&gt;certainement&lt;/p&gt;&lt;/br &gt; Leo me sonnait","&lt;p class='adv'&gt;probablement&lt;/p&gt;&lt;/br &gt;Leo me sonnait", "&lt;p class='adv'&gt;probablement&lt;/p&gt;&lt;/br &gt;Leo m'sonnait", "&lt;p class='adv'&gt;certainement&lt;/p&gt;&lt;/br &gt;Leo m'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te caresse</text:p>
          </table:table-cell>
          <table:table-cell office:value-type="string">
            <text:p>Louis t'caresse</text:p>
          </table:table-cell>
          <table:table-cell table:style-name="ce1" table:formula="of:=CONCATENATE(&quot;[&quot;&quot;&quot;; [.G22]; &quot;&quot;&quot;; ; ; ;&quot;&quot;&quot;; [.H22]; &quot;&quot;&quot;]&quot;)" office:value-type="string" office:string-value="[&quot;Louis te caresse&quot;; ; ; ;&quot;Louis t'caresse&quot;]">
            <text:p>["Louis te caresse"; ; ; ;"Louis t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6], q, {q: "&lt;div class='left'&gt;Louis te caresse&lt;/div&gt;&lt;div class='right'&gt;Louis t'caresse&lt;/div&gt;", as: ["&lt;p class='adv'&gt;certainement&lt;/p&gt;&lt;/br &gt; Louis te caresse","&lt;p class='adv'&gt;probablement&lt;/p&gt;&lt;/br &gt;Louis te caresse", "&lt;p class='adv'&gt;probablement&lt;/p&gt;&lt;/br &gt;Louis t'caresse", "&lt;p class='adv'&gt;certainement&lt;/p&gt;&lt;/br &gt;Louis t'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me caresse</text:p>
          </table:table-cell>
          <table:table-cell office:value-type="string">
            <text:p>Louis m'caresse</text:p>
          </table:table-cell>
          <table:table-cell table:style-name="ce1" table:formula="of:=CONCATENATE(&quot;[&quot;&quot;&quot;; [.G23]; &quot;&quot;&quot;; ; ; ;&quot;&quot;&quot;; [.H23]; &quot;&quot;&quot;]&quot;)" office:value-type="string" office:string-value="[&quot;Louis me caresse&quot;; ; ; ;&quot;Louis m'caresse&quot;]">
            <text:p>["Louis me caresse"; ; ; ;"Louis m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6], q, {q: "&lt;div class='left'&gt;Louis me caresse&lt;/div&gt;&lt;div class='right'&gt;Louis m'caresse&lt;/div&gt;", as: ["&lt;p class='adv'&gt;certainement&lt;/p&gt;&lt;/br &gt; Louis me caresse","&lt;p class='adv'&gt;probablement&lt;/p&gt;&lt;/br &gt;Louis me caresse", "&lt;p class='adv'&gt;probablement&lt;/p&gt;&lt;/br &gt;Louis m'caresse", "&lt;p class='adv'&gt;certainement&lt;/p&gt;&lt;/br &gt;Louis m'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te caressait</text:p>
          </table:table-cell>
          <table:table-cell office:value-type="string">
            <text:p>Louis t'caressait</text:p>
          </table:table-cell>
          <table:table-cell table:style-name="ce1" table:formula="of:=CONCATENATE(&quot;[&quot;&quot;&quot;; [.G24]; &quot;&quot;&quot;; ; ; ;&quot;&quot;&quot;; [.H24]; &quot;&quot;&quot;]&quot;)" office:value-type="string" office:string-value="[&quot;Louis te caressait&quot;; ; ; ;&quot;Louis t'caressait&quot;]">
            <text:p>["Louis te caressait"; ; ; ;"Louis t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6], q, {q: "&lt;div class='left'&gt;Louis te caressait&lt;/div&gt;&lt;div class='right'&gt;Louis t'caressait&lt;/div&gt;", as: ["&lt;p class='adv'&gt;certainement&lt;/p&gt;&lt;/br &gt; Louis te caressait","&lt;p class='adv'&gt;probablement&lt;/p&gt;&lt;/br &gt;Louis te caressait", "&lt;p class='adv'&gt;probablement&lt;/p&gt;&lt;/br &gt;Louis t'caressait", "&lt;p class='adv'&gt;certainement&lt;/p&gt;&lt;/br &gt;Louis t'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string">
            <text:p>Louis me caressait</text:p>
          </table:table-cell>
          <table:table-cell office:value-type="string">
            <text:p>Louis m'caressait</text:p>
          </table:table-cell>
          <table:table-cell table:style-name="ce1" table:formula="of:=CONCATENATE(&quot;[&quot;&quot;&quot;; [.G25]; &quot;&quot;&quot;; ; ; ;&quot;&quot;&quot;; [.H25]; &quot;&quot;&quot;]&quot;)" office:value-type="string" office:string-value="[&quot;Louis me caressait&quot;; ; ; ;&quot;Louis m'caressait&quot;]">
            <text:p>["Louis me caressait"; ; ; ;"Louis m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6], q, {q: "&lt;div class='left'&gt;Louis me caressait&lt;/div&gt;&lt;div class='right'&gt;Louis m'caressait&lt;/div&gt;", as: ["&lt;p class='adv'&gt;certainement&lt;/p&gt;&lt;/br &gt; Louis me caressait","&lt;p class='adv'&gt;probablement&lt;/p&gt;&lt;/br &gt;Louis me caressait", "&lt;p class='adv'&gt;probablement&lt;/p&gt;&lt;/br &gt;Louis m'caressait", "&lt;p class='adv'&gt;certainement&lt;/p&gt;&lt;/br &gt;Louis m'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te guide</text:p>
          </table:table-cell>
          <table:table-cell office:value-type="string">
            <text:p>Emma t'guide</text:p>
          </table:table-cell>
          <table:table-cell table:style-name="ce1" table:formula="of:=CONCATENATE(&quot;[&quot;&quot;&quot;; [.G26]; &quot;&quot;&quot;; ; ; ;&quot;&quot;&quot;; [.H26]; &quot;&quot;&quot;]&quot;)" office:value-type="string" office:string-value="[&quot;Emma te guide&quot;; ; ; ;&quot;Emma t'guide&quot;]">
            <text:p>["Emma te guide"; ; ; ;"Emma t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7], q, {q: "&lt;div class='left'&gt;Emma te guide&lt;/div&gt;&lt;div class='right'&gt;Emma t'guide&lt;/div&gt;", as: ["&lt;p class='adv'&gt;certainement&lt;/p&gt;&lt;/br &gt; Emma te guide","&lt;p class='adv'&gt;probablement&lt;/p&gt;&lt;/br &gt;Emma te guide", "&lt;p class='adv'&gt;probablement&lt;/p&gt;&lt;/br &gt;Emma t'guide", "&lt;p class='adv'&gt;certainement&lt;/p&gt;&lt;/br &gt;Emma t'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me guide</text:p>
          </table:table-cell>
          <table:table-cell office:value-type="string">
            <text:p>Emma m'guide</text:p>
          </table:table-cell>
          <table:table-cell table:style-name="ce1" table:formula="of:=CONCATENATE(&quot;[&quot;&quot;&quot;; [.G27]; &quot;&quot;&quot;; ; ; ;&quot;&quot;&quot;; [.H27]; &quot;&quot;&quot;]&quot;)" office:value-type="string" office:string-value="[&quot;Emma me guide&quot;; ; ; ;&quot;Emma m'guide&quot;]">
            <text:p>["Emma me guide"; ; ; ;"Emma m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7], q, {q: "&lt;div class='left'&gt;Emma me guide&lt;/div&gt;&lt;div class='right'&gt;Emma m'guide&lt;/div&gt;", as: ["&lt;p class='adv'&gt;certainement&lt;/p&gt;&lt;/br &gt; Emma me guide","&lt;p class='adv'&gt;probablement&lt;/p&gt;&lt;/br &gt;Emma me guide", "&lt;p class='adv'&gt;probablement&lt;/p&gt;&lt;/br &gt;Emma m'guide", "&lt;p class='adv'&gt;certainement&lt;/p&gt;&lt;/br &gt;Emma m'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te guidait</text:p>
          </table:table-cell>
          <table:table-cell office:value-type="string">
            <text:p>Emma t'guidait</text:p>
          </table:table-cell>
          <table:table-cell table:style-name="ce1" table:formula="of:=CONCATENATE(&quot;[&quot;&quot;&quot;; [.G28]; &quot;&quot;&quot;; ; ; ;&quot;&quot;&quot;; [.H28]; &quot;&quot;&quot;]&quot;)" office:value-type="string" office:string-value="[&quot;Emma te guidait&quot;; ; ; ;&quot;Emma t'guidait&quot;]">
            <text:p>["Emma te guidait"; ; ; ;"Emma t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7], q, {q: "&lt;div class='left'&gt;Emma te guidait&lt;/div&gt;&lt;div class='right'&gt;Emma t'guidait&lt;/div&gt;", as: ["&lt;p class='adv'&gt;certainement&lt;/p&gt;&lt;/br &gt; Emma te guidait","&lt;p class='adv'&gt;probablement&lt;/p&gt;&lt;/br &gt;Emma te guidait", "&lt;p class='adv'&gt;probablement&lt;/p&gt;&lt;/br &gt;Emma t'guidait", "&lt;p class='adv'&gt;certainement&lt;/p&gt;&lt;/br &gt;Emma t'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string">
            <text:p>Emma me guidait</text:p>
          </table:table-cell>
          <table:table-cell office:value-type="string">
            <text:p>Emma m'guidait</text:p>
          </table:table-cell>
          <table:table-cell table:style-name="ce1" table:formula="of:=CONCATENATE(&quot;[&quot;&quot;&quot;; [.G29]; &quot;&quot;&quot;; ; ; ;&quot;&quot;&quot;; [.H29]; &quot;&quot;&quot;]&quot;)" office:value-type="string" office:string-value="[&quot;Emma me guidait&quot;; ; ; ;&quot;Emma m'guidait&quot;]">
            <text:p>["Emma me guidait"; ; ; ;"Emma m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7], q, {q: "&lt;div class='left'&gt;Emma me guidait&lt;/div&gt;&lt;div class='right'&gt;Emma m'guidait&lt;/div&gt;", as: ["&lt;p class='adv'&gt;certainement&lt;/p&gt;&lt;/br &gt; Emma me guidait","&lt;p class='adv'&gt;probablement&lt;/p&gt;&lt;/br &gt;Emma me guidait", "&lt;p class='adv'&gt;probablement&lt;/p&gt;&lt;/br &gt;Emma m'guidait", "&lt;p class='adv'&gt;certainement&lt;/p&gt;&lt;/br &gt;Emma m'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te vante</text:p>
          </table:table-cell>
          <table:table-cell office:value-type="string">
            <text:p>Clara t'vante</text:p>
          </table:table-cell>
          <table:table-cell table:style-name="ce1" table:formula="of:=CONCATENATE(&quot;[&quot;&quot;&quot;; [.G30]; &quot;&quot;&quot;; ; ; ;&quot;&quot;&quot;; [.H30]; &quot;&quot;&quot;]&quot;)" office:value-type="string" office:string-value="[&quot;Clara te vante&quot;; ; ; ;&quot;Clara t'vante&quot;]">
            <text:p>["Clara te vante"; ; ; ;"Clara t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8], q, {q: "&lt;div class='left'&gt;Clara te vante&lt;/div&gt;&lt;div class='right'&gt;Clara t'vante&lt;/div&gt;", as: ["&lt;p class='adv'&gt;certainement&lt;/p&gt;&lt;/br &gt; Clara te vante","&lt;p class='adv'&gt;probablement&lt;/p&gt;&lt;/br &gt;Clara te vante", "&lt;p class='adv'&gt;probablement&lt;/p&gt;&lt;/br &gt;Clara t'vante", "&lt;p class='adv'&gt;certainement&lt;/p&gt;&lt;/br &gt;Clara t'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me vante</text:p>
          </table:table-cell>
          <table:table-cell office:value-type="string">
            <text:p>Clara m'vante</text:p>
          </table:table-cell>
          <table:table-cell table:style-name="ce1" table:formula="of:=CONCATENATE(&quot;[&quot;&quot;&quot;; [.G31]; &quot;&quot;&quot;; ; ; ;&quot;&quot;&quot;; [.H31]; &quot;&quot;&quot;]&quot;)" office:value-type="string" office:string-value="[&quot;Clara me vante&quot;; ; ; ;&quot;Clara m'vante&quot;]">
            <text:p>["Clara me vante"; ; ; ;"Clara m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8], q, {q: "&lt;div class='left'&gt;Clara me vante&lt;/div&gt;&lt;div class='right'&gt;Clara m'vante&lt;/div&gt;", as: ["&lt;p class='adv'&gt;certainement&lt;/p&gt;&lt;/br &gt; Clara me vante","&lt;p class='adv'&gt;probablement&lt;/p&gt;&lt;/br &gt;Clara me vante", "&lt;p class='adv'&gt;probablement&lt;/p&gt;&lt;/br &gt;Clara m'vante", "&lt;p class='adv'&gt;certainement&lt;/p&gt;&lt;/br &gt;Clara m'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te vantait</text:p>
          </table:table-cell>
          <table:table-cell office:value-type="string">
            <text:p>Clara t'vantait</text:p>
          </table:table-cell>
          <table:table-cell table:style-name="ce1" table:formula="of:=CONCATENATE(&quot;[&quot;&quot;&quot;; [.G32]; &quot;&quot;&quot;; ; ; ;&quot;&quot;&quot;; [.H32]; &quot;&quot;&quot;]&quot;)" office:value-type="string" office:string-value="[&quot;Clara te vantait&quot;; ; ; ;&quot;Clara t'vantait&quot;]">
            <text:p>["Clara te vantait"; ; ; ;"Clara t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8], q, {q: "&lt;div class='left'&gt;Clara te vantait&lt;/div&gt;&lt;div class='right'&gt;Clara t'vantait&lt;/div&gt;", as: ["&lt;p class='adv'&gt;certainement&lt;/p&gt;&lt;/br &gt; Clara te vantait","&lt;p class='adv'&gt;probablement&lt;/p&gt;&lt;/br &gt;Clara te vantait", "&lt;p class='adv'&gt;probablement&lt;/p&gt;&lt;/br &gt;Clara t'vantait", "&lt;p class='adv'&gt;certainement&lt;/p&gt;&lt;/br &gt;Clara t'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string">
            <text:p>Clara me vantait</text:p>
          </table:table-cell>
          <table:table-cell office:value-type="string">
            <text:p>Clara m'vantait</text:p>
          </table:table-cell>
          <table:table-cell table:style-name="ce1" table:formula="of:=CONCATENATE(&quot;[&quot;&quot;&quot;; [.G33]; &quot;&quot;&quot;; ; ; ;&quot;&quot;&quot;; [.H33]; &quot;&quot;&quot;]&quot;)" office:value-type="string" office:string-value="[&quot;Clara me vantait&quot;; ; ; ;&quot;Clara m'vantait&quot;]">
            <text:p>["Clara me vantait"; ; ; ;"Clara m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8], q, {q: "&lt;div class='left'&gt;Clara me vantait&lt;/div&gt;&lt;div class='right'&gt;Clara m'vantait&lt;/div&gt;", as: ["&lt;p class='adv'&gt;certainement&lt;/p&gt;&lt;/br &gt; Clara me vantait","&lt;p class='adv'&gt;probablement&lt;/p&gt;&lt;/br &gt;Clara me vantait", "&lt;p class='adv'&gt;probablement&lt;/p&gt;&lt;/br &gt;Clara m'vantait", "&lt;p class='adv'&gt;certainement&lt;/p&gt;&lt;/br &gt;Clara m'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te juge</text:p>
          </table:table-cell>
          <table:table-cell office:value-type="string">
            <text:p>Sarah t'juge</text:p>
          </table:table-cell>
          <table:table-cell table:style-name="ce1" table:formula="of:=CONCATENATE(&quot;[&quot;&quot;&quot;; [.G34]; &quot;&quot;&quot;; ; ; ;&quot;&quot;&quot;; [.H34]; &quot;&quot;&quot;]&quot;)" office:value-type="string" office:string-value="[&quot;Sarah te juge&quot;; ; ; ;&quot;Sarah t'juge&quot;]">
            <text:p>["Sarah te juge"; ; ; ;"Sarah t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9], q, {q: "&lt;div class='left'&gt;Sarah te juge&lt;/div&gt;&lt;div class='right'&gt;Sarah t'juge&lt;/div&gt;", as: ["&lt;p class='adv'&gt;certainement&lt;/p&gt;&lt;/br &gt; Sarah te juge","&lt;p class='adv'&gt;probablement&lt;/p&gt;&lt;/br &gt;Sarah te juge", "&lt;p class='adv'&gt;probablement&lt;/p&gt;&lt;/br &gt;Sarah t'juge", "&lt;p class='adv'&gt;certainement&lt;/p&gt;&lt;/br &gt;Sarah t'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me juge</text:p>
          </table:table-cell>
          <table:table-cell office:value-type="string">
            <text:p>Sarah m'juge</text:p>
          </table:table-cell>
          <table:table-cell table:style-name="ce1" table:formula="of:=CONCATENATE(&quot;[&quot;&quot;&quot;; [.G35]; &quot;&quot;&quot;; ; ; ;&quot;&quot;&quot;; [.H35]; &quot;&quot;&quot;]&quot;)" office:value-type="string" office:string-value="[&quot;Sarah me juge&quot;; ; ; ;&quot;Sarah m'juge&quot;]">
            <text:p>["Sarah me juge"; ; ; ;"Sarah m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9], q, {q: "&lt;div class='left'&gt;Sarah me juge&lt;/div&gt;&lt;div class='right'&gt;Sarah m'juge&lt;/div&gt;", as: ["&lt;p class='adv'&gt;certainement&lt;/p&gt;&lt;/br &gt; Sarah me juge","&lt;p class='adv'&gt;probablement&lt;/p&gt;&lt;/br &gt;Sarah me juge", "&lt;p class='adv'&gt;probablement&lt;/p&gt;&lt;/br &gt;Sarah m'juge", "&lt;p class='adv'&gt;certainement&lt;/p&gt;&lt;/br &gt;Sarah m'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te jugeait</text:p>
          </table:table-cell>
          <table:table-cell office:value-type="string">
            <text:p>Sarah t'jugeait</text:p>
          </table:table-cell>
          <table:table-cell table:style-name="ce1" table:formula="of:=CONCATENATE(&quot;[&quot;&quot;&quot;; [.G36]; &quot;&quot;&quot;; ; ; ;&quot;&quot;&quot;; [.H36]; &quot;&quot;&quot;]&quot;)" office:value-type="string" office:string-value="[&quot;Sarah te jugeait&quot;; ; ; ;&quot;Sarah t'jugeait&quot;]">
            <text:p>["Sarah te jugeait"; ; ; ;"Sarah t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9], q, {q: "&lt;div class='left'&gt;Sarah te jugeait&lt;/div&gt;&lt;div class='right'&gt;Sarah t'jugeait&lt;/div&gt;", as: ["&lt;p class='adv'&gt;certainement&lt;/p&gt;&lt;/br &gt; Sarah te jugeait","&lt;p class='adv'&gt;probablement&lt;/p&gt;&lt;/br &gt;Sarah te jugeait", "&lt;p class='adv'&gt;probablement&lt;/p&gt;&lt;/br &gt;Sarah t'jugeait", "&lt;p class='adv'&gt;certainement&lt;/p&gt;&lt;/br &gt;Sarah t'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string">
            <text:p>Sarah me jugeait</text:p>
          </table:table-cell>
          <table:table-cell office:value-type="string">
            <text:p>Sarah m'jugeait</text:p>
          </table:table-cell>
          <table:table-cell table:style-name="ce1" table:formula="of:=CONCATENATE(&quot;[&quot;&quot;&quot;; [.G37]; &quot;&quot;&quot;; ; ; ;&quot;&quot;&quot;; [.H37]; &quot;&quot;&quot;]&quot;)" office:value-type="string" office:string-value="[&quot;Sarah me jugeait&quot;; ; ; ;&quot;Sarah m'jugeait&quot;]">
            <text:p>["Sarah me jugeait"; ; ; ;"Sarah m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9], q, {q: "&lt;div class='left'&gt;Sarah me jugeait&lt;/div&gt;&lt;div class='right'&gt;Sarah m'jugeait&lt;/div&gt;", as: ["&lt;p class='adv'&gt;certainement&lt;/p&gt;&lt;/br &gt; Sarah me jugeait","&lt;p class='adv'&gt;probablement&lt;/p&gt;&lt;/br &gt;Sarah me jugeait", "&lt;p class='adv'&gt;probablement&lt;/p&gt;&lt;/br &gt;Sarah m'jugeait", "&lt;p class='adv'&gt;certainement&lt;/p&gt;&lt;/br &gt;Sarah m'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te vexe</text:p>
          </table:table-cell>
          <table:table-cell office:value-type="string">
            <text:p>Marie t'vexe</text:p>
          </table:table-cell>
          <table:table-cell table:style-name="ce1" table:formula="of:=CONCATENATE(&quot;[&quot;&quot;&quot;; [.G38]; &quot;&quot;&quot;; ; ; ;&quot;&quot;&quot;; [.H38]; &quot;&quot;&quot;]&quot;)" office:value-type="string" office:string-value="[&quot;Marie te vexe&quot;; ; ; ;&quot;Marie t'vexe&quot;]">
            <text:p>["Marie te vexe"; ; ; ;"Marie t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0], q, {q: "&lt;div class='left'&gt;Marie te vexe&lt;/div&gt;&lt;div class='right'&gt;Marie t'vexe&lt;/div&gt;", as: ["&lt;p class='adv'&gt;certainement&lt;/p&gt;&lt;/br &gt; Marie te vexe","&lt;p class='adv'&gt;probablement&lt;/p&gt;&lt;/br &gt;Marie te vexe", "&lt;p class='adv'&gt;probablement&lt;/p&gt;&lt;/br &gt;Marie t'vexe", "&lt;p class='adv'&gt;certainement&lt;/p&gt;&lt;/br &gt;Marie t'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me vexe</text:p>
          </table:table-cell>
          <table:table-cell office:value-type="string">
            <text:p>Marie m'vexe</text:p>
          </table:table-cell>
          <table:table-cell table:style-name="ce1" table:formula="of:=CONCATENATE(&quot;[&quot;&quot;&quot;; [.G39]; &quot;&quot;&quot;; ; ; ;&quot;&quot;&quot;; [.H39]; &quot;&quot;&quot;]&quot;)" office:value-type="string" office:string-value="[&quot;Marie me vexe&quot;; ; ; ;&quot;Marie m'vexe&quot;]">
            <text:p>["Marie me vexe"; ; ; ;"Marie m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0], q, {q: "&lt;div class='left'&gt;Marie me vexe&lt;/div&gt;&lt;div class='right'&gt;Marie m'vexe&lt;/div&gt;", as: ["&lt;p class='adv'&gt;certainement&lt;/p&gt;&lt;/br &gt; Marie me vexe","&lt;p class='adv'&gt;probablement&lt;/p&gt;&lt;/br &gt;Marie me vexe", "&lt;p class='adv'&gt;probablement&lt;/p&gt;&lt;/br &gt;Marie m'vexe", "&lt;p class='adv'&gt;certainement&lt;/p&gt;&lt;/br &gt;Marie m'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te vexait</text:p>
          </table:table-cell>
          <table:table-cell office:value-type="string">
            <text:p>Marie t'vexait</text:p>
          </table:table-cell>
          <table:table-cell table:style-name="ce1" table:formula="of:=CONCATENATE(&quot;[&quot;&quot;&quot;; [.G40]; &quot;&quot;&quot;; ; ; ;&quot;&quot;&quot;; [.H40]; &quot;&quot;&quot;]&quot;)" office:value-type="string" office:string-value="[&quot;Marie te vexait&quot;; ; ; ;&quot;Marie t'vexait&quot;]">
            <text:p>["Marie te vexait"; ; ; ;"Marie t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0], q, {q: "&lt;div class='left'&gt;Marie te vexait&lt;/div&gt;&lt;div class='right'&gt;Marie t'vexait&lt;/div&gt;", as: ["&lt;p class='adv'&gt;certainement&lt;/p&gt;&lt;/br &gt; Marie te vexait","&lt;p class='adv'&gt;probablement&lt;/p&gt;&lt;/br &gt;Marie te vexait", "&lt;p class='adv'&gt;probablement&lt;/p&gt;&lt;/br &gt;Marie t'vexait", "&lt;p class='adv'&gt;certainement&lt;/p&gt;&lt;/br &gt;Marie t'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Marie me vexait</text:p>
          </table:table-cell>
          <table:table-cell office:value-type="string">
            <text:p>Marie m'vexait</text:p>
          </table:table-cell>
          <table:table-cell table:style-name="ce1" table:formula="of:=CONCATENATE(&quot;[&quot;&quot;&quot;; [.G41]; &quot;&quot;&quot;; ; ; ;&quot;&quot;&quot;; [.H41]; &quot;&quot;&quot;]&quot;)" office:value-type="string" office:string-value="[&quot;Marie me vexait&quot;; ; ; ;&quot;Marie m'vexait&quot;]">
            <text:p>["Marie me vexait"; ; ; ;"Marie m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0], q, {q: "&lt;div class='left'&gt;Marie me vexait&lt;/div&gt;&lt;div class='right'&gt;Marie m'vexait&lt;/div&gt;", as: ["&lt;p class='adv'&gt;certainement&lt;/p&gt;&lt;/br &gt; Marie me vexait","&lt;p class='adv'&gt;probablement&lt;/p&gt;&lt;/br &gt;Marie me vexait", "&lt;p class='adv'&gt;probablement&lt;/p&gt;&lt;/br &gt;Marie m'vexait", "&lt;p class='adv'&gt;certainement&lt;/p&gt;&lt;/br &gt;Marie m'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te choque</text:p>
          </table:table-cell>
          <table:table-cell office:value-type="string">
            <text:p>Eva t'choque</text:p>
          </table:table-cell>
          <table:table-cell table:style-name="ce1" table:formula="of:=CONCATENATE(&quot;[&quot;&quot;&quot;; [.G42]; &quot;&quot;&quot;; ; ; ;&quot;&quot;&quot;; [.H42]; &quot;&quot;&quot;]&quot;)" office:value-type="string" office:string-value="[&quot;Eva te choque&quot;; ; ; ;&quot;Eva t'choque&quot;]">
            <text:p>["Eva te choque"; ; ; ;"Eva t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1], q, {q: "&lt;div class='left'&gt;Eva te choque&lt;/div&gt;&lt;div class='right'&gt;Eva t'choque&lt;/div&gt;", as: ["&lt;p class='adv'&gt;certainement&lt;/p&gt;&lt;/br &gt; Eva te choque","&lt;p class='adv'&gt;probablement&lt;/p&gt;&lt;/br &gt;Eva te choque", "&lt;p class='adv'&gt;probablement&lt;/p&gt;&lt;/br &gt;Eva t'choque", "&lt;p class='adv'&gt;certainement&lt;/p&gt;&lt;/br &gt;Eva t'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me choque</text:p>
          </table:table-cell>
          <table:table-cell office:value-type="string">
            <text:p>Eva m'choque</text:p>
          </table:table-cell>
          <table:table-cell table:style-name="ce1" table:formula="of:=CONCATENATE(&quot;[&quot;&quot;&quot;; [.G43]; &quot;&quot;&quot;; ; ; ;&quot;&quot;&quot;; [.H43]; &quot;&quot;&quot;]&quot;)" office:value-type="string" office:string-value="[&quot;Eva me choque&quot;; ; ; ;&quot;Eva m'choque&quot;]">
            <text:p>["Eva me choque"; ; ; ;"Eva m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1], q, {q: "&lt;div class='left'&gt;Eva me choque&lt;/div&gt;&lt;div class='right'&gt;Eva m'choque&lt;/div&gt;", as: ["&lt;p class='adv'&gt;certainement&lt;/p&gt;&lt;/br &gt; Eva me choque","&lt;p class='adv'&gt;probablement&lt;/p&gt;&lt;/br &gt;Eva me choque", "&lt;p class='adv'&gt;probablement&lt;/p&gt;&lt;/br &gt;Eva m'choque", "&lt;p class='adv'&gt;certainement&lt;/p&gt;&lt;/br &gt;Eva m'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te choquait</text:p>
          </table:table-cell>
          <table:table-cell office:value-type="string">
            <text:p>Eva t'choquait</text:p>
          </table:table-cell>
          <table:table-cell table:style-name="ce1" table:formula="of:=CONCATENATE(&quot;[&quot;&quot;&quot;; [.G44]; &quot;&quot;&quot;; ; ; ;&quot;&quot;&quot;; [.H44]; &quot;&quot;&quot;]&quot;)" office:value-type="string" office:string-value="[&quot;Eva te choquait&quot;; ; ; ;&quot;Eva t'choquait&quot;]">
            <text:p>["Eva te choquait"; ; ; ;"Eva t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1], q, {q: "&lt;div class='left'&gt;Eva te choquait&lt;/div&gt;&lt;div class='right'&gt;Eva t'choquait&lt;/div&gt;", as: ["&lt;p class='adv'&gt;certainement&lt;/p&gt;&lt;/br &gt; Eva te choquait","&lt;p class='adv'&gt;probablement&lt;/p&gt;&lt;/br &gt;Eva te choquait", "&lt;p class='adv'&gt;probablement&lt;/p&gt;&lt;/br &gt;Eva t'choquait", "&lt;p class='adv'&gt;certainement&lt;/p&gt;&lt;/br &gt;Eva t'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string">
            <text:p>Eva me choquait</text:p>
          </table:table-cell>
          <table:table-cell office:value-type="string">
            <text:p>Eva m'choquait</text:p>
          </table:table-cell>
          <table:table-cell table:style-name="ce1" table:formula="of:=CONCATENATE(&quot;[&quot;&quot;&quot;; [.G45]; &quot;&quot;&quot;; ; ; ;&quot;&quot;&quot;; [.H45]; &quot;&quot;&quot;]&quot;)" office:value-type="string" office:string-value="[&quot;Eva me choquait&quot;; ; ; ;&quot;Eva m'choquait&quot;]">
            <text:p>["Eva me choquait"; ; ; ;"Eva m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1], q, {q: "&lt;div class='left'&gt;Eva me choquait&lt;/div&gt;&lt;div class='right'&gt;Eva m'choquait&lt;/div&gt;", as: ["&lt;p class='adv'&gt;certainement&lt;/p&gt;&lt;/br &gt; Eva me choquait","&lt;p class='adv'&gt;probablement&lt;/p&gt;&lt;/br &gt;Eva me choquait", "&lt;p class='adv'&gt;probablement&lt;/p&gt;&lt;/br &gt;Eva m'choquait", "&lt;p class='adv'&gt;certainement&lt;/p&gt;&lt;/br &gt;Eva m'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te parle</text:p>
          </table:table-cell>
          <table:table-cell office:value-type="string">
            <text:p>Fanny t'parle</text:p>
          </table:table-cell>
          <table:table-cell table:style-name="ce1" table:formula="of:=CONCATENATE(&quot;[&quot;&quot;&quot;; [.G46]; &quot;&quot;&quot;; ; ; ;&quot;&quot;&quot;; [.H46]; &quot;&quot;&quot;]&quot;)" office:value-type="string" office:string-value="[&quot;Fanny te parle&quot;; ; ; ;&quot;Fanny t'parle&quot;]">
            <text:p>["Fanny te parle"; ; ; ;"Fanny t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1",12], q, {q: "&lt;div class='left'&gt;Fanny te parle&lt;/div&gt;&lt;div class='right'&gt;Fanny t'parle&lt;/div&gt;", as: ["&lt;p class='adv'&gt;certainement&lt;/p&gt;&lt;/br &gt; Fanny te parle","&lt;p class='adv'&gt;probablement&lt;/p&gt;&lt;/br &gt;Fanny te parle", "&lt;p class='adv'&gt;probablement&lt;/p&gt;&lt;/br &gt;Fanny t'parle", "&lt;p class='adv'&gt;certainement&lt;/p&gt;&lt;/br &gt;Fanny t'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me parle</text:p>
          </table:table-cell>
          <table:table-cell office:value-type="string">
            <text:p>Fanny m'parle</text:p>
          </table:table-cell>
          <table:table-cell table:style-name="ce1" table:formula="of:=CONCATENATE(&quot;[&quot;&quot;&quot;; [.G47]; &quot;&quot;&quot;; ; ; ;&quot;&quot;&quot;; [.H47]; &quot;&quot;&quot;]&quot;)" office:value-type="string" office:string-value="[&quot;Fanny me parle&quot;; ; ; ;&quot;Fanny m'parle&quot;]">
            <text:p>["Fanny me parle"; ; ; ;"Fanny m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1",12], q, {q: "&lt;div class='left'&gt;Fanny me parle&lt;/div&gt;&lt;div class='right'&gt;Fanny m'parle&lt;/div&gt;", as: ["&lt;p class='adv'&gt;certainement&lt;/p&gt;&lt;/br &gt; Fanny me parle","&lt;p class='adv'&gt;probablement&lt;/p&gt;&lt;/br &gt;Fanny me parle", "&lt;p class='adv'&gt;probablement&lt;/p&gt;&lt;/br &gt;Fanny m'parle", "&lt;p class='adv'&gt;certainement&lt;/p&gt;&lt;/br &gt;Fanny m'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te parlait</text:p>
          </table:table-cell>
          <table:table-cell office:value-type="string">
            <text:p>Fanny t'parlait</text:p>
          </table:table-cell>
          <table:table-cell table:style-name="ce1" table:formula="of:=CONCATENATE(&quot;[&quot;&quot;&quot;; [.G48]; &quot;&quot;&quot;; ; ; ;&quot;&quot;&quot;; [.H48]; &quot;&quot;&quot;]&quot;)" office:value-type="string" office:string-value="[&quot;Fanny te parlait&quot;; ; ; ;&quot;Fanny t'parlait&quot;]">
            <text:p>["Fanny te parlait"; ; ; ;"Fanny t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1",12], q, {q: "&lt;div class='left'&gt;Fanny te parlait&lt;/div&gt;&lt;div class='right'&gt;Fanny t'parlait&lt;/div&gt;", as: ["&lt;p class='adv'&gt;certainement&lt;/p&gt;&lt;/br &gt; Fanny te parlait","&lt;p class='adv'&gt;probablement&lt;/p&gt;&lt;/br &gt;Fanny te parlait", "&lt;p class='adv'&gt;probablement&lt;/p&gt;&lt;/br &gt;Fanny t'parlait", "&lt;p class='adv'&gt;certainement&lt;/p&gt;&lt;/br &gt;Fanny t'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string">
            <text:p>Fanny me parlait</text:p>
          </table:table-cell>
          <table:table-cell office:value-type="string">
            <text:p>Fanny m'parlait</text:p>
          </table:table-cell>
          <table:table-cell table:style-name="ce1" table:formula="of:=CONCATENATE(&quot;[&quot;&quot;&quot;; [.G49]; &quot;&quot;&quot;; ; ; ;&quot;&quot;&quot;; [.H49]; &quot;&quot;&quot;]&quot;)" office:value-type="string" office:string-value="[&quot;Fanny me parlait&quot;; ; ; ;&quot;Fanny m'parlait&quot;]">
            <text:p>["Fanny me parlait"; ; ; ;"Fanny m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1",12], q, {q: "&lt;div class='left'&gt;Fanny me parlait&lt;/div&gt;&lt;div class='right'&gt;Fanny m'parlait&lt;/div&gt;", as: ["&lt;p class='adv'&gt;certainement&lt;/p&gt;&lt;/br &gt; Fanny me parlait","&lt;p class='adv'&gt;probablement&lt;/p&gt;&lt;/br &gt;Fanny me parlait", "&lt;p class='adv'&gt;probablement&lt;/p&gt;&lt;/br &gt;Fanny m'parlait", "&lt;p class='adv'&gt;certainement&lt;/p&gt;&lt;/br &gt;Fanny m'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te fâche</text:p>
          </table:table-cell>
          <table:table-cell office:value-type="string">
            <text:p>Christophe t'fâche</text:p>
          </table:table-cell>
          <table:table-cell table:style-name="ce1" table:formula="of:=CONCATENATE(&quot;[&quot;&quot;&quot;; [.G50]; &quot;&quot;&quot;; ; ; ;&quot;&quot;&quot;; [.H50]; &quot;&quot;&quot;]&quot;)" office:value-type="string" office:string-value="[&quot;Christophe te fâche&quot;; ; ; ;&quot;Christophe t'fâche&quot;]">
            <text:p>["Christophe te fâche"; ; ; ;"Christophe t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3], q, {q: "&lt;div class='left'&gt;Christophe te fâche&lt;/div&gt;&lt;div class='right'&gt;Christophe t'fâche&lt;/div&gt;", as: ["&lt;p class='adv'&gt;certainement&lt;/p&gt;&lt;/br &gt; Christophe te fâche","&lt;p class='adv'&gt;probablement&lt;/p&gt;&lt;/br &gt;Christophe te fâche", "&lt;p class='adv'&gt;probablement&lt;/p&gt;&lt;/br &gt;Christophe t'fâche", "&lt;p class='adv'&gt;certainement&lt;/p&gt;&lt;/br &gt;Christophe t'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me fâche</text:p>
          </table:table-cell>
          <table:table-cell office:value-type="string">
            <text:p>Christophe m'fâche</text:p>
          </table:table-cell>
          <table:table-cell table:style-name="ce1" table:formula="of:=CONCATENATE(&quot;[&quot;&quot;&quot;; [.G51]; &quot;&quot;&quot;; ; ; ;&quot;&quot;&quot;; [.H51]; &quot;&quot;&quot;]&quot;)" office:value-type="string" office:string-value="[&quot;Christophe me fâche&quot;; ; ; ;&quot;Christophe m'fâche&quot;]">
            <text:p>["Christophe me fâche"; ; ; ;"Christophe m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3], q, {q: "&lt;div class='left'&gt;Christophe me fâche&lt;/div&gt;&lt;div class='right'&gt;Christophe m'fâche&lt;/div&gt;", as: ["&lt;p class='adv'&gt;certainement&lt;/p&gt;&lt;/br &gt; Christophe me fâche","&lt;p class='adv'&gt;probablement&lt;/p&gt;&lt;/br &gt;Christophe me fâche", "&lt;p class='adv'&gt;probablement&lt;/p&gt;&lt;/br &gt;Christophe m'fâche", "&lt;p class='adv'&gt;certainement&lt;/p&gt;&lt;/br &gt;Christophe m'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te fâchait</text:p>
          </table:table-cell>
          <table:table-cell office:value-type="string">
            <text:p>Christophe t'fâchait</text:p>
          </table:table-cell>
          <table:table-cell table:style-name="ce1" table:formula="of:=CONCATENATE(&quot;[&quot;&quot;&quot;; [.G52]; &quot;&quot;&quot;; ; ; ;&quot;&quot;&quot;; [.H52]; &quot;&quot;&quot;]&quot;)" office:value-type="string" office:string-value="[&quot;Christophe te fâchait&quot;; ; ; ;&quot;Christophe t'fâchait&quot;]">
            <text:p>["Christophe te fâchait"; ; ; ;"Christophe t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3], q, {q: "&lt;div class='left'&gt;Christophe te fâchait&lt;/div&gt;&lt;div class='right'&gt;Christophe t'fâchait&lt;/div&gt;", as: ["&lt;p class='adv'&gt;certainement&lt;/p&gt;&lt;/br &gt; Christophe te fâchait","&lt;p class='adv'&gt;probablement&lt;/p&gt;&lt;/br &gt;Christophe te fâchait", "&lt;p class='adv'&gt;probablement&lt;/p&gt;&lt;/br &gt;Christophe t'fâchait", "&lt;p class='adv'&gt;certainement&lt;/p&gt;&lt;/br &gt;Christophe t'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string">
            <text:p>Christophe me fâchait</text:p>
          </table:table-cell>
          <table:table-cell office:value-type="string">
            <text:p>Christophe m'fâchait</text:p>
          </table:table-cell>
          <table:table-cell table:style-name="ce1" table:formula="of:=CONCATENATE(&quot;[&quot;&quot;&quot;; [.G53]; &quot;&quot;&quot;; ; ; ;&quot;&quot;&quot;; [.H53]; &quot;&quot;&quot;]&quot;)" office:value-type="string" office:string-value="[&quot;Christophe me fâchait&quot;; ; ; ;&quot;Christophe m'fâchait&quot;]">
            <text:p>["Christophe me fâchait"; ; ; ;"Christophe m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3], q, {q: "&lt;div class='left'&gt;Christophe me fâchait&lt;/div&gt;&lt;div class='right'&gt;Christophe m'fâchait&lt;/div&gt;", as: ["&lt;p class='adv'&gt;certainement&lt;/p&gt;&lt;/br &gt; Christophe me fâchait","&lt;p class='adv'&gt;probablement&lt;/p&gt;&lt;/br &gt;Christophe me fâchait", "&lt;p class='adv'&gt;probablement&lt;/p&gt;&lt;/br &gt;Christophe m'fâchait", "&lt;p class='adv'&gt;certainement&lt;/p&gt;&lt;/br &gt;Christophe m'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te cite</text:p>
          </table:table-cell>
          <table:table-cell office:value-type="string">
            <text:p>Maurice t'cite</text:p>
          </table:table-cell>
          <table:table-cell table:style-name="ce1" table:formula="of:=CONCATENATE(&quot;[&quot;&quot;&quot;; [.G54]; &quot;&quot;&quot;; ; ; ;&quot;&quot;&quot;; [.H54]; &quot;&quot;&quot;]&quot;)" office:value-type="string" office:string-value="[&quot;Maurice te cite&quot;; ; ; ;&quot;Maurice t'cite&quot;]">
            <text:p>["Maurice te cite"; ; ; ;"Maurice t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4], q, {q: "&lt;div class='left'&gt;Maurice te cite&lt;/div&gt;&lt;div class='right'&gt;Maurice t'cite&lt;/div&gt;", as: ["&lt;p class='adv'&gt;certainement&lt;/p&gt;&lt;/br &gt; Maurice te cite","&lt;p class='adv'&gt;probablement&lt;/p&gt;&lt;/br &gt;Maurice te cite", "&lt;p class='adv'&gt;probablement&lt;/p&gt;&lt;/br &gt;Maurice t'cite", "&lt;p class='adv'&gt;certainement&lt;/p&gt;&lt;/br &gt;Maurice t'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me cite</text:p>
          </table:table-cell>
          <table:table-cell office:value-type="string">
            <text:p>Maurice m'cite</text:p>
          </table:table-cell>
          <table:table-cell table:style-name="ce1" table:formula="of:=CONCATENATE(&quot;[&quot;&quot;&quot;; [.G55]; &quot;&quot;&quot;; ; ; ;&quot;&quot;&quot;; [.H55]; &quot;&quot;&quot;]&quot;)" office:value-type="string" office:string-value="[&quot;Maurice me cite&quot;; ; ; ;&quot;Maurice m'cite&quot;]">
            <text:p>["Maurice me cite"; ; ; ;"Maurice m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4], q, {q: "&lt;div class='left'&gt;Maurice me cite&lt;/div&gt;&lt;div class='right'&gt;Maurice m'cite&lt;/div&gt;", as: ["&lt;p class='adv'&gt;certainement&lt;/p&gt;&lt;/br &gt; Maurice me cite","&lt;p class='adv'&gt;probablement&lt;/p&gt;&lt;/br &gt;Maurice me cite", "&lt;p class='adv'&gt;probablement&lt;/p&gt;&lt;/br &gt;Maurice m'cite", "&lt;p class='adv'&gt;certainement&lt;/p&gt;&lt;/br &gt;Maurice m'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te citait</text:p>
          </table:table-cell>
          <table:table-cell office:value-type="string">
            <text:p>Maurice t'citait</text:p>
          </table:table-cell>
          <table:table-cell table:style-name="ce1" table:formula="of:=CONCATENATE(&quot;[&quot;&quot;&quot;; [.G56]; &quot;&quot;&quot;; ; ; ;&quot;&quot;&quot;; [.H56]; &quot;&quot;&quot;]&quot;)" office:value-type="string" office:string-value="[&quot;Maurice te citait&quot;; ; ; ;&quot;Maurice t'citait&quot;]">
            <text:p>["Maurice te citait"; ; ; ;"Maurice t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4], q, {q: "&lt;div class='left'&gt;Maurice te citait&lt;/div&gt;&lt;div class='right'&gt;Maurice t'citait&lt;/div&gt;", as: ["&lt;p class='adv'&gt;certainement&lt;/p&gt;&lt;/br &gt; Maurice te citait","&lt;p class='adv'&gt;probablement&lt;/p&gt;&lt;/br &gt;Maurice te citait", "&lt;p class='adv'&gt;probablement&lt;/p&gt;&lt;/br &gt;Maurice t'citait", "&lt;p class='adv'&gt;certainement&lt;/p&gt;&lt;/br &gt;Maurice t'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Maurice me citait</text:p>
          </table:table-cell>
          <table:table-cell office:value-type="string">
            <text:p>Maurice m'citait</text:p>
          </table:table-cell>
          <table:table-cell table:style-name="ce1" table:formula="of:=CONCATENATE(&quot;[&quot;&quot;&quot;; [.G57]; &quot;&quot;&quot;; ; ; ;&quot;&quot;&quot;; [.H57]; &quot;&quot;&quot;]&quot;)" office:value-type="string" office:string-value="[&quot;Maurice me citait&quot;; ; ; ;&quot;Maurice m'citait&quot;]">
            <text:p>["Maurice me citait"; ; ; ;"Maurice m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4], q, {q: "&lt;div class='left'&gt;Maurice me citait&lt;/div&gt;&lt;div class='right'&gt;Maurice m'citait&lt;/div&gt;", as: ["&lt;p class='adv'&gt;certainement&lt;/p&gt;&lt;/br &gt; Maurice me citait","&lt;p class='adv'&gt;probablement&lt;/p&gt;&lt;/br &gt;Maurice me citait", "&lt;p class='adv'&gt;probablement&lt;/p&gt;&lt;/br &gt;Maurice m'citait", "&lt;p class='adv'&gt;certainement&lt;/p&gt;&lt;/br &gt;Maurice m'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te pèse</text:p>
          </table:table-cell>
          <table:table-cell office:value-type="string">
            <text:p>Loïc t'pèse</text:p>
          </table:table-cell>
          <table:table-cell table:style-name="ce1" table:formula="of:=CONCATENATE(&quot;[&quot;&quot;&quot;; [.G58]; &quot;&quot;&quot;; ; ; ;&quot;&quot;&quot;; [.H58]; &quot;&quot;&quot;]&quot;)" office:value-type="string" office:string-value="[&quot;Loïc te pèse&quot;; ; ; ;&quot;Loïc t'pèse&quot;]">
            <text:p>["Loïc te pèse"; ; ; ;"Loïc t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5], q, {q: "&lt;div class='left'&gt;Loïc te pèse&lt;/div&gt;&lt;div class='right'&gt;Loïc t'pèse&lt;/div&gt;", as: ["&lt;p class='adv'&gt;certainement&lt;/p&gt;&lt;/br &gt; Loïc te pèse","&lt;p class='adv'&gt;probablement&lt;/p&gt;&lt;/br &gt;Loïc te pèse", "&lt;p class='adv'&gt;probablement&lt;/p&gt;&lt;/br &gt;Loïc t'pèse", "&lt;p class='adv'&gt;certainement&lt;/p&gt;&lt;/br &gt;Loïc t'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me pèse</text:p>
          </table:table-cell>
          <table:table-cell office:value-type="string">
            <text:p>Loïc m'pèse</text:p>
          </table:table-cell>
          <table:table-cell table:style-name="ce1" table:formula="of:=CONCATENATE(&quot;[&quot;&quot;&quot;; [.G59]; &quot;&quot;&quot;; ; ; ;&quot;&quot;&quot;; [.H59]; &quot;&quot;&quot;]&quot;)" office:value-type="string" office:string-value="[&quot;Loïc me pèse&quot;; ; ; ;&quot;Loïc m'pèse&quot;]">
            <text:p>["Loïc me pèse"; ; ; ;"Loïc m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5], q, {q: "&lt;div class='left'&gt;Loïc me pèse&lt;/div&gt;&lt;div class='right'&gt;Loïc m'pèse&lt;/div&gt;", as: ["&lt;p class='adv'&gt;certainement&lt;/p&gt;&lt;/br &gt; Loïc me pèse","&lt;p class='adv'&gt;probablement&lt;/p&gt;&lt;/br &gt;Loïc me pèse", "&lt;p class='adv'&gt;probablement&lt;/p&gt;&lt;/br &gt;Loïc m'pèse", "&lt;p class='adv'&gt;certainement&lt;/p&gt;&lt;/br &gt;Loïc m'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te pesait</text:p>
          </table:table-cell>
          <table:table-cell office:value-type="string">
            <text:p>Loïc t'pesait</text:p>
          </table:table-cell>
          <table:table-cell table:style-name="ce1" table:formula="of:=CONCATENATE(&quot;[&quot;&quot;&quot;; [.G60]; &quot;&quot;&quot;; ; ; ;&quot;&quot;&quot;; [.H60]; &quot;&quot;&quot;]&quot;)" office:value-type="string" office:string-value="[&quot;Loïc te pesait&quot;; ; ; ;&quot;Loïc t'pesait&quot;]">
            <text:p>["Loïc te pesait"; ; ; ;"Loïc t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5], q, {q: "&lt;div class='left'&gt;Loïc te pesait&lt;/div&gt;&lt;div class='right'&gt;Loïc t'pesait&lt;/div&gt;", as: ["&lt;p class='adv'&gt;certainement&lt;/p&gt;&lt;/br &gt; Loïc te pesait","&lt;p class='adv'&gt;probablement&lt;/p&gt;&lt;/br &gt;Loïc te pesait", "&lt;p class='adv'&gt;probablement&lt;/p&gt;&lt;/br &gt;Loïc t'pesait", "&lt;p class='adv'&gt;certainement&lt;/p&gt;&lt;/br &gt;Loïc t'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string">
            <text:p>Loïc me pesait</text:p>
          </table:table-cell>
          <table:table-cell office:value-type="string">
            <text:p>Loïc m'pesait</text:p>
          </table:table-cell>
          <table:table-cell table:style-name="ce1" table:formula="of:=CONCATENATE(&quot;[&quot;&quot;&quot;; [.G61]; &quot;&quot;&quot;; ; ; ;&quot;&quot;&quot;; [.H61]; &quot;&quot;&quot;]&quot;)" office:value-type="string" office:string-value="[&quot;Loïc me pesait&quot;; ; ; ;&quot;Loïc m'pesait&quot;]">
            <text:p>["Loïc me pesait"; ; ; ;"Loïc m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5], q, {q: "&lt;div class='left'&gt;Loïc me pesait&lt;/div&gt;&lt;div class='right'&gt;Loïc m'pesait&lt;/div&gt;", as: ["&lt;p class='adv'&gt;certainement&lt;/p&gt;&lt;/br &gt; Loïc me pesait","&lt;p class='adv'&gt;probablement&lt;/p&gt;&lt;/br &gt;Loïc me pesait", "&lt;p class='adv'&gt;probablement&lt;/p&gt;&lt;/br &gt;Loïc m'pesait", "&lt;p class='adv'&gt;certainement&lt;/p&gt;&lt;/br &gt;Loïc m'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te sauve</text:p>
          </table:table-cell>
          <table:table-cell office:value-type="string">
            <text:p>Mathis t'sauve</text:p>
          </table:table-cell>
          <table:table-cell table:style-name="ce1" table:formula="of:=CONCATENATE(&quot;[&quot;&quot;&quot;; [.G62]; &quot;&quot;&quot;; ; ; ;&quot;&quot;&quot;; [.H62]; &quot;&quot;&quot;]&quot;)" office:value-type="string" office:string-value="[&quot;Mathis te sauve&quot;; ; ; ;&quot;Mathis t'sauve&quot;]">
            <text:p>["Mathis te sauve"; ; ; ;"Mathis t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6], q, {q: "&lt;div class='left'&gt;Mathis te sauve&lt;/div&gt;&lt;div class='right'&gt;Mathis t'sauve&lt;/div&gt;", as: ["&lt;p class='adv'&gt;certainement&lt;/p&gt;&lt;/br &gt; Mathis te sauve","&lt;p class='adv'&gt;probablement&lt;/p&gt;&lt;/br &gt;Mathis te sauve", "&lt;p class='adv'&gt;probablement&lt;/p&gt;&lt;/br &gt;Mathis t'sauve", "&lt;p class='adv'&gt;certainement&lt;/p&gt;&lt;/br &gt;Mathis t'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me sauve</text:p>
          </table:table-cell>
          <table:table-cell office:value-type="string">
            <text:p>Mathis m'sauve</text:p>
          </table:table-cell>
          <table:table-cell table:style-name="ce1" table:formula="of:=CONCATENATE(&quot;[&quot;&quot;&quot;; [.G63]; &quot;&quot;&quot;; ; ; ;&quot;&quot;&quot;; [.H63]; &quot;&quot;&quot;]&quot;)" office:value-type="string" office:string-value="[&quot;Mathis me sauve&quot;; ; ; ;&quot;Mathis m'sauve&quot;]">
            <text:p>["Mathis me sauve"; ; ; ;"Mathis m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6], q, {q: "&lt;div class='left'&gt;Mathis me sauve&lt;/div&gt;&lt;div class='right'&gt;Mathis m'sauve&lt;/div&gt;", as: ["&lt;p class='adv'&gt;certainement&lt;/p&gt;&lt;/br &gt; Mathis me sauve","&lt;p class='adv'&gt;probablement&lt;/p&gt;&lt;/br &gt;Mathis me sauve", "&lt;p class='adv'&gt;probablement&lt;/p&gt;&lt;/br &gt;Mathis m'sauve", "&lt;p class='adv'&gt;certainement&lt;/p&gt;&lt;/br &gt;Mathis m'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te sauvait</text:p>
          </table:table-cell>
          <table:table-cell office:value-type="string">
            <text:p>Mathis t'sauvait</text:p>
          </table:table-cell>
          <table:table-cell table:style-name="ce1" table:formula="of:=CONCATENATE(&quot;[&quot;&quot;&quot;; [.G64]; &quot;&quot;&quot;; ; ; ;&quot;&quot;&quot;; [.H64]; &quot;&quot;&quot;]&quot;)" office:value-type="string" office:string-value="[&quot;Mathis te sauvait&quot;; ; ; ;&quot;Mathis t'sauvait&quot;]">
            <text:p>["Mathis te sauvait"; ; ; ;"Mathis t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6], q, {q: "&lt;div class='left'&gt;Mathis te sauvait&lt;/div&gt;&lt;div class='right'&gt;Mathis t'sauvait&lt;/div&gt;", as: ["&lt;p class='adv'&gt;certainement&lt;/p&gt;&lt;/br &gt; Mathis te sauvait","&lt;p class='adv'&gt;probablement&lt;/p&gt;&lt;/br &gt;Mathis te sauvait", "&lt;p class='adv'&gt;probablement&lt;/p&gt;&lt;/br &gt;Mathis t'sauvait", "&lt;p class='adv'&gt;certainement&lt;/p&gt;&lt;/br &gt;Mathis t'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Mathis me sauvait</text:p>
          </table:table-cell>
          <table:table-cell office:value-type="string">
            <text:p>Mathis m'sauvait</text:p>
          </table:table-cell>
          <table:table-cell table:style-name="ce1" table:formula="of:=CONCATENATE(&quot;[&quot;&quot;&quot;; [.G65]; &quot;&quot;&quot;; ; ; ;&quot;&quot;&quot;; [.H65]; &quot;&quot;&quot;]&quot;)" office:value-type="string" office:string-value="[&quot;Mathis me sauvait&quot;; ; ; ;&quot;Mathis m'sauvait&quot;]">
            <text:p>["Mathis me sauvait"; ; ; ;"Mathis m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6], q, {q: "&lt;div class='left'&gt;Mathis me sauvait&lt;/div&gt;&lt;div class='right'&gt;Mathis m'sauvait&lt;/div&gt;", as: ["&lt;p class='adv'&gt;certainement&lt;/p&gt;&lt;/br &gt; Mathis me sauvait","&lt;p class='adv'&gt;probablement&lt;/p&gt;&lt;/br &gt;Mathis me sauvait", "&lt;p class='adv'&gt;probablement&lt;/p&gt;&lt;/br &gt;Mathis m'sauvait", "&lt;p class='adv'&gt;certainement&lt;/p&gt;&lt;/br &gt;Mathis m'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te pique</text:p>
          </table:table-cell>
          <table:table-cell office:value-type="string">
            <text:p>Éric t'pique</text:p>
          </table:table-cell>
          <table:table-cell table:style-name="ce1" table:formula="of:=CONCATENATE(&quot;[&quot;&quot;&quot;; [.G66]; &quot;&quot;&quot;; ; ; ;&quot;&quot;&quot;; [.H66]; &quot;&quot;&quot;]&quot;)" office:value-type="string" office:string-value="[&quot;Éric te pique&quot;; ; ; ;&quot;Éric t'pique&quot;]">
            <text:p>["Éric te pique"; ; ; ;"Éric t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7], q, {q: "&lt;div class='left'&gt;Éric te pique&lt;/div&gt;&lt;div class='right'&gt;Éric t'pique&lt;/div&gt;", as: ["&lt;p class='adv'&gt;certainement&lt;/p&gt;&lt;/br &gt; Éric te pique","&lt;p class='adv'&gt;probablement&lt;/p&gt;&lt;/br &gt;Éric te pique", "&lt;p class='adv'&gt;probablement&lt;/p&gt;&lt;/br &gt;Éric t'pique", "&lt;p class='adv'&gt;certainement&lt;/p&gt;&lt;/br &gt;Éric t'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me pique</text:p>
          </table:table-cell>
          <table:table-cell office:value-type="string">
            <text:p>Éric m'pique</text:p>
          </table:table-cell>
          <table:table-cell table:style-name="ce1" table:formula="of:=CONCATENATE(&quot;[&quot;&quot;&quot;; [.G67]; &quot;&quot;&quot;; ; ; ;&quot;&quot;&quot;; [.H67]; &quot;&quot;&quot;]&quot;)" office:value-type="string" office:string-value="[&quot;Éric me pique&quot;; ; ; ;&quot;Éric m'pique&quot;]">
            <text:p>["Éric me pique"; ; ; ;"Éric m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7], q, {q: "&lt;div class='left'&gt;Éric me pique&lt;/div&gt;&lt;div class='right'&gt;Éric m'pique&lt;/div&gt;", as: ["&lt;p class='adv'&gt;certainement&lt;/p&gt;&lt;/br &gt; Éric me pique","&lt;p class='adv'&gt;probablement&lt;/p&gt;&lt;/br &gt;Éric me pique", "&lt;p class='adv'&gt;probablement&lt;/p&gt;&lt;/br &gt;Éric m'pique", "&lt;p class='adv'&gt;certainement&lt;/p&gt;&lt;/br &gt;Éric m'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te piquait</text:p>
          </table:table-cell>
          <table:table-cell office:value-type="string">
            <text:p>Éric t'piquait</text:p>
          </table:table-cell>
          <table:table-cell table:style-name="ce1" table:formula="of:=CONCATENATE(&quot;[&quot;&quot;&quot;; [.G68]; &quot;&quot;&quot;; ; ; ;&quot;&quot;&quot;; [.H68]; &quot;&quot;&quot;]&quot;)" office:value-type="string" office:string-value="[&quot;Éric te piquait&quot;; ; ; ;&quot;Éric t'piquait&quot;]">
            <text:p>["Éric te piquait"; ; ; ;"Éric t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7], q, {q: "&lt;div class='left'&gt;Éric te piquait&lt;/div&gt;&lt;div class='right'&gt;Éric t'piquait&lt;/div&gt;", as: ["&lt;p class='adv'&gt;certainement&lt;/p&gt;&lt;/br &gt; Éric te piquait","&lt;p class='adv'&gt;probablement&lt;/p&gt;&lt;/br &gt;Éric te piquait", "&lt;p class='adv'&gt;probablement&lt;/p&gt;&lt;/br &gt;Éric t'piquait", "&lt;p class='adv'&gt;certainement&lt;/p&gt;&lt;/br &gt;Éric t'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string">
            <text:p>Éric me piquait</text:p>
          </table:table-cell>
          <table:table-cell office:value-type="string">
            <text:p>Éric m'piquait</text:p>
          </table:table-cell>
          <table:table-cell table:style-name="ce1" table:formula="of:=CONCATENATE(&quot;[&quot;&quot;&quot;; [.G69]; &quot;&quot;&quot;; ; ; ;&quot;&quot;&quot;; [.H69]; &quot;&quot;&quot;]&quot;)" office:value-type="string" office:string-value="[&quot;Éric me piquait&quot;; ; ; ;&quot;Éric m'piquait&quot;]">
            <text:p>["Éric me piquait"; ; ; ;"Éric m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7], q, {q: "&lt;div class='left'&gt;Éric me piquait&lt;/div&gt;&lt;div class='right'&gt;Éric m'piquait&lt;/div&gt;", as: ["&lt;p class='adv'&gt;certainement&lt;/p&gt;&lt;/br &gt; Éric me piquait","&lt;p class='adv'&gt;probablement&lt;/p&gt;&lt;/br &gt;Éric me piquait", "&lt;p class='adv'&gt;probablement&lt;/p&gt;&lt;/br &gt;Éric m'piquait", "&lt;p class='adv'&gt;certainement&lt;/p&gt;&lt;/br &gt;Éric m'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te gêne</text:p>
          </table:table-cell>
          <table:table-cell office:value-type="string">
            <text:p>Cédric t'gêne</text:p>
          </table:table-cell>
          <table:table-cell table:style-name="ce1" table:formula="of:=CONCATENATE(&quot;[&quot;&quot;&quot;; [.G70]; &quot;&quot;&quot;; ; ; ;&quot;&quot;&quot;; [.H70]; &quot;&quot;&quot;]&quot;)" office:value-type="string" office:string-value="[&quot;Cédric te gêne&quot;; ; ; ;&quot;Cédric t'gêne&quot;]">
            <text:p>["Cédric te gêne"; ; ; ;"Cédric t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8], q, {q: "&lt;div class='left'&gt;Cédric te gêne&lt;/div&gt;&lt;div class='right'&gt;Cédric t'gêne&lt;/div&gt;", as: ["&lt;p class='adv'&gt;certainement&lt;/p&gt;&lt;/br &gt; Cédric te gêne","&lt;p class='adv'&gt;probablement&lt;/p&gt;&lt;/br &gt;Cédric te gêne", "&lt;p class='adv'&gt;probablement&lt;/p&gt;&lt;/br &gt;Cédric t'gêne", "&lt;p class='adv'&gt;certainement&lt;/p&gt;&lt;/br &gt;Cédric t'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me gêne</text:p>
          </table:table-cell>
          <table:table-cell office:value-type="string">
            <text:p>Cédric m'gêne</text:p>
          </table:table-cell>
          <table:table-cell table:style-name="ce1" table:formula="of:=CONCATENATE(&quot;[&quot;&quot;&quot;; [.G71]; &quot;&quot;&quot;; ; ; ;&quot;&quot;&quot;; [.H71]; &quot;&quot;&quot;]&quot;)" office:value-type="string" office:string-value="[&quot;Cédric me gêne&quot;; ; ; ;&quot;Cédric m'gêne&quot;]">
            <text:p>["Cédric me gêne"; ; ; ;"Cédric m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8], q, {q: "&lt;div class='left'&gt;Cédric me gêne&lt;/div&gt;&lt;div class='right'&gt;Cédric m'gêne&lt;/div&gt;", as: ["&lt;p class='adv'&gt;certainement&lt;/p&gt;&lt;/br &gt; Cédric me gêne","&lt;p class='adv'&gt;probablement&lt;/p&gt;&lt;/br &gt;Cédric me gêne", "&lt;p class='adv'&gt;probablement&lt;/p&gt;&lt;/br &gt;Cédric m'gêne", "&lt;p class='adv'&gt;certainement&lt;/p&gt;&lt;/br &gt;Cédric m'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te gênait</text:p>
          </table:table-cell>
          <table:table-cell office:value-type="string">
            <text:p>Cédric t'gênait</text:p>
          </table:table-cell>
          <table:table-cell table:style-name="ce1" table:formula="of:=CONCATENATE(&quot;[&quot;&quot;&quot;; [.G72]; &quot;&quot;&quot;; ; ; ;&quot;&quot;&quot;; [.H72]; &quot;&quot;&quot;]&quot;)" office:value-type="string" office:string-value="[&quot;Cédric te gênait&quot;; ; ; ;&quot;Cédric t'gênait&quot;]">
            <text:p>["Cédric te gênait"; ; ; ;"Cédric t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8], q, {q: "&lt;div class='left'&gt;Cédric te gênait&lt;/div&gt;&lt;div class='right'&gt;Cédric t'gênait&lt;/div&gt;", as: ["&lt;p class='adv'&gt;certainement&lt;/p&gt;&lt;/br &gt; Cédric te gênait","&lt;p class='adv'&gt;probablement&lt;/p&gt;&lt;/br &gt;Cédric te gênait", "&lt;p class='adv'&gt;probablement&lt;/p&gt;&lt;/br &gt;Cédric t'gênait", "&lt;p class='adv'&gt;certainement&lt;/p&gt;&lt;/br &gt;Cédric t'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string">
            <text:p>Cédric me gênait</text:p>
          </table:table-cell>
          <table:table-cell office:value-type="string">
            <text:p>Cédric m'gênait</text:p>
          </table:table-cell>
          <table:table-cell table:style-name="ce1" table:formula="of:=CONCATENATE(&quot;[&quot;&quot;&quot;; [.G73]; &quot;&quot;&quot;; ; ; ;&quot;&quot;&quot;; [.H73]; &quot;&quot;&quot;]&quot;)" office:value-type="string" office:string-value="[&quot;Cédric me gênait&quot;; ; ; ;&quot;Cédric m'gênait&quot;]">
            <text:p>["Cédric me gênait"; ; ; ;"Cédric m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8], q, {q: "&lt;div class='left'&gt;Cédric me gênait&lt;/div&gt;&lt;div class='right'&gt;Cédric m'gênait&lt;/div&gt;", as: ["&lt;p class='adv'&gt;certainement&lt;/p&gt;&lt;/br &gt; Cédric me gênait","&lt;p class='adv'&gt;probablement&lt;/p&gt;&lt;/br &gt;Cédric me gênait", "&lt;p class='adv'&gt;probablement&lt;/p&gt;&lt;/br &gt;Cédric m'gênait", "&lt;p class='adv'&gt;certainement&lt;/p&gt;&lt;/br &gt;Cédric m'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te doute</text:p>
          </table:table-cell>
          <table:table-cell office:value-type="string">
            <text:p>Agnès t'doute</text:p>
          </table:table-cell>
          <table:table-cell table:style-name="ce1" table:formula="of:=CONCATENATE(&quot;[&quot;&quot;&quot;; [.G74]; &quot;&quot;&quot;; ; ; ;&quot;&quot;&quot;; [.H74]; &quot;&quot;&quot;]&quot;)" office:value-type="string" office:string-value="[&quot;Agnès te doute&quot;; ; ; ;&quot;Agnès t'doute&quot;]">
            <text:p>["Agnès te doute"; ; ; ;"Agnès t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19], q, {q: "&lt;div class='left'&gt;Agnès te doute&lt;/div&gt;&lt;div class='right'&gt;Agnès t'doute&lt;/div&gt;", as: ["&lt;p class='adv'&gt;certainement&lt;/p&gt;&lt;/br &gt; Agnès te doute","&lt;p class='adv'&gt;probablement&lt;/p&gt;&lt;/br &gt;Agnès te doute", "&lt;p class='adv'&gt;probablement&lt;/p&gt;&lt;/br &gt;Agnès t'doute", "&lt;p class='adv'&gt;certainement&lt;/p&gt;&lt;/br &gt;Agnès t'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me doute</text:p>
          </table:table-cell>
          <table:table-cell office:value-type="string">
            <text:p>Agnès m'doute</text:p>
          </table:table-cell>
          <table:table-cell table:style-name="ce1" table:formula="of:=CONCATENATE(&quot;[&quot;&quot;&quot;; [.G75]; &quot;&quot;&quot;; ; ; ;&quot;&quot;&quot;; [.H75]; &quot;&quot;&quot;]&quot;)" office:value-type="string" office:string-value="[&quot;Agnès me doute&quot;; ; ; ;&quot;Agnès m'doute&quot;]">
            <text:p>["Agnès me doute"; ; ; ;"Agnès m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19], q, {q: "&lt;div class='left'&gt;Agnès me doute&lt;/div&gt;&lt;div class='right'&gt;Agnès m'doute&lt;/div&gt;", as: ["&lt;p class='adv'&gt;certainement&lt;/p&gt;&lt;/br &gt; Agnès me doute","&lt;p class='adv'&gt;probablement&lt;/p&gt;&lt;/br &gt;Agnès me doute", "&lt;p class='adv'&gt;probablement&lt;/p&gt;&lt;/br &gt;Agnès m'doute", "&lt;p class='adv'&gt;certainement&lt;/p&gt;&lt;/br &gt;Agnès m'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te doutait</text:p>
          </table:table-cell>
          <table:table-cell office:value-type="string">
            <text:p>Agnès t'doutait</text:p>
          </table:table-cell>
          <table:table-cell table:style-name="ce1" table:formula="of:=CONCATENATE(&quot;[&quot;&quot;&quot;; [.G76]; &quot;&quot;&quot;; ; ; ;&quot;&quot;&quot;; [.H76]; &quot;&quot;&quot;]&quot;)" office:value-type="string" office:string-value="[&quot;Agnès te doutait&quot;; ; ; ;&quot;Agnès t'doutait&quot;]">
            <text:p>["Agnès te doutait"; ; ; ;"Agnès t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19], q, {q: "&lt;div class='left'&gt;Agnès te doutait&lt;/div&gt;&lt;div class='right'&gt;Agnès t'doutait&lt;/div&gt;", as: ["&lt;p class='adv'&gt;certainement&lt;/p&gt;&lt;/br &gt; Agnès te doutait","&lt;p class='adv'&gt;probablement&lt;/p&gt;&lt;/br &gt;Agnès te doutait", "&lt;p class='adv'&gt;probablement&lt;/p&gt;&lt;/br &gt;Agnès t'doutait", "&lt;p class='adv'&gt;certainement&lt;/p&gt;&lt;/br &gt;Agnès t'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string">
            <text:p>Agnès me doutait</text:p>
          </table:table-cell>
          <table:table-cell office:value-type="string">
            <text:p>Agnès m'doutait</text:p>
          </table:table-cell>
          <table:table-cell table:style-name="ce1" table:formula="of:=CONCATENATE(&quot;[&quot;&quot;&quot;; [.G77]; &quot;&quot;&quot;; ; ; ;&quot;&quot;&quot;; [.H77]; &quot;&quot;&quot;]&quot;)" office:value-type="string" office:string-value="[&quot;Agnès me doutait&quot;; ; ; ;&quot;Agnès m'doutait&quot;]">
            <text:p>["Agnès me doutait"; ; ; ;"Agnès m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19], q, {q: "&lt;div class='left'&gt;Agnès me doutait&lt;/div&gt;&lt;div class='right'&gt;Agnès m'doutait&lt;/div&gt;", as: ["&lt;p class='adv'&gt;certainement&lt;/p&gt;&lt;/br &gt; Agnès me doutait","&lt;p class='adv'&gt;probablement&lt;/p&gt;&lt;/br &gt;Agnès me doutait", "&lt;p class='adv'&gt;probablement&lt;/p&gt;&lt;/br &gt;Agnès m'doutait", "&lt;p class='adv'&gt;certainement&lt;/p&gt;&lt;/br &gt;Agnès m'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te pousse</text:p>
          </table:table-cell>
          <table:table-cell office:value-type="string">
            <text:p>Patrice t'pousse</text:p>
          </table:table-cell>
          <table:table-cell table:style-name="ce1" table:formula="of:=CONCATENATE(&quot;[&quot;&quot;&quot;; [.G78]; &quot;&quot;&quot;; ; ; ;&quot;&quot;&quot;; [.H78]; &quot;&quot;&quot;]&quot;)" office:value-type="string" office:string-value="[&quot;Patrice te pousse&quot;; ; ; ;&quot;Patrice t'pousse&quot;]">
            <text:p>["Patrice te pousse"; ; ; ;"Patrice t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0], q, {q: "&lt;div class='left'&gt;Patrice te pousse&lt;/div&gt;&lt;div class='right'&gt;Patrice t'pousse&lt;/div&gt;", as: ["&lt;p class='adv'&gt;certainement&lt;/p&gt;&lt;/br &gt; Patrice te pousse","&lt;p class='adv'&gt;probablement&lt;/p&gt;&lt;/br &gt;Patrice te pousse", "&lt;p class='adv'&gt;probablement&lt;/p&gt;&lt;/br &gt;Patrice t'pousse", "&lt;p class='adv'&gt;certainement&lt;/p&gt;&lt;/br &gt;Patrice t'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me pousse</text:p>
          </table:table-cell>
          <table:table-cell office:value-type="string">
            <text:p>Patrice m'pousse</text:p>
          </table:table-cell>
          <table:table-cell table:style-name="ce1" table:formula="of:=CONCATENATE(&quot;[&quot;&quot;&quot;; [.G79]; &quot;&quot;&quot;; ; ; ;&quot;&quot;&quot;; [.H79]; &quot;&quot;&quot;]&quot;)" office:value-type="string" office:string-value="[&quot;Patrice me pousse&quot;; ; ; ;&quot;Patrice m'pousse&quot;]">
            <text:p>["Patrice me pousse"; ; ; ;"Patrice m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0], q, {q: "&lt;div class='left'&gt;Patrice me pousse&lt;/div&gt;&lt;div class='right'&gt;Patrice m'pousse&lt;/div&gt;", as: ["&lt;p class='adv'&gt;certainement&lt;/p&gt;&lt;/br &gt; Patrice me pousse","&lt;p class='adv'&gt;probablement&lt;/p&gt;&lt;/br &gt;Patrice me pousse", "&lt;p class='adv'&gt;probablement&lt;/p&gt;&lt;/br &gt;Patrice m'pousse", "&lt;p class='adv'&gt;certainement&lt;/p&gt;&lt;/br &gt;Patrice m'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te poussait</text:p>
          </table:table-cell>
          <table:table-cell office:value-type="string">
            <text:p>Patrice t'poussait</text:p>
          </table:table-cell>
          <table:table-cell table:style-name="ce1" table:formula="of:=CONCATENATE(&quot;[&quot;&quot;&quot;; [.G80]; &quot;&quot;&quot;; ; ; ;&quot;&quot;&quot;; [.H80]; &quot;&quot;&quot;]&quot;)" office:value-type="string" office:string-value="[&quot;Patrice te poussait&quot;; ; ; ;&quot;Patrice t'poussait&quot;]">
            <text:p>["Patrice te poussait"; ; ; ;"Patrice t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0], q, {q: "&lt;div class='left'&gt;Patrice te poussait&lt;/div&gt;&lt;div class='right'&gt;Patrice t'poussait&lt;/div&gt;", as: ["&lt;p class='adv'&gt;certainement&lt;/p&gt;&lt;/br &gt; Patrice te poussait","&lt;p class='adv'&gt;probablement&lt;/p&gt;&lt;/br &gt;Patrice te poussait", "&lt;p class='adv'&gt;probablement&lt;/p&gt;&lt;/br &gt;Patrice t'poussait", "&lt;p class='adv'&gt;certainement&lt;/p&gt;&lt;/br &gt;Patrice t'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office:value-type="string">
            <text:p>Patrice me poussait</text:p>
          </table:table-cell>
          <table:table-cell office:value-type="string">
            <text:p>Patrice m'poussait</text:p>
          </table:table-cell>
          <table:table-cell table:style-name="ce1" table:formula="of:=CONCATENATE(&quot;[&quot;&quot;&quot;; [.G81]; &quot;&quot;&quot;; ; ; ;&quot;&quot;&quot;; [.H81]; &quot;&quot;&quot;]&quot;)" office:value-type="string" office:string-value="[&quot;Patrice me poussait&quot;; ; ; ;&quot;Patrice m'poussait&quot;]">
            <text:p>["Patrice me poussait"; ; ; ;"Patrice m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0], q, {q: "&lt;div class='left'&gt;Patrice me poussait&lt;/div&gt;&lt;div class='right'&gt;Patrice m'poussait&lt;/div&gt;", as: ["&lt;p class='adv'&gt;certainement&lt;/p&gt;&lt;/br &gt; Patrice me poussait","&lt;p class='adv'&gt;probablement&lt;/p&gt;&lt;/br &gt;Patrice me poussait", "&lt;p class='adv'&gt;probablement&lt;/p&gt;&lt;/br &gt;Patrice m'poussait", "&lt;p class='adv'&gt;certainement&lt;/p&gt;&lt;/br &gt;Patrice m'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te chauffe</text:p>
          </table:table-cell>
          <table:table-cell office:value-type="string">
            <text:p>Elise t'chauffe</text:p>
          </table:table-cell>
          <table:table-cell table:style-name="ce1" table:formula="of:=CONCATENATE(&quot;[&quot;&quot;&quot;; [.G82]; &quot;&quot;&quot;; ; ; ;&quot;&quot;&quot;; [.H82]; &quot;&quot;&quot;]&quot;)" office:value-type="string" office:string-value="[&quot;Elise te chauffe&quot;; ; ; ;&quot;Elise t'chauffe&quot;]">
            <text:p>["Elise te chauffe"; ; ; ;"Elise t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1], q, {q: "&lt;div class='left'&gt;Elise te chauffe&lt;/div&gt;&lt;div class='right'&gt;Elise t'chauffe&lt;/div&gt;", as: ["&lt;p class='adv'&gt;certainement&lt;/p&gt;&lt;/br &gt; Elise te chauffe","&lt;p class='adv'&gt;probablement&lt;/p&gt;&lt;/br &gt;Elise te chauffe", "&lt;p class='adv'&gt;probablement&lt;/p&gt;&lt;/br &gt;Elise t'chauffe", "&lt;p class='adv'&gt;certainement&lt;/p&gt;&lt;/br &gt;Elise t'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me chauffe</text:p>
          </table:table-cell>
          <table:table-cell office:value-type="string">
            <text:p>Elise m'chauffe</text:p>
          </table:table-cell>
          <table:table-cell table:style-name="ce1" table:formula="of:=CONCATENATE(&quot;[&quot;&quot;&quot;; [.G83]; &quot;&quot;&quot;; ; ; ;&quot;&quot;&quot;; [.H83]; &quot;&quot;&quot;]&quot;)" office:value-type="string" office:string-value="[&quot;Elise me chauffe&quot;; ; ; ;&quot;Elise m'chauffe&quot;]">
            <text:p>["Elise me chauffe"; ; ; ;"Elise m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1], q, {q: "&lt;div class='left'&gt;Elise me chauffe&lt;/div&gt;&lt;div class='right'&gt;Elise m'chauffe&lt;/div&gt;", as: ["&lt;p class='adv'&gt;certainement&lt;/p&gt;&lt;/br &gt; Elise me chauffe","&lt;p class='adv'&gt;probablement&lt;/p&gt;&lt;/br &gt;Elise me chauffe", "&lt;p class='adv'&gt;probablement&lt;/p&gt;&lt;/br &gt;Elise m'chauffe", "&lt;p class='adv'&gt;certainement&lt;/p&gt;&lt;/br &gt;Elise m'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te chauffait</text:p>
          </table:table-cell>
          <table:table-cell office:value-type="string">
            <text:p>Elise t'chauffait</text:p>
          </table:table-cell>
          <table:table-cell table:style-name="ce1" table:formula="of:=CONCATENATE(&quot;[&quot;&quot;&quot;; [.G84]; &quot;&quot;&quot;; ; ; ;&quot;&quot;&quot;; [.H84]; &quot;&quot;&quot;]&quot;)" office:value-type="string" office:string-value="[&quot;Elise te chauffait&quot;; ; ; ;&quot;Elise t'chauffait&quot;]">
            <text:p>["Elise te chauffait"; ; ; ;"Elise t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1], q, {q: "&lt;div class='left'&gt;Elise te chauffait&lt;/div&gt;&lt;div class='right'&gt;Elise t'chauffait&lt;/div&gt;", as: ["&lt;p class='adv'&gt;certainement&lt;/p&gt;&lt;/br &gt; Elise te chauffait","&lt;p class='adv'&gt;probablement&lt;/p&gt;&lt;/br &gt;Elise te chauffait", "&lt;p class='adv'&gt;probablement&lt;/p&gt;&lt;/br &gt;Elise t'chauffait", "&lt;p class='adv'&gt;certainement&lt;/p&gt;&lt;/br &gt;Elise t'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string">
            <text:p>Elise me chauffait</text:p>
          </table:table-cell>
          <table:table-cell office:value-type="string">
            <text:p>Elise m'chauffait</text:p>
          </table:table-cell>
          <table:table-cell table:style-name="ce1" table:formula="of:=CONCATENATE(&quot;[&quot;&quot;&quot;; [.G85]; &quot;&quot;&quot;; ; ; ;&quot;&quot;&quot;; [.H85]; &quot;&quot;&quot;]&quot;)" office:value-type="string" office:string-value="[&quot;Elise me chauffait&quot;; ; ; ;&quot;Elise m'chauffait&quot;]">
            <text:p>["Elise me chauffait"; ; ; ;"Elise m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1], q, {q: "&lt;div class='left'&gt;Elise me chauffait&lt;/div&gt;&lt;div class='right'&gt;Elise m'chauffait&lt;/div&gt;", as: ["&lt;p class='adv'&gt;certainement&lt;/p&gt;&lt;/br &gt; Elise me chauffait","&lt;p class='adv'&gt;probablement&lt;/p&gt;&lt;/br &gt;Elise me chauffait", "&lt;p class='adv'&gt;probablement&lt;/p&gt;&lt;/br &gt;Elise m'chauffait", "&lt;p class='adv'&gt;certainement&lt;/p&gt;&lt;/br &gt;Elise m'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te cherche</text:p>
          </table:table-cell>
          <table:table-cell office:value-type="string">
            <text:p>Louise t'cherche</text:p>
          </table:table-cell>
          <table:table-cell table:style-name="ce1" table:formula="of:=CONCATENATE(&quot;[&quot;&quot;&quot;; [.G86]; &quot;&quot;&quot;; ; ; ;&quot;&quot;&quot;; [.H86]; &quot;&quot;&quot;]&quot;)" office:value-type="string" office:string-value="[&quot;Louise te cherche&quot;; ; ; ;&quot;Louise t'cherche&quot;]">
            <text:p>["Louise te cherche"; ; ; ;"Louise t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2], q, {q: "&lt;div class='left'&gt;Louise te cherche&lt;/div&gt;&lt;div class='right'&gt;Louise t'cherche&lt;/div&gt;", as: ["&lt;p class='adv'&gt;certainement&lt;/p&gt;&lt;/br &gt; Louise te cherche","&lt;p class='adv'&gt;probablement&lt;/p&gt;&lt;/br &gt;Louise te cherche", "&lt;p class='adv'&gt;probablement&lt;/p&gt;&lt;/br &gt;Louise t'cherche", "&lt;p class='adv'&gt;certainement&lt;/p&gt;&lt;/br &gt;Louise t'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me cherche</text:p>
          </table:table-cell>
          <table:table-cell office:value-type="string">
            <text:p>Louise m'cherche</text:p>
          </table:table-cell>
          <table:table-cell table:style-name="ce1" table:formula="of:=CONCATENATE(&quot;[&quot;&quot;&quot;; [.G87]; &quot;&quot;&quot;; ; ; ;&quot;&quot;&quot;; [.H87]; &quot;&quot;&quot;]&quot;)" office:value-type="string" office:string-value="[&quot;Louise me cherche&quot;; ; ; ;&quot;Louise m'cherche&quot;]">
            <text:p>["Louise me cherche"; ; ; ;"Louise m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2], q, {q: "&lt;div class='left'&gt;Louise me cherche&lt;/div&gt;&lt;div class='right'&gt;Louise m'cherche&lt;/div&gt;", as: ["&lt;p class='adv'&gt;certainement&lt;/p&gt;&lt;/br &gt; Louise me cherche","&lt;p class='adv'&gt;probablement&lt;/p&gt;&lt;/br &gt;Louise me cherche", "&lt;p class='adv'&gt;probablement&lt;/p&gt;&lt;/br &gt;Louise m'cherche", "&lt;p class='adv'&gt;certainement&lt;/p&gt;&lt;/br &gt;Louise m'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te cherchait</text:p>
          </table:table-cell>
          <table:table-cell office:value-type="string">
            <text:p>Louise t'cherchait</text:p>
          </table:table-cell>
          <table:table-cell table:style-name="ce1" table:formula="of:=CONCATENATE(&quot;[&quot;&quot;&quot;; [.G88]; &quot;&quot;&quot;; ; ; ;&quot;&quot;&quot;; [.H88]; &quot;&quot;&quot;]&quot;)" office:value-type="string" office:string-value="[&quot;Louise te cherchait&quot;; ; ; ;&quot;Louise t'cherchait&quot;]">
            <text:p>["Louise te cherchait"; ; ; ;"Louise t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2], q, {q: "&lt;div class='left'&gt;Louise te cherchait&lt;/div&gt;&lt;div class='right'&gt;Louise t'cherchait&lt;/div&gt;", as: ["&lt;p class='adv'&gt;certainement&lt;/p&gt;&lt;/br &gt; Louise te cherchait","&lt;p class='adv'&gt;probablement&lt;/p&gt;&lt;/br &gt;Louise te cherchait", "&lt;p class='adv'&gt;probablement&lt;/p&gt;&lt;/br &gt;Louise t'cherchait", "&lt;p class='adv'&gt;certainement&lt;/p&gt;&lt;/br &gt;Louise t'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string">
            <text:p>Louise me cherchait</text:p>
          </table:table-cell>
          <table:table-cell office:value-type="string">
            <text:p>Louise m'cherchait</text:p>
          </table:table-cell>
          <table:table-cell table:style-name="ce1" table:formula="of:=CONCATENATE(&quot;[&quot;&quot;&quot;; [.G89]; &quot;&quot;&quot;; ; ; ;&quot;&quot;&quot;; [.H89]; &quot;&quot;&quot;]&quot;)" office:value-type="string" office:string-value="[&quot;Louise me cherchait&quot;; ; ; ;&quot;Louise m'cherchait&quot;]">
            <text:p>["Louise me cherchait"; ; ; ;"Louise m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2], q, {q: "&lt;div class='left'&gt;Louise me cherchait&lt;/div&gt;&lt;div class='right'&gt;Louise m'cherchait&lt;/div&gt;", as: ["&lt;p class='adv'&gt;certainement&lt;/p&gt;&lt;/br &gt; Louise me cherchait","&lt;p class='adv'&gt;probablement&lt;/p&gt;&lt;/br &gt;Louise me cherchait", "&lt;p class='adv'&gt;probablement&lt;/p&gt;&lt;/br &gt;Louise m'cherchait", "&lt;p class='adv'&gt;certainement&lt;/p&gt;&lt;/br &gt;Louise m'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te choisit</text:p>
          </table:table-cell>
          <table:table-cell office:value-type="string">
            <text:p>Monique t'choisit</text:p>
          </table:table-cell>
          <table:table-cell table:style-name="ce1" table:formula="of:=CONCATENATE(&quot;[&quot;&quot;&quot;; [.G90]; &quot;&quot;&quot;; ; ; ;&quot;&quot;&quot;; [.H90]; &quot;&quot;&quot;]&quot;)" office:value-type="string" office:string-value="[&quot;Monique te choisit&quot;; ; ; ;&quot;Monique t'choisit&quot;]">
            <text:p>["Monique te choisit"; ; ; ;"Monique t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3], q, {q: "&lt;div class='left'&gt;Monique te choisit&lt;/div&gt;&lt;div class='right'&gt;Monique t'choisit&lt;/div&gt;", as: ["&lt;p class='adv'&gt;certainement&lt;/p&gt;&lt;/br &gt; Monique te choisit","&lt;p class='adv'&gt;probablement&lt;/p&gt;&lt;/br &gt;Monique te choisit", "&lt;p class='adv'&gt;probablement&lt;/p&gt;&lt;/br &gt;Monique t'choisit", "&lt;p class='adv'&gt;certainement&lt;/p&gt;&lt;/br &gt;Monique t'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me choisit</text:p>
          </table:table-cell>
          <table:table-cell office:value-type="string">
            <text:p>Monique m'choisit</text:p>
          </table:table-cell>
          <table:table-cell table:style-name="ce1" table:formula="of:=CONCATENATE(&quot;[&quot;&quot;&quot;; [.G91]; &quot;&quot;&quot;; ; ; ;&quot;&quot;&quot;; [.H91]; &quot;&quot;&quot;]&quot;)" office:value-type="string" office:string-value="[&quot;Monique me choisit&quot;; ; ; ;&quot;Monique m'choisit&quot;]">
            <text:p>["Monique me choisit"; ; ; ;"Monique m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3], q, {q: "&lt;div class='left'&gt;Monique me choisit&lt;/div&gt;&lt;div class='right'&gt;Monique m'choisit&lt;/div&gt;", as: ["&lt;p class='adv'&gt;certainement&lt;/p&gt;&lt;/br &gt; Monique me choisit","&lt;p class='adv'&gt;probablement&lt;/p&gt;&lt;/br &gt;Monique me choisit", "&lt;p class='adv'&gt;probablement&lt;/p&gt;&lt;/br &gt;Monique m'choisit", "&lt;p class='adv'&gt;certainement&lt;/p&gt;&lt;/br &gt;Monique m'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te choisissait</text:p>
          </table:table-cell>
          <table:table-cell office:value-type="string">
            <text:p>Monique t'choisissait</text:p>
          </table:table-cell>
          <table:table-cell table:style-name="ce1" table:formula="of:=CONCATENATE(&quot;[&quot;&quot;&quot;; [.G92]; &quot;&quot;&quot;; ; ; ;&quot;&quot;&quot;; [.H92]; &quot;&quot;&quot;]&quot;)" office:value-type="string" office:string-value="[&quot;Monique te choisissait&quot;; ; ; ;&quot;Monique t'choisissait&quot;]">
            <text:p>["Monique te choisissait"; ; ; ;"Monique t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3], q, {q: "&lt;div class='left'&gt;Monique te choisissait&lt;/div&gt;&lt;div class='right'&gt;Monique t'choisissait&lt;/div&gt;", as: ["&lt;p class='adv'&gt;certainement&lt;/p&gt;&lt;/br &gt; Monique te choisissait","&lt;p class='adv'&gt;probablement&lt;/p&gt;&lt;/br &gt;Monique te choisissait", "&lt;p class='adv'&gt;probablement&lt;/p&gt;&lt;/br &gt;Monique t'choisissait", "&lt;p class='adv'&gt;certainement&lt;/p&gt;&lt;/br &gt;Monique t'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string">
            <text:p>Monique me choisissait</text:p>
          </table:table-cell>
          <table:table-cell office:value-type="string">
            <text:p>Monique m'choisissait</text:p>
          </table:table-cell>
          <table:table-cell table:style-name="ce1" table:formula="of:=CONCATENATE(&quot;[&quot;&quot;&quot;; [.G93]; &quot;&quot;&quot;; ; ; ;&quot;&quot;&quot;; [.H93]; &quot;&quot;&quot;]&quot;)" office:value-type="string" office:string-value="[&quot;Monique me choisissait&quot;; ; ; ;&quot;Monique m'choisissait&quot;]">
            <text:p>["Monique me choisissait"; ; ; ;"Monique m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3], q, {q: "&lt;div class='left'&gt;Monique me choisissait&lt;/div&gt;&lt;div class='right'&gt;Monique m'choisissait&lt;/div&gt;", as: ["&lt;p class='adv'&gt;certainement&lt;/p&gt;&lt;/br &gt; Monique me choisissait","&lt;p class='adv'&gt;probablement&lt;/p&gt;&lt;/br &gt;Monique me choisissait", "&lt;p class='adv'&gt;probablement&lt;/p&gt;&lt;/br &gt;Monique m'choisissait", "&lt;p class='adv'&gt;certainement&lt;/p&gt;&lt;/br &gt;Monique m'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te paye</text:p>
          </table:table-cell>
          <table:table-cell office:value-type="string">
            <text:p>Maxence t'paye</text:p>
          </table:table-cell>
          <table:table-cell table:style-name="ce1" table:formula="of:=CONCATENATE(&quot;[&quot;&quot;&quot;; [.G94]; &quot;&quot;&quot;; ; ; ;&quot;&quot;&quot;; [.H94]; &quot;&quot;&quot;]&quot;)" office:value-type="string" office:string-value="[&quot;Maxence te paye&quot;; ; ; ;&quot;Maxence t'paye&quot;]">
            <text:p>["Maxence te paye"; ; ; ;"Maxence t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1",24], q, {q: "&lt;div class='left'&gt;Maxence te paye&lt;/div&gt;&lt;div class='right'&gt;Maxence t'paye&lt;/div&gt;", as: ["&lt;p class='adv'&gt;certainement&lt;/p&gt;&lt;/br &gt; Maxence te paye","&lt;p class='adv'&gt;probablement&lt;/p&gt;&lt;/br &gt;Maxence te paye", "&lt;p class='adv'&gt;probablement&lt;/p&gt;&lt;/br &gt;Maxence t'paye", "&lt;p class='adv'&gt;certainement&lt;/p&gt;&lt;/br &gt;Maxence t'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me paye</text:p>
          </table:table-cell>
          <table:table-cell office:value-type="string">
            <text:p>Maxence m'paye</text:p>
          </table:table-cell>
          <table:table-cell table:style-name="ce1" table:formula="of:=CONCATENATE(&quot;[&quot;&quot;&quot;; [.G95]; &quot;&quot;&quot;; ; ; ;&quot;&quot;&quot;; [.H95]; &quot;&quot;&quot;]&quot;)" office:value-type="string" office:string-value="[&quot;Maxence me paye&quot;; ; ; ;&quot;Maxence m'paye&quot;]">
            <text:p>["Maxence me paye"; ; ; ;"Maxence m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1",24], q, {q: "&lt;div class='left'&gt;Maxence me paye&lt;/div&gt;&lt;div class='right'&gt;Maxence m'paye&lt;/div&gt;", as: ["&lt;p class='adv'&gt;certainement&lt;/p&gt;&lt;/br &gt; Maxence me paye","&lt;p class='adv'&gt;probablement&lt;/p&gt;&lt;/br &gt;Maxence me paye", "&lt;p class='adv'&gt;probablement&lt;/p&gt;&lt;/br &gt;Maxence m'paye", "&lt;p class='adv'&gt;certainement&lt;/p&gt;&lt;/br &gt;Maxence m'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te payait</text:p>
          </table:table-cell>
          <table:table-cell office:value-type="string">
            <text:p>Maxence t'payait</text:p>
          </table:table-cell>
          <table:table-cell table:style-name="ce1" table:formula="of:=CONCATENATE(&quot;[&quot;&quot;&quot;; [.G96]; &quot;&quot;&quot;; ; ; ;&quot;&quot;&quot;; [.H96]; &quot;&quot;&quot;]&quot;)" office:value-type="string" office:string-value="[&quot;Maxence te payait&quot;; ; ; ;&quot;Maxence t'payait&quot;]">
            <text:p>["Maxence te payait"; ; ; ;"Maxence t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1",24], q, {q: "&lt;div class='left'&gt;Maxence te payait&lt;/div&gt;&lt;div class='right'&gt;Maxence t'payait&lt;/div&gt;", as: ["&lt;p class='adv'&gt;certainement&lt;/p&gt;&lt;/br &gt; Maxence te payait","&lt;p class='adv'&gt;probablement&lt;/p&gt;&lt;/br &gt;Maxence te payait", "&lt;p class='adv'&gt;probablement&lt;/p&gt;&lt;/br &gt;Maxence t'payait", "&lt;p class='adv'&gt;certainement&lt;/p&gt;&lt;/br &gt;Maxence t'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string">
            <text:p>Maxence me payait</text:p>
          </table:table-cell>
          <table:table-cell office:value-type="string">
            <text:p>Maxence m'payait</text:p>
          </table:table-cell>
          <table:table-cell table:style-name="ce1" table:formula="of:=CONCATENATE(&quot;[&quot;&quot;&quot;; [.G97]; &quot;&quot;&quot;; ; ; ;&quot;&quot;&quot;; [.H97]; &quot;&quot;&quot;]&quot;)" office:value-type="string" office:string-value="[&quot;Maxence me payait&quot;; ; ; ;&quot;Maxence m'payait&quot;]">
            <text:p>["Maxence me payait"; ; ; ;"Maxence m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1",24], q, {q: "&lt;div class='left'&gt;Maxence me payait&lt;/div&gt;&lt;div class='right'&gt;Maxence m'payait&lt;/div&gt;", as: ["&lt;p class='adv'&gt;certainement&lt;/p&gt;&lt;/br &gt; Maxence me payait","&lt;p class='adv'&gt;probablement&lt;/p&gt;&lt;/br &gt;Maxence me payait", "&lt;p class='adv'&gt;probablement&lt;/p&gt;&lt;/br &gt;Maxence m'payait", "&lt;p class='adv'&gt;certainement&lt;/p&gt;&lt;/br &gt;Maxence m'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string">
            <text:p>Brigitte te aimait</text:p>
          </table:table-cell>
          <table:table-cell office:value-type="string">
            <text:p>Brigitte t'aimait</text:p>
          </table:table-cell>
          <table:table-cell table:style-name="ce1" table:formula="of:=CONCATENATE(&quot;[&quot;&quot;&quot;; [.G98]; &quot;&quot;&quot;; ; ; ;&quot;&quot;&quot;; [.H98]; &quot;&quot;&quot;]&quot;)" office:value-type="string" office:string-value="[&quot;Brigitte te aimait&quot;; ; ; ;&quot;Brigitte t'aimait&quot;]">
            <text:p>["Brigitte te aimait"; ; ; ;"Brigitte t'aim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5], q, {q: "&lt;div class='left'&gt;Brigitte te aimait&lt;/div&gt;&lt;div class='right'&gt;Brigitte t'aimait&lt;/div&gt;", as: ["&lt;p class='adv'&gt;certainement&lt;/p&gt;&lt;/br &gt; Brigitte te aimait","&lt;p class='adv'&gt;probablement&lt;/p&gt;&lt;/br &gt;Brigitte te aimait", "&lt;p class='adv'&gt;probablement&lt;/p&gt;&lt;/br &gt;Brigitte t'aimait", "&lt;p class='adv'&gt;certainement&lt;/p&gt;&lt;/br &gt;Brigitte t'aim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string">
            <text:p>Brigitte me aidait</text:p>
          </table:table-cell>
          <table:table-cell office:value-type="string">
            <text:p>Brigitte m'aidait</text:p>
          </table:table-cell>
          <table:table-cell table:style-name="ce1" table:formula="of:=CONCATENATE(&quot;[&quot;&quot;&quot;; [.G99]; &quot;&quot;&quot;; ; ; ;&quot;&quot;&quot;; [.H99]; &quot;&quot;&quot;]&quot;)" office:value-type="string" office:string-value="[&quot;Brigitte me aidait&quot;; ; ; ;&quot;Brigitte m'aidait&quot;]">
            <text:p>["Brigitte me aidait"; ; ; ;"Brigitte m'a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26], q, {q: "&lt;div class='left'&gt;Brigitte me aidait&lt;/div&gt;&lt;div class='right'&gt;Brigitte m'aidait&lt;/div&gt;", as: ["&lt;p class='adv'&gt;certainement&lt;/p&gt;&lt;/br &gt; Brigitte me aidait","&lt;p class='adv'&gt;probablement&lt;/p&gt;&lt;/br &gt;Brigitte me aidait", "&lt;p class='adv'&gt;probablement&lt;/p&gt;&lt;/br &gt;Brigitte m'aidait", "&lt;p class='adv'&gt;certainement&lt;/p&gt;&lt;/br &gt;Brigitte m'a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string">
            <text:p>Hugo te inquiètait</text:p>
          </table:table-cell>
          <table:table-cell office:value-type="string">
            <text:p>Hugo t'inquiètait</text:p>
          </table:table-cell>
          <table:table-cell table:style-name="ce1" table:formula="of:=CONCATENATE(&quot;[&quot;&quot;&quot;; [.G100]; &quot;&quot;&quot;; ; ; ;&quot;&quot;&quot;; [.H100]; &quot;&quot;&quot;]&quot;)" office:value-type="string" office:string-value="[&quot;Hugo te inquiètait&quot;; ; ; ;&quot;Hugo t'inquiètait&quot;]">
            <text:p>["Hugo te inquiètait"; ; ; ;"Hugo t'inquiè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7], q, {q: "&lt;div class='left'&gt;Hugo te inquiètait&lt;/div&gt;&lt;div class='right'&gt;Hugo t'inquiètait&lt;/div&gt;", as: ["&lt;p class='adv'&gt;certainement&lt;/p&gt;&lt;/br &gt; Hugo te inquiètait","&lt;p class='adv'&gt;probablement&lt;/p&gt;&lt;/br &gt;Hugo te inquiètait", "&lt;p class='adv'&gt;probablement&lt;/p&gt;&lt;/br &gt;Hugo t'inquiètait", "&lt;p class='adv'&gt;certainement&lt;/p&gt;&lt;/br &gt;Hugo t'inquiè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string">
            <text:p>Josette me écoutait</text:p>
          </table:table-cell>
          <table:table-cell office:value-type="string">
            <text:p>Josette m'écoutait</text:p>
          </table:table-cell>
          <table:table-cell table:style-name="ce1" table:formula="of:=CONCATENATE(&quot;[&quot;&quot;&quot;; [.G101]; &quot;&quot;&quot;; ; ; ;&quot;&quot;&quot;; [.H101]; &quot;&quot;&quot;]&quot;)" office:value-type="string" office:string-value="[&quot;Josette me écoutait&quot;; ; ; ;&quot;Josette m'écoutait&quot;]">
            <text:p>["Josette me écoutait"; ; ; ;"Josette m'éc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28], q, {q: "&lt;div class='left'&gt;Josette me écoutait&lt;/div&gt;&lt;div class='right'&gt;Josette m'écoutait&lt;/div&gt;", as: ["&lt;p class='adv'&gt;certainement&lt;/p&gt;&lt;/br &gt; Josette me écoutait","&lt;p class='adv'&gt;probablement&lt;/p&gt;&lt;/br &gt;Josette me écoutait", "&lt;p class='adv'&gt;probablement&lt;/p&gt;&lt;/br &gt;Josette m'écoutait", "&lt;p class='adv'&gt;certainement&lt;/p&gt;&lt;/br &gt;Josette m'éc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string">
            <text:p>Josette te approchait</text:p>
          </table:table-cell>
          <table:table-cell office:value-type="string">
            <text:p>Josette t'approchait</text:p>
          </table:table-cell>
          <table:table-cell table:style-name="ce1" table:formula="of:=CONCATENATE(&quot;[&quot;&quot;&quot;; [.G102]; &quot;&quot;&quot;; ; ; ;&quot;&quot;&quot;; [.H102]; &quot;&quot;&quot;]&quot;)" office:value-type="string" office:string-value="[&quot;Josette te approchait&quot;; ; ; ;&quot;Josette t'approchait&quot;]">
            <text:p>["Josette te approchait"; ; ; ;"Josette t'appro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29], q, {q: "&lt;div class='left'&gt;Josette te approchait&lt;/div&gt;&lt;div class='right'&gt;Josette t'approchait&lt;/div&gt;", as: ["&lt;p class='adv'&gt;certainement&lt;/p&gt;&lt;/br &gt; Josette te approchait","&lt;p class='adv'&gt;probablement&lt;/p&gt;&lt;/br &gt;Josette te approchait", "&lt;p class='adv'&gt;probablement&lt;/p&gt;&lt;/br &gt;Josette t'approchait", "&lt;p class='adv'&gt;certainement&lt;/p&gt;&lt;/br &gt;Josette t'appro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string">
            <text:p>Charlotte me embrassait</text:p>
          </table:table-cell>
          <table:table-cell office:value-type="string">
            <text:p>Charlotte m'embrassait</text:p>
          </table:table-cell>
          <table:table-cell table:style-name="ce1" table:formula="of:=CONCATENATE(&quot;[&quot;&quot;&quot;; [.G103]; &quot;&quot;&quot;; ; ; ;&quot;&quot;&quot;; [.H103]; &quot;&quot;&quot;]&quot;)" office:value-type="string" office:string-value="[&quot;Charlotte me embrassait&quot;; ; ; ;&quot;Charlotte m'embrassait&quot;]">
            <text:p>["Charlotte me embrassait"; ; ; ;"Charlotte m'embra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0], q, {q: "&lt;div class='left'&gt;Charlotte me embrassait&lt;/div&gt;&lt;div class='right'&gt;Charlotte m'embrassait&lt;/div&gt;", as: ["&lt;p class='adv'&gt;certainement&lt;/p&gt;&lt;/br &gt; Charlotte me embrassait","&lt;p class='adv'&gt;probablement&lt;/p&gt;&lt;/br &gt;Charlotte me embrassait", "&lt;p class='adv'&gt;probablement&lt;/p&gt;&lt;/br &gt;Charlotte m'embrassait", "&lt;p class='adv'&gt;certainement&lt;/p&gt;&lt;/br &gt;Charlotte m'embra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string">
            <text:p>Thibault te adore</text:p>
          </table:table-cell>
          <table:table-cell office:value-type="string">
            <text:p>Thibault t'adore</text:p>
          </table:table-cell>
          <table:table-cell table:style-name="ce1" table:formula="of:=CONCATENATE(&quot;[&quot;&quot;&quot;; [.G104]; &quot;&quot;&quot;; ; ; ;&quot;&quot;&quot;; [.H104]; &quot;&quot;&quot;]&quot;)" office:value-type="string" office:string-value="[&quot;Thibault te adore&quot;; ; ; ;&quot;Thibault t'adore&quot;]">
            <text:p>["Thibault te adore"; ; ; ;"Thibault t'ad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1], q, {q: "&lt;div class='left'&gt;Thibault te adore&lt;/div&gt;&lt;div class='right'&gt;Thibault t'adore&lt;/div&gt;", as: ["&lt;p class='adv'&gt;certainement&lt;/p&gt;&lt;/br &gt; Thibault te adore","&lt;p class='adv'&gt;probablement&lt;/p&gt;&lt;/br &gt;Thibault te adore", "&lt;p class='adv'&gt;probablement&lt;/p&gt;&lt;/br &gt;Thibault t'adore", "&lt;p class='adv'&gt;certainement&lt;/p&gt;&lt;/br &gt;Thibault t'ad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string">
            <text:p>Arnaud me invite</text:p>
          </table:table-cell>
          <table:table-cell office:value-type="string">
            <text:p>Arnaud m'invite</text:p>
          </table:table-cell>
          <table:table-cell table:style-name="ce1" table:formula="of:=CONCATENATE(&quot;[&quot;&quot;&quot;; [.G105]; &quot;&quot;&quot;; ; ; ;&quot;&quot;&quot;; [.H105]; &quot;&quot;&quot;]&quot;)" office:value-type="string" office:string-value="[&quot;Arnaud me invite&quot;; ; ; ;&quot;Arnaud m'invite&quot;]">
            <text:p>["Arnaud me invite"; ; ; ;"Arnaud m'inv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2], q, {q: "&lt;div class='left'&gt;Arnaud me invite&lt;/div&gt;&lt;div class='right'&gt;Arnaud m'invite&lt;/div&gt;", as: ["&lt;p class='adv'&gt;certainement&lt;/p&gt;&lt;/br &gt; Arnaud me invite","&lt;p class='adv'&gt;probablement&lt;/p&gt;&lt;/br &gt;Arnaud me invite", "&lt;p class='adv'&gt;probablement&lt;/p&gt;&lt;/br &gt;Arnaud m'invite", "&lt;p class='adv'&gt;certainement&lt;/p&gt;&lt;/br &gt;Arnaud m'inv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string">
            <text:p>Lisa te ignore</text:p>
          </table:table-cell>
          <table:table-cell office:value-type="string">
            <text:p>Lisa t'ignore</text:p>
          </table:table-cell>
          <table:table-cell table:style-name="ce1" table:formula="of:=CONCATENATE(&quot;[&quot;&quot;&quot;; [.G106]; &quot;&quot;&quot;; ; ; ;&quot;&quot;&quot;; [.H106]; &quot;&quot;&quot;]&quot;)" office:value-type="string" office:string-value="[&quot;Lisa te ignore&quot;; ; ; ;&quot;Lisa t'ignore&quot;]">
            <text:p>["Lisa te ignore"; ; ; ;"Lisa t'ign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3], q, {q: "&lt;div class='left'&gt;Lisa te ignore&lt;/div&gt;&lt;div class='right'&gt;Lisa t'ignore&lt;/div&gt;", as: ["&lt;p class='adv'&gt;certainement&lt;/p&gt;&lt;/br &gt; Lisa te ignore","&lt;p class='adv'&gt;probablement&lt;/p&gt;&lt;/br &gt;Lisa te ignore", "&lt;p class='adv'&gt;probablement&lt;/p&gt;&lt;/br &gt;Lisa t'ignore", "&lt;p class='adv'&gt;certainement&lt;/p&gt;&lt;/br &gt;Lisa t'ign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string">
            <text:p>Juliette me attaque</text:p>
          </table:table-cell>
          <table:table-cell office:value-type="string">
            <text:p>Juliette m'attaque</text:p>
          </table:table-cell>
          <table:table-cell table:style-name="ce1" table:formula="of:=CONCATENATE(&quot;[&quot;&quot;&quot;; [.G107]; &quot;&quot;&quot;; ; ; ;&quot;&quot;&quot;; [.H107]; &quot;&quot;&quot;]&quot;)" office:value-type="string" office:string-value="[&quot;Juliette me attaque&quot;; ; ; ;&quot;Juliette m'attaque&quot;]">
            <text:p>["Juliette me attaque"; ; ; ;"Juliette m'atta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4], q, {q: "&lt;div class='left'&gt;Juliette me attaque&lt;/div&gt;&lt;div class='right'&gt;Juliette m'attaque&lt;/div&gt;", as: ["&lt;p class='adv'&gt;certainement&lt;/p&gt;&lt;/br &gt; Juliette me attaque","&lt;p class='adv'&gt;probablement&lt;/p&gt;&lt;/br &gt;Juliette me attaque", "&lt;p class='adv'&gt;probablement&lt;/p&gt;&lt;/br &gt;Juliette m'attaque", "&lt;p class='adv'&gt;certainement&lt;/p&gt;&lt;/br &gt;Juliette m'atta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office:value-type="string">
            <text:p>Margaux te attend</text:p>
          </table:table-cell>
          <table:table-cell office:value-type="string">
            <text:p>Margaux t'attend</text:p>
          </table:table-cell>
          <table:table-cell table:style-name="ce1" table:formula="of:=CONCATENATE(&quot;[&quot;&quot;&quot;; [.G108]; &quot;&quot;&quot;; ; ; ;&quot;&quot;&quot;; [.H108]; &quot;&quot;&quot;]&quot;)" office:value-type="string" office:string-value="[&quot;Margaux te attend&quot;; ; ; ;&quot;Margaux t'attend&quot;]">
            <text:p>["Margaux te attend"; ; ; ;"Margaux t'att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1",35], q, {q: "&lt;div class='left'&gt;Margaux te attend&lt;/div&gt;&lt;div class='right'&gt;Margaux t'attend&lt;/div&gt;", as: ["&lt;p class='adv'&gt;certainement&lt;/p&gt;&lt;/br &gt; Margaux te attend","&lt;p class='adv'&gt;probablement&lt;/p&gt;&lt;/br &gt;Margaux te attend", "&lt;p class='adv'&gt;probablement&lt;/p&gt;&lt;/br &gt;Margaux t'attend", "&lt;p class='adv'&gt;certainement&lt;/p&gt;&lt;/br &gt;Margaux t'att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36">
            <text:p>36</text:p>
          </table:table-cell>
          <table:table-cell office:value-type="string">
            <text:p>Rémi me apprend</text:p>
          </table:table-cell>
          <table:table-cell office:value-type="string">
            <text:p>Rémi m'apprend</text:p>
          </table:table-cell>
          <table:table-cell table:style-name="ce1" table:formula="of:=CONCATENATE(&quot;[&quot;&quot;&quot;; [.G109]; &quot;&quot;&quot;; ; ; ;&quot;&quot;&quot;; [.H109]; &quot;&quot;&quot;]&quot;)" office:value-type="string" office:string-value="[&quot;Rémi me apprend&quot;; ; ; ;&quot;Rémi m'apprend&quot;]">
            <text:p>["Rémi me apprend"; ; ; ;"Rémi m'appr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1",36], q, {q: "&lt;div class='left'&gt;Rémi me apprend&lt;/div&gt;&lt;div class='right'&gt;Rémi m'apprend&lt;/div&gt;", as: ["&lt;p class='adv'&gt;certainement&lt;/p&gt;&lt;/br &gt; Rémi me apprend","&lt;p class='adv'&gt;probablement&lt;/p&gt;&lt;/br &gt;Rémi me apprend", "&lt;p class='adv'&gt;probablement&lt;/p&gt;&lt;/br &gt;Rémi m'apprend", "&lt;p class='adv'&gt;certainement&lt;/p&gt;&lt;/br &gt;Rémi m'appr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7">
            <text:p>37</text:p>
          </table:table-cell>
          <table:table-cell office:value-type="string">
            <text:p>un garde-vin</text:p>
          </table:table-cell>
          <table:table-cell office:value-type="string">
            <text:p>un gard'-vin</text:p>
          </table:table-cell>
          <table:table-cell table:style-name="ce1" table:formula="of:=CONCATENATE(&quot;[&quot;&quot;&quot;; [.G110]; &quot;&quot;&quot;; ; ; ;&quot;&quot;&quot;; [.H110]; &quot;&quot;&quot;]&quot;)" office:value-type="string" office:string-value="[&quot;un garde-vin&quot;; ; ; ;&quot;un gard'-vin&quot;]">
            <text:p>["un garde-vin"; ; ; ;"un gard'-v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37], q, {q: "&lt;div class='left'&gt;C'est un garde-vin&lt;/div&gt;&lt;div class='right'&gt;C'est un gard'-vin&lt;/div&gt;", as: ["&lt;p class='adv'&gt;certainement&lt;/p&gt;&lt;/br &gt; un garde-vin","&lt;p class='adv'&gt;probablement&lt;/p&gt;&lt;/br &gt;un garde-vin", "&lt;p class='adv'&gt;probablement&lt;/p&gt;&lt;/br &gt;un gard'-vin", "&lt;p class='adv'&gt;certainement&lt;/p&gt;&lt;/br &gt;un gard'-v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string">
            <text:p>un garde-biscuit</text:p>
          </table:table-cell>
          <table:table-cell office:value-type="string">
            <text:p>un gard'-biscuit</text:p>
          </table:table-cell>
          <table:table-cell table:style-name="ce1" table:formula="of:=CONCATENATE(&quot;[&quot;&quot;&quot;; [.G111]; &quot;&quot;&quot;; ; ; ;&quot;&quot;&quot;; [.H111]; &quot;&quot;&quot;]&quot;)" office:value-type="string" office:string-value="[&quot;un garde-biscuit&quot;; ; ; ;&quot;un gard'-biscuit&quot;]">
            <text:p>["un garde-biscuit"; ; ; ;"un gard'-biscu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38], q, {q: "&lt;div class='left'&gt;C'est un garde-biscuit&lt;/div&gt;&lt;div class='right'&gt;C'est un gard'-biscuit&lt;/div&gt;", as: ["&lt;p class='adv'&gt;certainement&lt;/p&gt;&lt;/br &gt; un garde-biscuit","&lt;p class='adv'&gt;probablement&lt;/p&gt;&lt;/br &gt;un garde-biscuit", "&lt;p class='adv'&gt;probablement&lt;/p&gt;&lt;/br &gt;un gard'-biscuit", "&lt;p class='adv'&gt;certainement&lt;/p&gt;&lt;/br &gt;un gard'-biscu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string">
            <text:p>un garde-oignon</text:p>
          </table:table-cell>
          <table:table-cell office:value-type="string">
            <text:p>un gard'-oignon</text:p>
          </table:table-cell>
          <table:table-cell table:style-name="ce1" table:formula="of:=CONCATENATE(&quot;[&quot;&quot;&quot;; [.G112]; &quot;&quot;&quot;; ; ; ;&quot;&quot;&quot;; [.H112]; &quot;&quot;&quot;]&quot;)" office:value-type="string" office:string-value="[&quot;un garde-oignon&quot;; ; ; ;&quot;un gard'-oignon&quot;]">
            <text:p>["un garde-oignon"; ; ; ;"un gard'-oign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39], q, {q: "&lt;div class='left'&gt;C'est un garde-oignon&lt;/div&gt;&lt;div class='right'&gt;C'est un gard'-oignon&lt;/div&gt;", as: ["&lt;p class='adv'&gt;certainement&lt;/p&gt;&lt;/br &gt; un garde-oignon","&lt;p class='adv'&gt;probablement&lt;/p&gt;&lt;/br &gt;un garde-oignon", "&lt;p class='adv'&gt;probablement&lt;/p&gt;&lt;/br &gt;un gard'-oignon", "&lt;p class='adv'&gt;certainement&lt;/p&gt;&lt;/br &gt;un gard'-oign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0">
            <text:p>40</text:p>
          </table:table-cell>
          <table:table-cell office:value-type="string">
            <text:p>un porte-boîte</text:p>
          </table:table-cell>
          <table:table-cell office:value-type="string">
            <text:p>un port'-boîte</text:p>
          </table:table-cell>
          <table:table-cell table:style-name="ce1" table:formula="of:=CONCATENATE(&quot;[&quot;&quot;&quot;; [.G113]; &quot;&quot;&quot;; ; ; ;&quot;&quot;&quot;; [.H113]; &quot;&quot;&quot;]&quot;)" office:value-type="string" office:string-value="[&quot;un porte-boîte&quot;; ; ; ;&quot;un port'-boîte&quot;]">
            <text:p>["un porte-boîte"; ; ; ;"un port'-boî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40], q, {q: "&lt;div class='left'&gt;C'est un porte-boîte&lt;/div&gt;&lt;div class='right'&gt;C'est un port'-boîte&lt;/div&gt;", as: ["&lt;p class='adv'&gt;certainement&lt;/p&gt;&lt;/br &gt; un porte-boîte","&lt;p class='adv'&gt;probablement&lt;/p&gt;&lt;/br &gt;un porte-boîte", "&lt;p class='adv'&gt;probablement&lt;/p&gt;&lt;/br &gt;un port'-boîte", "&lt;p class='adv'&gt;certainement&lt;/p&gt;&lt;/br &gt;un port'-boî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1">
            <text:p>41</text:p>
          </table:table-cell>
          <table:table-cell office:value-type="string">
            <text:p>un porte-peinture</text:p>
          </table:table-cell>
          <table:table-cell office:value-type="string">
            <text:p>un port'-peinture</text:p>
          </table:table-cell>
          <table:table-cell table:style-name="ce1" table:formula="of:=CONCATENATE(&quot;[&quot;&quot;&quot;; [.G114]; &quot;&quot;&quot;; ; ; ;&quot;&quot;&quot;; [.H114]; &quot;&quot;&quot;]&quot;)" office:value-type="string" office:string-value="[&quot;un porte-peinture&quot;; ; ; ;&quot;un port'-peinture&quot;]">
            <text:p>["un porte-peinture"; ; ; ;"un port'-peintu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41], q, {q: "&lt;div class='left'&gt;C'est un porte-peinture&lt;/div&gt;&lt;div class='right'&gt;C'est un port'-peinture&lt;/div&gt;", as: ["&lt;p class='adv'&gt;certainement&lt;/p&gt;&lt;/br &gt; un porte-peinture","&lt;p class='adv'&gt;probablement&lt;/p&gt;&lt;/br &gt;un porte-peinture", "&lt;p class='adv'&gt;probablement&lt;/p&gt;&lt;/br &gt;un port'-peinture", "&lt;p class='adv'&gt;certainement&lt;/p&gt;&lt;/br &gt;un port'-peintu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2">
            <text:p>42</text:p>
          </table:table-cell>
          <table:table-cell office:value-type="string">
            <text:p>un porte-épée</text:p>
          </table:table-cell>
          <table:table-cell office:value-type="string">
            <text:p>un port'-épée</text:p>
          </table:table-cell>
          <table:table-cell table:style-name="ce1" table:formula="of:=CONCATENATE(&quot;[&quot;&quot;&quot;; [.G115]; &quot;&quot;&quot;; ; ; ;&quot;&quot;&quot;; [.H115]; &quot;&quot;&quot;]&quot;)" office:value-type="string" office:string-value="[&quot;un porte-épée&quot;; ; ; ;&quot;un port'-épée&quot;]">
            <text:p>["un porte-épée"; ; ; ;"un port'-épé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42], q, {q: "&lt;div class='left'&gt;C'est un porte-épée&lt;/div&gt;&lt;div class='right'&gt;C'est un port'-épée&lt;/div&gt;", as: ["&lt;p class='adv'&gt;certainement&lt;/p&gt;&lt;/br &gt; un porte-épée","&lt;p class='adv'&gt;probablement&lt;/p&gt;&lt;/br &gt;un porte-épée", "&lt;p class='adv'&gt;probablement&lt;/p&gt;&lt;/br &gt;un port'-épée", "&lt;p class='adv'&gt;certainement&lt;/p&gt;&lt;/br &gt;un port'-épé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3">
            <text:p>43</text:p>
          </table:table-cell>
          <table:table-cell office:value-type="string">
            <text:p>un cherche-texte</text:p>
          </table:table-cell>
          <table:table-cell office:value-type="string">
            <text:p>un cherch'-texte</text:p>
          </table:table-cell>
          <table:table-cell table:style-name="ce1" table:formula="of:=CONCATENATE(&quot;[&quot;&quot;&quot;; [.G116]; &quot;&quot;&quot;; ; ; ;&quot;&quot;&quot;; [.H116]; &quot;&quot;&quot;]&quot;)" office:value-type="string" office:string-value="[&quot;un cherche-texte&quot;; ; ; ;&quot;un cherch'-texte&quot;]">
            <text:p>["un cherche-texte"; ; ; ;"un cherch'-tex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1",43], q, {q: "&lt;div class='left'&gt;C'est un cherche-texte&lt;/div&gt;&lt;div class='right'&gt;C'est un cherch'-texte&lt;/div&gt;", as: ["&lt;p class='adv'&gt;certainement&lt;/p&gt;&lt;/br &gt; un cherche-texte","&lt;p class='adv'&gt;probablement&lt;/p&gt;&lt;/br &gt;un cherche-texte", "&lt;p class='adv'&gt;probablement&lt;/p&gt;&lt;/br &gt;un cherch'-texte", "&lt;p class='adv'&gt;certainement&lt;/p&gt;&lt;/br &gt;un cherch'-tex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4">
            <text:p>44</text:p>
          </table:table-cell>
          <table:table-cell office:value-type="string">
            <text:p>un cherche-fichier</text:p>
          </table:table-cell>
          <table:table-cell office:value-type="string">
            <text:p>un cherch'-fichier</text:p>
          </table:table-cell>
          <table:table-cell table:style-name="ce1" table:formula="of:=CONCATENATE(&quot;[&quot;&quot;&quot;; [.G117]; &quot;&quot;&quot;; ; ; ;&quot;&quot;&quot;; [.H117]; &quot;&quot;&quot;]&quot;)" office:value-type="string" office:string-value="[&quot;un cherche-fichier&quot;; ; ; ;&quot;un cherch'-fichier&quot;]">
            <text:p>["un cherche-fichier"; ; ; ;"un cherch'-fichie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1",44], q, {q: "&lt;div class='left'&gt;C'est un cherche-fichier&lt;/div&gt;&lt;div class='right'&gt;C'est un cherch'-fichier&lt;/div&gt;", as: ["&lt;p class='adv'&gt;certainement&lt;/p&gt;&lt;/br &gt; un cherche-fichier","&lt;p class='adv'&gt;probablement&lt;/p&gt;&lt;/br &gt;un cherche-fichier", "&lt;p class='adv'&gt;probablement&lt;/p&gt;&lt;/br &gt;un cherch'-fichier", "&lt;p class='adv'&gt;certainement&lt;/p&gt;&lt;/br &gt;un cherch'-fichie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string">
            <text:p>un cherche-épingle</text:p>
          </table:table-cell>
          <table:table-cell office:value-type="string">
            <text:p>un cherch'-épingle</text:p>
          </table:table-cell>
          <table:table-cell table:style-name="ce1" table:formula="of:=CONCATENATE(&quot;[&quot;&quot;&quot;; [.G118]; &quot;&quot;&quot;; ; ; ;&quot;&quot;&quot;; [.H118]; &quot;&quot;&quot;]&quot;)" office:value-type="string" office:string-value="[&quot;un cherche-épingle&quot;; ; ; ;&quot;un cherch'-épingle&quot;]">
            <text:p>["un cherche-épingle"; ; ; ;"un cherch'-éping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1",45], q, {q: "&lt;div class='left'&gt;C'est un cherche-épingle&lt;/div&gt;&lt;div class='right'&gt;C'est un cherch'-épingle&lt;/div&gt;", as: ["&lt;p class='adv'&gt;certainement&lt;/p&gt;&lt;/br &gt; un cherche-épingle","&lt;p class='adv'&gt;probablement&lt;/p&gt;&lt;/br &gt;un cherche-épingle", "&lt;p class='adv'&gt;probablement&lt;/p&gt;&lt;/br &gt;un cherch'-épingle", "&lt;p class='adv'&gt;certainement&lt;/p&gt;&lt;/br &gt;un cherch'-éping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6">
            <text:p>46</text:p>
          </table:table-cell>
          <table:table-cell office:value-type="string">
            <text:p>un racle-bière</text:p>
          </table:table-cell>
          <table:table-cell office:value-type="string">
            <text:p>un racl'-bière</text:p>
          </table:table-cell>
          <table:table-cell table:style-name="ce1" table:formula="of:=CONCATENATE(&quot;[&quot;&quot;&quot;; [.G119]; &quot;&quot;&quot;; ; ; ;&quot;&quot;&quot;; [.H119]; &quot;&quot;&quot;]&quot;)" office:value-type="string" office:string-value="[&quot;un racle-bière&quot;; ; ; ;&quot;un racl'-bière&quot;]">
            <text:p>["un racle-bière"; ; ; ;"un racl'-biè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46], q, {q: "&lt;div class='left'&gt;C'est un racle-bière&lt;/div&gt;&lt;div class='right'&gt;C'est un racl'-bière&lt;/div&gt;", as: ["&lt;p class='adv'&gt;certainement&lt;/p&gt;&lt;/br &gt; un racle-bière","&lt;p class='adv'&gt;probablement&lt;/p&gt;&lt;/br &gt;un racle-bière", "&lt;p class='adv'&gt;probablement&lt;/p&gt;&lt;/br &gt;un racl'-bière", "&lt;p class='adv'&gt;certainement&lt;/p&gt;&lt;/br &gt;un racl'-biè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string">
            <text:p>un racle-glacage</text:p>
          </table:table-cell>
          <table:table-cell office:value-type="string">
            <text:p>un racl'-glacage</text:p>
          </table:table-cell>
          <table:table-cell table:style-name="ce1" table:formula="of:=CONCATENATE(&quot;[&quot;&quot;&quot;; [.G120]; &quot;&quot;&quot;; ; ; ;&quot;&quot;&quot;; [.H120]; &quot;&quot;&quot;]&quot;)" office:value-type="string" office:string-value="[&quot;un racle-glacage&quot;; ; ; ;&quot;un racl'-glacage&quot;]">
            <text:p>["un racle-glacage"; ; ; ;"un racl'-glaca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47], q, {q: "&lt;div class='left'&gt;C'est un racle-glacage&lt;/div&gt;&lt;div class='right'&gt;C'est un racl'-glacage&lt;/div&gt;", as: ["&lt;p class='adv'&gt;certainement&lt;/p&gt;&lt;/br &gt; un racle-glacage","&lt;p class='adv'&gt;probablement&lt;/p&gt;&lt;/br &gt;un racle-glacage", "&lt;p class='adv'&gt;probablement&lt;/p&gt;&lt;/br &gt;un racl'-glacage", "&lt;p class='adv'&gt;certainement&lt;/p&gt;&lt;/br &gt;un racl'-glaca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string">
            <text:p>un racle-eau</text:p>
          </table:table-cell>
          <table:table-cell office:value-type="string">
            <text:p>un racl'-eau</text:p>
          </table:table-cell>
          <table:table-cell table:style-name="ce1" table:formula="of:=CONCATENATE(&quot;[&quot;&quot;&quot;; [.G121]; &quot;&quot;&quot;; ; ; ;&quot;&quot;&quot;; [.H121]; &quot;&quot;&quot;]&quot;)" office:value-type="string" office:string-value="[&quot;un racle-eau&quot;; ; ; ;&quot;un racl'-eau&quot;]">
            <text:p>["un racle-eau"; ; ; ;"un racl'-ea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48], q, {q: "&lt;div class='left'&gt;C'est un racle-eau&lt;/div&gt;&lt;div class='right'&gt;C'est un racl'-eau&lt;/div&gt;", as: ["&lt;p class='adv'&gt;certainement&lt;/p&gt;&lt;/br &gt; un racle-eau","&lt;p class='adv'&gt;probablement&lt;/p&gt;&lt;/br &gt;un racle-eau", "&lt;p class='adv'&gt;probablement&lt;/p&gt;&lt;/br &gt;un racl'-eau", "&lt;p class='adv'&gt;certainement&lt;/p&gt;&lt;/br &gt;un racl'-ea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49">
            <text:p>49</text:p>
          </table:table-cell>
          <table:table-cell office:value-type="string">
            <text:p>un tourne-feuille</text:p>
          </table:table-cell>
          <table:table-cell office:value-type="string">
            <text:p>un tourn'-feuille</text:p>
          </table:table-cell>
          <table:table-cell table:style-name="ce1" table:formula="of:=CONCATENATE(&quot;[&quot;&quot;&quot;; [.G122]; &quot;&quot;&quot;; ; ; ;&quot;&quot;&quot;; [.H122]; &quot;&quot;&quot;]&quot;)" office:value-type="string" office:string-value="[&quot;un tourne-feuille&quot;; ; ; ;&quot;un tourn'-feuille&quot;]">
            <text:p>["un tourne-feuille"; ; ; ;"un tourn'-feui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49], q, {q: "&lt;div class='left'&gt;C'est un tourne-feuille&lt;/div&gt;&lt;div class='right'&gt;C'est un tourn'-feuille&lt;/div&gt;", as: ["&lt;p class='adv'&gt;certainement&lt;/p&gt;&lt;/br &gt; un tourne-feuille","&lt;p class='adv'&gt;probablement&lt;/p&gt;&lt;/br &gt;un tourne-feuille", "&lt;p class='adv'&gt;probablement&lt;/p&gt;&lt;/br &gt;un tourn'-feuille", "&lt;p class='adv'&gt;certainement&lt;/p&gt;&lt;/br &gt;un tourn'-feui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office:value-type="string">
            <text:p>un tourne-volant</text:p>
          </table:table-cell>
          <table:table-cell office:value-type="string">
            <text:p>un tourn'-volant</text:p>
          </table:table-cell>
          <table:table-cell table:style-name="ce1" table:formula="of:=CONCATENATE(&quot;[&quot;&quot;&quot;; [.G123]; &quot;&quot;&quot;; ; ; ;&quot;&quot;&quot;; [.H123]; &quot;&quot;&quot;]&quot;)" office:value-type="string" office:string-value="[&quot;un tourne-volant&quot;; ; ; ;&quot;un tourn'-volant&quot;]">
            <text:p>["un tourne-volant"; ; ; ;"un tourn'-volan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50], q, {q: "&lt;div class='left'&gt;C'est un tourne-volant&lt;/div&gt;&lt;div class='right'&gt;C'est un tourn'-volant&lt;/div&gt;", as: ["&lt;p class='adv'&gt;certainement&lt;/p&gt;&lt;/br &gt; un tourne-volant","&lt;p class='adv'&gt;probablement&lt;/p&gt;&lt;/br &gt;un tourne-volant", "&lt;p class='adv'&gt;probablement&lt;/p&gt;&lt;/br &gt;un tourn'-volant", "&lt;p class='adv'&gt;certainement&lt;/p&gt;&lt;/br &gt;un tourn'-volan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1">
            <text:p>51</text:p>
          </table:table-cell>
          <table:table-cell office:value-type="string">
            <text:p>un tourne-omelette</text:p>
          </table:table-cell>
          <table:table-cell office:value-type="string">
            <text:p>un tourn'-omelette</text:p>
          </table:table-cell>
          <table:table-cell table:style-name="ce1" table:formula="of:=CONCATENATE(&quot;[&quot;&quot;&quot;; [.G124]; &quot;&quot;&quot;; ; ; ;&quot;&quot;&quot;; [.H124]; &quot;&quot;&quot;]&quot;)" office:value-type="string" office:string-value="[&quot;un tourne-omelette&quot;; ; ; ;&quot;un tourn'-omelette&quot;]">
            <text:p>["un tourne-omelette"; ; ; ;"un tourn'-omel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51], q, {q: "&lt;div class='left'&gt;C'est un tourne-omelette&lt;/div&gt;&lt;div class='right'&gt;C'est un tourn'-omelette&lt;/div&gt;", as: ["&lt;p class='adv'&gt;certainement&lt;/p&gt;&lt;/br &gt; un tourne-omelette","&lt;p class='adv'&gt;probablement&lt;/p&gt;&lt;/br &gt;un tourne-omelette", "&lt;p class='adv'&gt;probablement&lt;/p&gt;&lt;/br &gt;un tourn'-omelette", "&lt;p class='adv'&gt;certainement&lt;/p&gt;&lt;/br &gt;un tourn'-omel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2">
            <text:p>52</text:p>
          </table:table-cell>
          <table:table-cell office:value-type="string">
            <text:p>un gonfle-sein</text:p>
          </table:table-cell>
          <table:table-cell office:value-type="string">
            <text:p>un gonfl'-sein</text:p>
          </table:table-cell>
          <table:table-cell table:style-name="ce1" table:formula="of:=CONCATENATE(&quot;[&quot;&quot;&quot;; [.G125]; &quot;&quot;&quot;; ; ; ;&quot;&quot;&quot;; [.H125]; &quot;&quot;&quot;]&quot;)" office:value-type="string" office:string-value="[&quot;un gonfle-sein&quot;; ; ; ;&quot;un gonfl'-sein&quot;]">
            <text:p>["un gonfle-sein"; ; ; ;"un gonfl'-se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1",52], q, {q: "&lt;div class='left'&gt;C'est un gonfle-sein&lt;/div&gt;&lt;div class='right'&gt;C'est un gonfl'-sein&lt;/div&gt;", as: ["&lt;p class='adv'&gt;certainement&lt;/p&gt;&lt;/br &gt; un gonfle-sein","&lt;p class='adv'&gt;probablement&lt;/p&gt;&lt;/br &gt;un gonfle-sein", "&lt;p class='adv'&gt;probablement&lt;/p&gt;&lt;/br &gt;un gonfl'-sein", "&lt;p class='adv'&gt;certainement&lt;/p&gt;&lt;/br &gt;un gonfl'-se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3">
            <text:p>53</text:p>
          </table:table-cell>
          <table:table-cell office:value-type="string">
            <text:p>un gonfle-ballon</text:p>
          </table:table-cell>
          <table:table-cell office:value-type="string">
            <text:p>un gonfl'-ballon</text:p>
          </table:table-cell>
          <table:table-cell table:style-name="ce1" table:formula="of:=CONCATENATE(&quot;[&quot;&quot;&quot;; [.G126]; &quot;&quot;&quot;; ; ; ;&quot;&quot;&quot;; [.H126]; &quot;&quot;&quot;]&quot;)" office:value-type="string" office:string-value="[&quot;un gonfle-ballon&quot;; ; ; ;&quot;un gonfl'-ballon&quot;]">
            <text:p>["un gonfle-ballon"; ; ; ;"un gonfl'-ball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1",53], q, {q: "&lt;div class='left'&gt;C'est un gonfle-ballon&lt;/div&gt;&lt;div class='right'&gt;C'est un gonfl'-ballon&lt;/div&gt;", as: ["&lt;p class='adv'&gt;certainement&lt;/p&gt;&lt;/br &gt; un gonfle-ballon","&lt;p class='adv'&gt;probablement&lt;/p&gt;&lt;/br &gt;un gonfle-ballon", "&lt;p class='adv'&gt;probablement&lt;/p&gt;&lt;/br &gt;un gonfl'-ballon", "&lt;p class='adv'&gt;certainement&lt;/p&gt;&lt;/br &gt;un gonfl'-ball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office:value-type="string">
            <text:p>un gonfle-estomac</text:p>
          </table:table-cell>
          <table:table-cell office:value-type="string">
            <text:p>un gonfl'-estomac</text:p>
          </table:table-cell>
          <table:table-cell table:style-name="ce1" table:formula="of:=CONCATENATE(&quot;[&quot;&quot;&quot;; [.G127]; &quot;&quot;&quot;; ; ; ;&quot;&quot;&quot;; [.H127]; &quot;&quot;&quot;]&quot;)" office:value-type="string" office:string-value="[&quot;un gonfle-estomac&quot;; ; ; ;&quot;un gonfl'-estomac&quot;]">
            <text:p>["un gonfle-estomac"; ; ; ;"un gonfl'-estomac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1",54], q, {q: "&lt;div class='left'&gt;C'est un gonfle-estomac&lt;/div&gt;&lt;div class='right'&gt;C'est un gonfl'-estomac&lt;/div&gt;", as: ["&lt;p class='adv'&gt;certainement&lt;/p&gt;&lt;/br &gt; un gonfle-estomac","&lt;p class='adv'&gt;probablement&lt;/p&gt;&lt;/br &gt;un gonfle-estomac", "&lt;p class='adv'&gt;probablement&lt;/p&gt;&lt;/br &gt;un gonfl'-estomac", "&lt;p class='adv'&gt;certainement&lt;/p&gt;&lt;/br &gt;un gonfl'-estomac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string">
            <text:p>un lance-fleur</text:p>
          </table:table-cell>
          <table:table-cell office:value-type="string">
            <text:p>un lanc'-fleur</text:p>
          </table:table-cell>
          <table:table-cell table:style-name="ce1" table:formula="of:=CONCATENATE(&quot;[&quot;&quot;&quot;; [.G128]; &quot;&quot;&quot;; ; ; ;&quot;&quot;&quot;; [.H128]; &quot;&quot;&quot;]&quot;)" office:value-type="string" office:string-value="[&quot;un lance-fleur&quot;; ; ; ;&quot;un lanc'-fleur&quot;]">
            <text:p>["un lance-fleur"; ; ; ;"un lanc'-fleu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55], q, {q: "&lt;div class='left'&gt;C'est un lance-fleur&lt;/div&gt;&lt;div class='right'&gt;C'est un lanc'-fleur&lt;/div&gt;", as: ["&lt;p class='adv'&gt;certainement&lt;/p&gt;&lt;/br &gt; un lance-fleur","&lt;p class='adv'&gt;probablement&lt;/p&gt;&lt;/br &gt;un lance-fleur", "&lt;p class='adv'&gt;probablement&lt;/p&gt;&lt;/br &gt;un lanc'-fleur", "&lt;p class='adv'&gt;certainement&lt;/p&gt;&lt;/br &gt;un lanc'-fleu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string">
            <text:p>un lance-caillou</text:p>
          </table:table-cell>
          <table:table-cell office:value-type="string">
            <text:p>un lanc'-caillou</text:p>
          </table:table-cell>
          <table:table-cell table:style-name="ce1" table:formula="of:=CONCATENATE(&quot;[&quot;&quot;&quot;; [.G129]; &quot;&quot;&quot;; ; ; ;&quot;&quot;&quot;; [.H129]; &quot;&quot;&quot;]&quot;)" office:value-type="string" office:string-value="[&quot;un lance-caillou&quot;; ; ; ;&quot;un lanc'-caillou&quot;]">
            <text:p>["un lance-caillou"; ; ; ;"un lanc'-caill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56], q, {q: "&lt;div class='left'&gt;C'est un lance-caillou&lt;/div&gt;&lt;div class='right'&gt;C'est un lanc'-caillou&lt;/div&gt;", as: ["&lt;p class='adv'&gt;certainement&lt;/p&gt;&lt;/br &gt; un lance-caillou","&lt;p class='adv'&gt;probablement&lt;/p&gt;&lt;/br &gt;un lance-caillou", "&lt;p class='adv'&gt;probablement&lt;/p&gt;&lt;/br &gt;un lanc'-caillou", "&lt;p class='adv'&gt;certainement&lt;/p&gt;&lt;/br &gt;un lanc'-caill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string">
            <text:p>un lance-oeuf</text:p>
          </table:table-cell>
          <table:table-cell office:value-type="string">
            <text:p>un lanc'-oeuf</text:p>
          </table:table-cell>
          <table:table-cell table:style-name="ce1" table:formula="of:=CONCATENATE(&quot;[&quot;&quot;&quot;; [.G130]; &quot;&quot;&quot;; ; ; ;&quot;&quot;&quot;; [.H130]; &quot;&quot;&quot;]&quot;)" office:value-type="string" office:string-value="[&quot;un lance-oeuf&quot;; ; ; ;&quot;un lanc'-oeuf&quot;]">
            <text:p>["un lance-oeuf"; ; ; ;"un lanc'-oeuf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57], q, {q: "&lt;div class='left'&gt;C'est un lance-oeuf&lt;/div&gt;&lt;div class='right'&gt;C'est un lanc'-oeuf&lt;/div&gt;", as: ["&lt;p class='adv'&gt;certainement&lt;/p&gt;&lt;/br &gt; un lance-oeuf","&lt;p class='adv'&gt;probablement&lt;/p&gt;&lt;/br &gt;un lance-oeuf", "&lt;p class='adv'&gt;probablement&lt;/p&gt;&lt;/br &gt;un lanc'-oeuf", "&lt;p class='adv'&gt;certainement&lt;/p&gt;&lt;/br &gt;un lanc'-oeuf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string">
            <text:p>un creuse-trou</text:p>
          </table:table-cell>
          <table:table-cell office:value-type="string">
            <text:p>un creus'-trou</text:p>
          </table:table-cell>
          <table:table-cell table:style-name="ce1" table:formula="of:=CONCATENATE(&quot;[&quot;&quot;&quot;; [.G131]; &quot;&quot;&quot;; ; ; ;&quot;&quot;&quot;; [.H131]; &quot;&quot;&quot;]&quot;)" office:value-type="string" office:string-value="[&quot;un creuse-trou&quot;; ; ; ;&quot;un creus'-trou&quot;]">
            <text:p>["un creuse-trou"; ; ; ;"un creus'-tr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58], q, {q: "&lt;div class='left'&gt;C'est un creuse-trou&lt;/div&gt;&lt;div class='right'&gt;C'est un creus'-trou&lt;/div&gt;", as: ["&lt;p class='adv'&gt;certainement&lt;/p&gt;&lt;/br &gt; un creuse-trou","&lt;p class='adv'&gt;probablement&lt;/p&gt;&lt;/br &gt;un creuse-trou", "&lt;p class='adv'&gt;probablement&lt;/p&gt;&lt;/br &gt;un creus'-trou", "&lt;p class='adv'&gt;certainement&lt;/p&gt;&lt;/br &gt;un creus'-tr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string">
            <text:p>un creuse-tunnel</text:p>
          </table:table-cell>
          <table:table-cell office:value-type="string">
            <text:p>un creus'-tunnel</text:p>
          </table:table-cell>
          <table:table-cell table:style-name="ce1" table:formula="of:=CONCATENATE(&quot;[&quot;&quot;&quot;; [.G132]; &quot;&quot;&quot;; ; ; ;&quot;&quot;&quot;; [.H132]; &quot;&quot;&quot;]&quot;)" office:value-type="string" office:string-value="[&quot;un creuse-tunnel&quot;; ; ; ;&quot;un creus'-tunnel&quot;]">
            <text:p>["un creuse-tunnel"; ; ; ;"un creus'-tunnel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59], q, {q: "&lt;div class='left'&gt;C'est un creuse-tunnel&lt;/div&gt;&lt;div class='right'&gt;C'est un creus'-tunnel&lt;/div&gt;", as: ["&lt;p class='adv'&gt;certainement&lt;/p&gt;&lt;/br &gt; un creuse-tunnel","&lt;p class='adv'&gt;probablement&lt;/p&gt;&lt;/br &gt;un creuse-tunnel", "&lt;p class='adv'&gt;probablement&lt;/p&gt;&lt;/br &gt;un creus'-tunnel", "&lt;p class='adv'&gt;certainement&lt;/p&gt;&lt;/br &gt;un creus'-tunnel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0">
            <text:p>60</text:p>
          </table:table-cell>
          <table:table-cell office:value-type="string">
            <text:p>un creuse-excavation</text:p>
          </table:table-cell>
          <table:table-cell office:value-type="string">
            <text:p>un creus'-excavation</text:p>
          </table:table-cell>
          <table:table-cell table:style-name="ce1" table:formula="of:=CONCATENATE(&quot;[&quot;&quot;&quot;; [.G133]; &quot;&quot;&quot;; ; ; ;&quot;&quot;&quot;; [.H133]; &quot;&quot;&quot;]&quot;)" office:value-type="string" office:string-value="[&quot;un creuse-excavation&quot;; ; ; ;&quot;un creus'-excavation&quot;]">
            <text:p>["un creuse-excavation"; ; ; ;"un creus'-excavati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60], q, {q: "&lt;div class='left'&gt;C'est un creuse-excavation&lt;/div&gt;&lt;div class='right'&gt;C'est un creus'-excavation&lt;/div&gt;", as: ["&lt;p class='adv'&gt;certainement&lt;/p&gt;&lt;/br &gt; un creuse-excavation","&lt;p class='adv'&gt;probablement&lt;/p&gt;&lt;/br &gt;un creuse-excavation", "&lt;p class='adv'&gt;probablement&lt;/p&gt;&lt;/br &gt;un creus'-excavation", "&lt;p class='adv'&gt;certainement&lt;/p&gt;&lt;/br &gt;un creus'-excavati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1">
            <text:p>61</text:p>
          </table:table-cell>
          <table:table-cell office:value-type="string">
            <text:p>un brise-verre</text:p>
          </table:table-cell>
          <table:table-cell office:value-type="string">
            <text:p>un bris'-verre</text:p>
          </table:table-cell>
          <table:table-cell table:style-name="ce1" table:formula="of:=CONCATENATE(&quot;[&quot;&quot;&quot;; [.G134]; &quot;&quot;&quot;; ; ; ;&quot;&quot;&quot;; [.H134]; &quot;&quot;&quot;]&quot;)" office:value-type="string" office:string-value="[&quot;un brise-verre&quot;; ; ; ;&quot;un bris'-verre&quot;]">
            <text:p>["un brise-verre"; ; ; ;"un bris'-ve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1",61], q, {q: "&lt;div class='left'&gt;C'est un brise-verre&lt;/div&gt;&lt;div class='right'&gt;C'est un bris'-verre&lt;/div&gt;", as: ["&lt;p class='adv'&gt;certainement&lt;/p&gt;&lt;/br &gt; un brise-verre","&lt;p class='adv'&gt;probablement&lt;/p&gt;&lt;/br &gt;un brise-verre", "&lt;p class='adv'&gt;probablement&lt;/p&gt;&lt;/br &gt;un bris'-verre", "&lt;p class='adv'&gt;certainement&lt;/p&gt;&lt;/br &gt;un bris'-ve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2">
            <text:p>62</text:p>
          </table:table-cell>
          <table:table-cell office:value-type="string">
            <text:p>un brise-carafe</text:p>
          </table:table-cell>
          <table:table-cell office:value-type="string">
            <text:p>un bris'-carafe</text:p>
          </table:table-cell>
          <table:table-cell table:style-name="ce1" table:formula="of:=CONCATENATE(&quot;[&quot;&quot;&quot;; [.G135]; &quot;&quot;&quot;; ; ; ;&quot;&quot;&quot;; [.H135]; &quot;&quot;&quot;]&quot;)" office:value-type="string" office:string-value="[&quot;un brise-carafe&quot;; ; ; ;&quot;un bris'-carafe&quot;]">
            <text:p>["un brise-carafe"; ; ; ;"un bris'-cara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1",62], q, {q: "&lt;div class='left'&gt;C'est un brise-carafe&lt;/div&gt;&lt;div class='right'&gt;C'est un bris'-carafe&lt;/div&gt;", as: ["&lt;p class='adv'&gt;certainement&lt;/p&gt;&lt;/br &gt; un brise-carafe","&lt;p class='adv'&gt;probablement&lt;/p&gt;&lt;/br &gt;un brise-carafe", "&lt;p class='adv'&gt;probablement&lt;/p&gt;&lt;/br &gt;un bris'-carafe", "&lt;p class='adv'&gt;certainement&lt;/p&gt;&lt;/br &gt;un bris'-cara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1">
            <text:p>-1</text:p>
          </table:table-cell>
          <table:table-cell office:value-type="float" office:value="63">
            <text:p>63</text:p>
          </table:table-cell>
          <table:table-cell office:value-type="string">
            <text:p>un brise-assiette</text:p>
          </table:table-cell>
          <table:table-cell office:value-type="string">
            <text:p>un bris'-assiette</text:p>
          </table:table-cell>
          <table:table-cell table:style-name="ce1" table:formula="of:=CONCATENATE(&quot;[&quot;&quot;&quot;; [.G136]; &quot;&quot;&quot;; ; ; ;&quot;&quot;&quot;; [.H136]; &quot;&quot;&quot;]&quot;)" office:value-type="string" office:string-value="[&quot;un brise-assiette&quot;; ; ; ;&quot;un bris'-assiette&quot;]">
            <text:p>["un brise-assiette"; ; ; ;"un bris'-assi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1",63], q, {q: "&lt;div class='left'&gt;C'est un brise-assiette&lt;/div&gt;&lt;div class='right'&gt;C'est un bris'-assiette&lt;/div&gt;", as: ["&lt;p class='adv'&gt;certainement&lt;/p&gt;&lt;/br &gt; un brise-assiette","&lt;p class='adv'&gt;probablement&lt;/p&gt;&lt;/br &gt;un brise-assiette", "&lt;p class='adv'&gt;probablement&lt;/p&gt;&lt;/br &gt;un bris'-assiette", "&lt;p class='adv'&gt;certainement&lt;/p&gt;&lt;/br &gt;un bris'-assi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4">
            <text:p>64</text:p>
          </table:table-cell>
          <table:table-cell office:value-type="string">
            <text:p>un sonne-tocsin</text:p>
          </table:table-cell>
          <table:table-cell office:value-type="string">
            <text:p>un sonn'-tocsin</text:p>
          </table:table-cell>
          <table:table-cell table:style-name="ce1" table:formula="of:=CONCATENATE(&quot;[&quot;&quot;&quot;; [.G137]; &quot;&quot;&quot;; ; ; ;&quot;&quot;&quot;; [.H137]; &quot;&quot;&quot;]&quot;)" office:value-type="string" office:string-value="[&quot;un sonne-tocsin&quot;; ; ; ;&quot;un sonn'-tocsin&quot;]">
            <text:p>["un sonne-tocsin"; ; ; ;"un sonn'-tocs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64], q, {q: "&lt;div class='left'&gt;C'est un sonne-tocsin&lt;/div&gt;&lt;div class='right'&gt;C'est un sonn'-tocsin&lt;/div&gt;", as: ["&lt;p class='adv'&gt;certainement&lt;/p&gt;&lt;/br &gt; un sonne-tocsin","&lt;p class='adv'&gt;probablement&lt;/p&gt;&lt;/br &gt;un sonne-tocsin", "&lt;p class='adv'&gt;probablement&lt;/p&gt;&lt;/br &gt;un sonn'-tocsin", "&lt;p class='adv'&gt;certainement&lt;/p&gt;&lt;/br &gt;un sonn'-tocs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5">
            <text:p>65</text:p>
          </table:table-cell>
          <table:table-cell office:value-type="string">
            <text:p>un sonne-cloche</text:p>
          </table:table-cell>
          <table:table-cell office:value-type="string">
            <text:p>un sonn'-cloche</text:p>
          </table:table-cell>
          <table:table-cell table:style-name="ce1" table:formula="of:=CONCATENATE(&quot;[&quot;&quot;&quot;; [.G138]; &quot;&quot;&quot;; ; ; ;&quot;&quot;&quot;; [.H138]; &quot;&quot;&quot;]&quot;)" office:value-type="string" office:string-value="[&quot;un sonne-cloche&quot;; ; ; ;&quot;un sonn'-cloche&quot;]">
            <text:p>["un sonne-cloche"; ; ; ;"un sonn'-clo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65], q, {q: "&lt;div class='left'&gt;C'est un sonne-cloche&lt;/div&gt;&lt;div class='right'&gt;C'est un sonn'-cloche&lt;/div&gt;", as: ["&lt;p class='adv'&gt;certainement&lt;/p&gt;&lt;/br &gt; un sonne-cloche","&lt;p class='adv'&gt;probablement&lt;/p&gt;&lt;/br &gt;un sonne-cloche", "&lt;p class='adv'&gt;probablement&lt;/p&gt;&lt;/br &gt;un sonn'-cloche", "&lt;p class='adv'&gt;certainement&lt;/p&gt;&lt;/br &gt;un sonn'-clo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6">
            <text:p>66</text:p>
          </table:table-cell>
          <table:table-cell office:value-type="string">
            <text:p>un sonne-alarme</text:p>
          </table:table-cell>
          <table:table-cell office:value-type="string">
            <text:p>un sonn'-alarme</text:p>
          </table:table-cell>
          <table:table-cell table:style-name="ce1" table:formula="of:=CONCATENATE(&quot;[&quot;&quot;&quot;; [.G139]; &quot;&quot;&quot;; ; ; ;&quot;&quot;&quot;; [.H139]; &quot;&quot;&quot;]&quot;)" office:value-type="string" office:string-value="[&quot;un sonne-alarme&quot;; ; ; ;&quot;un sonn'-alarme&quot;]">
            <text:p>["un sonne-alarme"; ; ; ;"un sonn'-alarm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66], q, {q: "&lt;div class='left'&gt;C'est un sonne-alarme&lt;/div&gt;&lt;div class='right'&gt;C'est un sonn'-alarme&lt;/div&gt;", as: ["&lt;p class='adv'&gt;certainement&lt;/p&gt;&lt;/br &gt; un sonne-alarme","&lt;p class='adv'&gt;probablement&lt;/p&gt;&lt;/br &gt;un sonne-alarme", "&lt;p class='adv'&gt;probablement&lt;/p&gt;&lt;/br &gt;un sonn'-alarme", "&lt;p class='adv'&gt;certainement&lt;/p&gt;&lt;/br &gt;un sonn'-alarm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7">
            <text:p>67</text:p>
          </table:table-cell>
          <table:table-cell office:value-type="string">
            <text:p>un allume-chandelle</text:p>
          </table:table-cell>
          <table:table-cell office:value-type="string">
            <text:p>un allum'-chandelle</text:p>
          </table:table-cell>
          <table:table-cell table:style-name="ce1" table:formula="of:=CONCATENATE(&quot;[&quot;&quot;&quot;; [.G140]; &quot;&quot;&quot;; ; ; ;&quot;&quot;&quot;; [.H140]; &quot;&quot;&quot;]&quot;)" office:value-type="string" office:string-value="[&quot;un allume-chandelle&quot;; ; ; ;&quot;un allum'-chandelle&quot;]">
            <text:p>["un allume-chandelle"; ; ; ;"un allum'-chande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67], q, {q: "&lt;div class='left'&gt;C'est un allume-chandelle&lt;/div&gt;&lt;div class='right'&gt;C'est un allum'-chandelle&lt;/div&gt;", as: ["&lt;p class='adv'&gt;certainement&lt;/p&gt;&lt;/br &gt; un allume-chandelle","&lt;p class='adv'&gt;probablement&lt;/p&gt;&lt;/br &gt;un allume-chandelle", "&lt;p class='adv'&gt;probablement&lt;/p&gt;&lt;/br &gt;un allum'-chandelle", "&lt;p class='adv'&gt;certainement&lt;/p&gt;&lt;/br &gt;un allum'-chande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8">
            <text:p>68</text:p>
          </table:table-cell>
          <table:table-cell office:value-type="string">
            <text:p>un allume-cierge</text:p>
          </table:table-cell>
          <table:table-cell office:value-type="string">
            <text:p>un allum'-cierge</text:p>
          </table:table-cell>
          <table:table-cell table:style-name="ce1" table:formula="of:=CONCATENATE(&quot;[&quot;&quot;&quot;; [.G141]; &quot;&quot;&quot;; ; ; ;&quot;&quot;&quot;; [.H141]; &quot;&quot;&quot;]&quot;)" office:value-type="string" office:string-value="[&quot;un allume-cierge&quot;; ; ; ;&quot;un allum'-cierge&quot;]">
            <text:p>["un allume-cierge"; ; ; ;"un allum'-cier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68], q, {q: "&lt;div class='left'&gt;C'est un allume-cierge&lt;/div&gt;&lt;div class='right'&gt;C'est un allum'-cierge&lt;/div&gt;", as: ["&lt;p class='adv'&gt;certainement&lt;/p&gt;&lt;/br &gt; un allume-cierge","&lt;p class='adv'&gt;probablement&lt;/p&gt;&lt;/br &gt;un allume-cierge", "&lt;p class='adv'&gt;probablement&lt;/p&gt;&lt;/br &gt;un allum'-cierge", "&lt;p class='adv'&gt;certainement&lt;/p&gt;&lt;/br &gt;un allum'-cier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69">
            <text:p>69</text:p>
          </table:table-cell>
          <table:table-cell office:value-type="string">
            <text:p>un allume-ordi</text:p>
          </table:table-cell>
          <table:table-cell office:value-type="string">
            <text:p>un allum'-ordi</text:p>
          </table:table-cell>
          <table:table-cell table:style-name="ce1" table:formula="of:=CONCATENATE(&quot;[&quot;&quot;&quot;; [.G142]; &quot;&quot;&quot;; ; ; ;&quot;&quot;&quot;; [.H142]; &quot;&quot;&quot;]&quot;)" office:value-type="string" office:string-value="[&quot;un allume-ordi&quot;; ; ; ;&quot;un allum'-ordi&quot;]">
            <text:p>["un allume-ordi"; ; ; ;"un allum'-ordi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69], q, {q: "&lt;div class='left'&gt;C'est un allume-ordi&lt;/div&gt;&lt;div class='right'&gt;C'est un allum'-ordi&lt;/div&gt;", as: ["&lt;p class='adv'&gt;certainement&lt;/p&gt;&lt;/br &gt; un allume-ordi","&lt;p class='adv'&gt;probablement&lt;/p&gt;&lt;/br &gt;un allume-ordi", "&lt;p class='adv'&gt;probablement&lt;/p&gt;&lt;/br &gt;un allum'-ordi", "&lt;p class='adv'&gt;certainement&lt;/p&gt;&lt;/br &gt;un allum'-ordi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0">
            <text:p>70</text:p>
          </table:table-cell>
          <table:table-cell office:value-type="string">
            <text:p>un fume-pipe</text:p>
          </table:table-cell>
          <table:table-cell office:value-type="string">
            <text:p>un fum'-pipe</text:p>
          </table:table-cell>
          <table:table-cell table:style-name="ce1" table:formula="of:=CONCATENATE(&quot;[&quot;&quot;&quot;; [.G143]; &quot;&quot;&quot;; ; ; ;&quot;&quot;&quot;; [.H143]; &quot;&quot;&quot;]&quot;)" office:value-type="string" office:string-value="[&quot;un fume-pipe&quot;; ; ; ;&quot;un fum'-pipe&quot;]">
            <text:p>["un fume-pipe"; ; ; ;"un fum'-pip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1",70], q, {q: "&lt;div class='left'&gt;C'est un fume-pipe&lt;/div&gt;&lt;div class='right'&gt;C'est un fum'-pipe&lt;/div&gt;", as: ["&lt;p class='adv'&gt;certainement&lt;/p&gt;&lt;/br &gt; un fume-pipe","&lt;p class='adv'&gt;probablement&lt;/p&gt;&lt;/br &gt;un fume-pipe", "&lt;p class='adv'&gt;probablement&lt;/p&gt;&lt;/br &gt;un fum'-pipe", "&lt;p class='adv'&gt;certainement&lt;/p&gt;&lt;/br &gt;un fum'-pip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string">
            <text:p>un fume-cigarre</text:p>
          </table:table-cell>
          <table:table-cell office:value-type="string">
            <text:p>un fum'-cigarre</text:p>
          </table:table-cell>
          <table:table-cell table:style-name="ce1" table:formula="of:=CONCATENATE(&quot;[&quot;&quot;&quot;; [.G144]; &quot;&quot;&quot;; ; ; ;&quot;&quot;&quot;; [.H144]; &quot;&quot;&quot;]&quot;)" office:value-type="string" office:string-value="[&quot;un fume-cigarre&quot;; ; ; ;&quot;un fum'-cigarre&quot;]">
            <text:p>["un fume-cigarre"; ; ; ;"un fum'-ciga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1",71], q, {q: "&lt;div class='left'&gt;C'est un fume-cigarre&lt;/div&gt;&lt;div class='right'&gt;C'est un fum'-cigarre&lt;/div&gt;", as: ["&lt;p class='adv'&gt;certainement&lt;/p&gt;&lt;/br &gt; un fume-cigarre","&lt;p class='adv'&gt;probablement&lt;/p&gt;&lt;/br &gt;un fume-cigarre", "&lt;p class='adv'&gt;probablement&lt;/p&gt;&lt;/br &gt;un fum'-cigarre", "&lt;p class='adv'&gt;certainement&lt;/p&gt;&lt;/br &gt;un fum'-ciga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string">
            <text:p>un fume-herbe</text:p>
          </table:table-cell>
          <table:table-cell office:value-type="string">
            <text:p>un fum'-herbe</text:p>
          </table:table-cell>
          <table:table-cell table:style-name="ce1" table:formula="of:=CONCATENATE(&quot;[&quot;&quot;&quot;; [.G145]; &quot;&quot;&quot;; ; ; ;&quot;&quot;&quot;; [.H145]; &quot;&quot;&quot;]&quot;)" office:value-type="string" office:string-value="[&quot;un fume-herbe&quot;; ; ; ;&quot;un fum'-herbe&quot;]">
            <text:p>["un fume-herbe"; ; ; ;"un fum'-herb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1",72], q, {q: "&lt;div class='left'&gt;C'est un fume-herbe&lt;/div&gt;&lt;div class='right'&gt;C'est un fum'-herbe&lt;/div&gt;", as: ["&lt;p class='adv'&gt;certainement&lt;/p&gt;&lt;/br &gt; un fume-herbe","&lt;p class='adv'&gt;probablement&lt;/p&gt;&lt;/br &gt;un fume-herbe", "&lt;p class='adv'&gt;probablement&lt;/p&gt;&lt;/br &gt;un fum'-herbe", "&lt;p class='adv'&gt;certainement&lt;/p&gt;&lt;/br &gt;un fum'-herb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te garde</text:p>
          </table:table-cell>
          <table:table-cell office:value-type="string">
            <text:p>Lucas t'garde</text:p>
          </table:table-cell>
          <table:table-cell table:style-name="ce1" table:formula="of:=CONCATENATE(&quot;[&quot;&quot;&quot;; [.G146]; &quot;&quot;&quot;; ; ; ;&quot;&quot;&quot;; [.H146]; &quot;&quot;&quot;]&quot;)" office:value-type="string" office:string-value="[&quot;Lucas te garde&quot;; ; ; ;&quot;Lucas t'garde&quot;]">
            <text:p>["Lucas te garde"; ; ; ;"Lucas t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], q, {q: "&lt;div class='left'&gt;Lucas t'garde&lt;/div&gt;&lt;div class='right'&gt;Lucas te garde&lt;/div&gt;", as: ["&lt;p class='adv'&gt;certainement&lt;/p&gt;&lt;/br &gt; Lucas t'garde","&lt;p class='adv'&gt;probablement&lt;/p&gt;&lt;/br &gt;Lucas t'garde", "&lt;p class='adv'&gt;probablement&lt;/p&gt;&lt;/br &gt;Lucas te garde", "&lt;p class='adv'&gt;certainement&lt;/p&gt;&lt;/br &gt;Lucas te 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me garde</text:p>
          </table:table-cell>
          <table:table-cell office:value-type="string">
            <text:p>Lucas m'garde</text:p>
          </table:table-cell>
          <table:table-cell table:style-name="ce1" table:formula="of:=CONCATENATE(&quot;[&quot;&quot;&quot;; [.G147]; &quot;&quot;&quot;; ; ; ;&quot;&quot;&quot;; [.H147]; &quot;&quot;&quot;]&quot;)" office:value-type="string" office:string-value="[&quot;Lucas me garde&quot;; ; ; ;&quot;Lucas m'garde&quot;]">
            <text:p>["Lucas me garde"; ; ; ;"Lucas m'gar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], q, {q: "&lt;div class='left'&gt;Lucas m'garde&lt;/div&gt;&lt;div class='right'&gt;Lucas me garde&lt;/div&gt;", as: ["&lt;p class='adv'&gt;certainement&lt;/p&gt;&lt;/br &gt; Lucas m'garde","&lt;p class='adv'&gt;probablement&lt;/p&gt;&lt;/br &gt;Lucas m'garde", "&lt;p class='adv'&gt;probablement&lt;/p&gt;&lt;/br &gt;Lucas me garde", "&lt;p class='adv'&gt;certainement&lt;/p&gt;&lt;/br &gt;Lucas me gar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te gardait</text:p>
          </table:table-cell>
          <table:table-cell office:value-type="string">
            <text:p>Lucas t'gardait</text:p>
          </table:table-cell>
          <table:table-cell table:style-name="ce1" table:formula="of:=CONCATENATE(&quot;[&quot;&quot;&quot;; [.G148]; &quot;&quot;&quot;; ; ; ;&quot;&quot;&quot;; [.H148]; &quot;&quot;&quot;]&quot;)" office:value-type="string" office:string-value="[&quot;Lucas te gardait&quot;; ; ; ;&quot;Lucas t'gardait&quot;]">
            <text:p>["Lucas te gardait"; ; ; ;"Lucas t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], q, {q: "&lt;div class='left'&gt;Lucas t'gardait&lt;/div&gt;&lt;div class='right'&gt;Lucas te gardait&lt;/div&gt;", as: ["&lt;p class='adv'&gt;certainement&lt;/p&gt;&lt;/br &gt; Lucas t'gardait","&lt;p class='adv'&gt;probablement&lt;/p&gt;&lt;/br &gt;Lucas t'gardait", "&lt;p class='adv'&gt;probablement&lt;/p&gt;&lt;/br &gt;Lucas te gardait", "&lt;p class='adv'&gt;certainement&lt;/p&gt;&lt;/br &gt;Lucas te 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string">
            <text:p>Lucas me gardait</text:p>
          </table:table-cell>
          <table:table-cell office:value-type="string">
            <text:p>Lucas m'gardait</text:p>
          </table:table-cell>
          <table:table-cell table:style-name="ce1" table:formula="of:=CONCATENATE(&quot;[&quot;&quot;&quot;; [.G149]; &quot;&quot;&quot;; ; ; ;&quot;&quot;&quot;; [.H149]; &quot;&quot;&quot;]&quot;)" office:value-type="string" office:string-value="[&quot;Lucas me gardait&quot;; ; ; ;&quot;Lucas m'gardait&quot;]">
            <text:p>["Lucas me gardait"; ; ; ;"Lucas m'gar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], q, {q: "&lt;div class='left'&gt;Lucas m'gardait&lt;/div&gt;&lt;div class='right'&gt;Lucas me gardait&lt;/div&gt;", as: ["&lt;p class='adv'&gt;certainement&lt;/p&gt;&lt;/br &gt; Lucas m'gardait","&lt;p class='adv'&gt;probablement&lt;/p&gt;&lt;/br &gt;Lucas m'gardait", "&lt;p class='adv'&gt;probablement&lt;/p&gt;&lt;/br &gt;Lucas me gardait", "&lt;p class='adv'&gt;certainement&lt;/p&gt;&lt;/br &gt;Lucas me gar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te bouge</text:p>
          </table:table-cell>
          <table:table-cell office:value-type="string">
            <text:p>Théo t'bouge</text:p>
          </table:table-cell>
          <table:table-cell table:style-name="ce1" table:formula="of:=CONCATENATE(&quot;[&quot;&quot;&quot;; [.G150]; &quot;&quot;&quot;; ; ; ;&quot;&quot;&quot;; [.H150]; &quot;&quot;&quot;]&quot;)" office:value-type="string" office:string-value="[&quot;Théo te bouge&quot;; ; ; ;&quot;Théo t'bouge&quot;]">
            <text:p>["Théo te bouge"; ; ; ;"Théo t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2], q, {q: "&lt;div class='left'&gt;Théo t'bouge&lt;/div&gt;&lt;div class='right'&gt;Théo te bouge&lt;/div&gt;", as: ["&lt;p class='adv'&gt;certainement&lt;/p&gt;&lt;/br &gt; Théo t'bouge","&lt;p class='adv'&gt;probablement&lt;/p&gt;&lt;/br &gt;Théo t'bouge", "&lt;p class='adv'&gt;probablement&lt;/p&gt;&lt;/br &gt;Théo te bouge", "&lt;p class='adv'&gt;certainement&lt;/p&gt;&lt;/br &gt;Théo te 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me bouge</text:p>
          </table:table-cell>
          <table:table-cell office:value-type="string">
            <text:p>Théo m'bouge</text:p>
          </table:table-cell>
          <table:table-cell table:style-name="ce1" table:formula="of:=CONCATENATE(&quot;[&quot;&quot;&quot;; [.G151]; &quot;&quot;&quot;; ; ; ;&quot;&quot;&quot;; [.H151]; &quot;&quot;&quot;]&quot;)" office:value-type="string" office:string-value="[&quot;Théo me bouge&quot;; ; ; ;&quot;Théo m'bouge&quot;]">
            <text:p>["Théo me bouge"; ; ; ;"Théo m'bo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2], q, {q: "&lt;div class='left'&gt;Théo m'bouge&lt;/div&gt;&lt;div class='right'&gt;Théo me bouge&lt;/div&gt;", as: ["&lt;p class='adv'&gt;certainement&lt;/p&gt;&lt;/br &gt; Théo m'bouge","&lt;p class='adv'&gt;probablement&lt;/p&gt;&lt;/br &gt;Théo m'bouge", "&lt;p class='adv'&gt;probablement&lt;/p&gt;&lt;/br &gt;Théo me bouge", "&lt;p class='adv'&gt;certainement&lt;/p&gt;&lt;/br &gt;Théo me bo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te bougeait</text:p>
          </table:table-cell>
          <table:table-cell office:value-type="string">
            <text:p>Théo t'bougeait</text:p>
          </table:table-cell>
          <table:table-cell table:style-name="ce1" table:formula="of:=CONCATENATE(&quot;[&quot;&quot;&quot;; [.G152]; &quot;&quot;&quot;; ; ; ;&quot;&quot;&quot;; [.H152]; &quot;&quot;&quot;]&quot;)" office:value-type="string" office:string-value="[&quot;Théo te bougeait&quot;; ; ; ;&quot;Théo t'bougeait&quot;]">
            <text:p>["Théo te bougeait"; ; ; ;"Théo t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2], q, {q: "&lt;div class='left'&gt;Théo t'bougeait&lt;/div&gt;&lt;div class='right'&gt;Théo te bougeait&lt;/div&gt;", as: ["&lt;p class='adv'&gt;certainement&lt;/p&gt;&lt;/br &gt; Théo t'bougeait","&lt;p class='adv'&gt;probablement&lt;/p&gt;&lt;/br &gt;Théo t'bougeait", "&lt;p class='adv'&gt;probablement&lt;/p&gt;&lt;/br &gt;Théo te bougeait", "&lt;p class='adv'&gt;certainement&lt;/p&gt;&lt;/br &gt;Théo te 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héo me bougeait</text:p>
          </table:table-cell>
          <table:table-cell office:value-type="string">
            <text:p>Théo m'bougeait</text:p>
          </table:table-cell>
          <table:table-cell table:style-name="ce1" table:formula="of:=CONCATENATE(&quot;[&quot;&quot;&quot;; [.G153]; &quot;&quot;&quot;; ; ; ;&quot;&quot;&quot;; [.H153]; &quot;&quot;&quot;]&quot;)" office:value-type="string" office:string-value="[&quot;Théo me bougeait&quot;; ; ; ;&quot;Théo m'bougeait&quot;]">
            <text:p>["Théo me bougeait"; ; ; ;"Théo m'bo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2], q, {q: "&lt;div class='left'&gt;Théo m'bougeait&lt;/div&gt;&lt;div class='right'&gt;Théo me bougeait&lt;/div&gt;", as: ["&lt;p class='adv'&gt;certainement&lt;/p&gt;&lt;/br &gt; Théo m'bougeait","&lt;p class='adv'&gt;probablement&lt;/p&gt;&lt;/br &gt;Théo m'bougeait", "&lt;p class='adv'&gt;probablement&lt;/p&gt;&lt;/br &gt;Théo me bougeait", "&lt;p class='adv'&gt;certainement&lt;/p&gt;&lt;/br &gt;Théo me bo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te siffle</text:p>
          </table:table-cell>
          <table:table-cell office:value-type="string">
            <text:p>Thomas t'siffle</text:p>
          </table:table-cell>
          <table:table-cell table:style-name="ce1" table:formula="of:=CONCATENATE(&quot;[&quot;&quot;&quot;; [.G154]; &quot;&quot;&quot;; ; ; ;&quot;&quot;&quot;; [.H154]; &quot;&quot;&quot;]&quot;)" office:value-type="string" office:string-value="[&quot;Thomas te siffle&quot;; ; ; ;&quot;Thomas t'siffle&quot;]">
            <text:p>["Thomas te siffle"; ; ; ;"Thomas t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3], q, {q: "&lt;div class='left'&gt;Thomas t'siffle&lt;/div&gt;&lt;div class='right'&gt;Thomas te siffle&lt;/div&gt;", as: ["&lt;p class='adv'&gt;certainement&lt;/p&gt;&lt;/br &gt; Thomas t'siffle","&lt;p class='adv'&gt;probablement&lt;/p&gt;&lt;/br &gt;Thomas t'siffle", "&lt;p class='adv'&gt;probablement&lt;/p&gt;&lt;/br &gt;Thomas te siffle", "&lt;p class='adv'&gt;certainement&lt;/p&gt;&lt;/br &gt;Thomas te 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me siffle</text:p>
          </table:table-cell>
          <table:table-cell office:value-type="string">
            <text:p>Thomas m'siffle</text:p>
          </table:table-cell>
          <table:table-cell table:style-name="ce1" table:formula="of:=CONCATENATE(&quot;[&quot;&quot;&quot;; [.G155]; &quot;&quot;&quot;; ; ; ;&quot;&quot;&quot;; [.H155]; &quot;&quot;&quot;]&quot;)" office:value-type="string" office:string-value="[&quot;Thomas me siffle&quot;; ; ; ;&quot;Thomas m'siffle&quot;]">
            <text:p>["Thomas me siffle"; ; ; ;"Thomas m'siff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3], q, {q: "&lt;div class='left'&gt;Thomas m'siffle&lt;/div&gt;&lt;div class='right'&gt;Thomas me siffle&lt;/div&gt;", as: ["&lt;p class='adv'&gt;certainement&lt;/p&gt;&lt;/br &gt; Thomas m'siffle","&lt;p class='adv'&gt;probablement&lt;/p&gt;&lt;/br &gt;Thomas m'siffle", "&lt;p class='adv'&gt;probablement&lt;/p&gt;&lt;/br &gt;Thomas me siffle", "&lt;p class='adv'&gt;certainement&lt;/p&gt;&lt;/br &gt;Thomas me siff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te sifflait</text:p>
          </table:table-cell>
          <table:table-cell office:value-type="string">
            <text:p>Thomas t'sifflait</text:p>
          </table:table-cell>
          <table:table-cell table:style-name="ce1" table:formula="of:=CONCATENATE(&quot;[&quot;&quot;&quot;; [.G156]; &quot;&quot;&quot;; ; ; ;&quot;&quot;&quot;; [.H156]; &quot;&quot;&quot;]&quot;)" office:value-type="string" office:string-value="[&quot;Thomas te sifflait&quot;; ; ; ;&quot;Thomas t'sifflait&quot;]">
            <text:p>["Thomas te sifflait"; ; ; ;"Thomas t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3], q, {q: "&lt;div class='left'&gt;Thomas t'sifflait&lt;/div&gt;&lt;div class='right'&gt;Thomas te sifflait&lt;/div&gt;", as: ["&lt;p class='adv'&gt;certainement&lt;/p&gt;&lt;/br &gt; Thomas t'sifflait","&lt;p class='adv'&gt;probablement&lt;/p&gt;&lt;/br &gt;Thomas t'sifflait", "&lt;p class='adv'&gt;probablement&lt;/p&gt;&lt;/br &gt;Thomas te sifflait", "&lt;p class='adv'&gt;certainement&lt;/p&gt;&lt;/br &gt;Thomas te 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Thomas me sifflait</text:p>
          </table:table-cell>
          <table:table-cell office:value-type="string">
            <text:p>Thomas m'sifflait</text:p>
          </table:table-cell>
          <table:table-cell table:style-name="ce1" table:formula="of:=CONCATENATE(&quot;[&quot;&quot;&quot;; [.G157]; &quot;&quot;&quot;; ; ; ;&quot;&quot;&quot;; [.H157]; &quot;&quot;&quot;]&quot;)" office:value-type="string" office:string-value="[&quot;Thomas me sifflait&quot;; ; ; ;&quot;Thomas m'sifflait&quot;]">
            <text:p>["Thomas me sifflait"; ; ; ;"Thomas m'siff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3], q, {q: "&lt;div class='left'&gt;Thomas m'sifflait&lt;/div&gt;&lt;div class='right'&gt;Thomas me sifflait&lt;/div&gt;", as: ["&lt;p class='adv'&gt;certainement&lt;/p&gt;&lt;/br &gt; Thomas m'sifflait","&lt;p class='adv'&gt;probablement&lt;/p&gt;&lt;/br &gt;Thomas m'sifflait", "&lt;p class='adv'&gt;probablement&lt;/p&gt;&lt;/br &gt;Thomas me sifflait", "&lt;p class='adv'&gt;certainement&lt;/p&gt;&lt;/br &gt;Thomas me siff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te cache</text:p>
          </table:table-cell>
          <table:table-cell office:value-type="string">
            <text:p>Enzo t'cache</text:p>
          </table:table-cell>
          <table:table-cell table:style-name="ce1" table:formula="of:=CONCATENATE(&quot;[&quot;&quot;&quot;; [.G158]; &quot;&quot;&quot;; ; ; ;&quot;&quot;&quot;; [.H158]; &quot;&quot;&quot;]&quot;)" office:value-type="string" office:string-value="[&quot;Enzo te cache&quot;; ; ; ;&quot;Enzo t'cache&quot;]">
            <text:p>["Enzo te cache"; ; ; ;"Enzo t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4], q, {q: "&lt;div class='left'&gt;Enzo t'cache&lt;/div&gt;&lt;div class='right'&gt;Enzo te cache&lt;/div&gt;", as: ["&lt;p class='adv'&gt;certainement&lt;/p&gt;&lt;/br &gt; Enzo t'cache","&lt;p class='adv'&gt;probablement&lt;/p&gt;&lt;/br &gt;Enzo t'cache", "&lt;p class='adv'&gt;probablement&lt;/p&gt;&lt;/br &gt;Enzo te cache", "&lt;p class='adv'&gt;certainement&lt;/p&gt;&lt;/br &gt;Enzo te 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me cache</text:p>
          </table:table-cell>
          <table:table-cell office:value-type="string">
            <text:p>Enzo m'cache</text:p>
          </table:table-cell>
          <table:table-cell table:style-name="ce1" table:formula="of:=CONCATENATE(&quot;[&quot;&quot;&quot;; [.G159]; &quot;&quot;&quot;; ; ; ;&quot;&quot;&quot;; [.H159]; &quot;&quot;&quot;]&quot;)" office:value-type="string" office:string-value="[&quot;Enzo me cache&quot;; ; ; ;&quot;Enzo m'cache&quot;]">
            <text:p>["Enzo me cache"; ; ; ;"Enzo m'ca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4], q, {q: "&lt;div class='left'&gt;Enzo m'cache&lt;/div&gt;&lt;div class='right'&gt;Enzo me cache&lt;/div&gt;", as: ["&lt;p class='adv'&gt;certainement&lt;/p&gt;&lt;/br &gt; Enzo m'cache","&lt;p class='adv'&gt;probablement&lt;/p&gt;&lt;/br &gt;Enzo m'cache", "&lt;p class='adv'&gt;probablement&lt;/p&gt;&lt;/br &gt;Enzo me cache", "&lt;p class='adv'&gt;certainement&lt;/p&gt;&lt;/br &gt;Enzo me ca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te cachait</text:p>
          </table:table-cell>
          <table:table-cell office:value-type="string">
            <text:p>Enzo t'cachait</text:p>
          </table:table-cell>
          <table:table-cell table:style-name="ce1" table:formula="of:=CONCATENATE(&quot;[&quot;&quot;&quot;; [.G160]; &quot;&quot;&quot;; ; ; ;&quot;&quot;&quot;; [.H160]; &quot;&quot;&quot;]&quot;)" office:value-type="string" office:string-value="[&quot;Enzo te cachait&quot;; ; ; ;&quot;Enzo t'cachait&quot;]">
            <text:p>["Enzo te cachait"; ; ; ;"Enzo t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4], q, {q: "&lt;div class='left'&gt;Enzo t'cachait&lt;/div&gt;&lt;div class='right'&gt;Enzo te cachait&lt;/div&gt;", as: ["&lt;p class='adv'&gt;certainement&lt;/p&gt;&lt;/br &gt; Enzo t'cachait","&lt;p class='adv'&gt;probablement&lt;/p&gt;&lt;/br &gt;Enzo t'cachait", "&lt;p class='adv'&gt;probablement&lt;/p&gt;&lt;/br &gt;Enzo te cachait", "&lt;p class='adv'&gt;certainement&lt;/p&gt;&lt;/br &gt;Enzo te 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string">
            <text:p>Enzo me cachait</text:p>
          </table:table-cell>
          <table:table-cell office:value-type="string">
            <text:p>Enzo m'cachait</text:p>
          </table:table-cell>
          <table:table-cell table:style-name="ce1" table:formula="of:=CONCATENATE(&quot;[&quot;&quot;&quot;; [.G161]; &quot;&quot;&quot;; ; ; ;&quot;&quot;&quot;; [.H161]; &quot;&quot;&quot;]&quot;)" office:value-type="string" office:string-value="[&quot;Enzo me cachait&quot;; ; ; ;&quot;Enzo m'cachait&quot;]">
            <text:p>["Enzo me cachait"; ; ; ;"Enzo m'ca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4], q, {q: "&lt;div class='left'&gt;Enzo m'cachait&lt;/div&gt;&lt;div class='right'&gt;Enzo me cachait&lt;/div&gt;", as: ["&lt;p class='adv'&gt;certainement&lt;/p&gt;&lt;/br &gt; Enzo m'cachait","&lt;p class='adv'&gt;probablement&lt;/p&gt;&lt;/br &gt;Enzo m'cachait", "&lt;p class='adv'&gt;probablement&lt;/p&gt;&lt;/br &gt;Enzo me cachait", "&lt;p class='adv'&gt;certainement&lt;/p&gt;&lt;/br &gt;Enzo me ca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te sonne</text:p>
          </table:table-cell>
          <table:table-cell office:value-type="string">
            <text:p>Leo t'sonne</text:p>
          </table:table-cell>
          <table:table-cell table:style-name="ce1" table:formula="of:=CONCATENATE(&quot;[&quot;&quot;&quot;; [.G162]; &quot;&quot;&quot;; ; ; ;&quot;&quot;&quot;; [.H162]; &quot;&quot;&quot;]&quot;)" office:value-type="string" office:string-value="[&quot;Leo te sonne&quot;; ; ; ;&quot;Leo t'sonne&quot;]">
            <text:p>["Leo te sonne"; ; ; ;"Leo t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5], q, {q: "&lt;div class='left'&gt;Leo t'sonne&lt;/div&gt;&lt;div class='right'&gt;Leo te sonne&lt;/div&gt;", as: ["&lt;p class='adv'&gt;certainement&lt;/p&gt;&lt;/br &gt; Leo t'sonne","&lt;p class='adv'&gt;probablement&lt;/p&gt;&lt;/br &gt;Leo t'sonne", "&lt;p class='adv'&gt;probablement&lt;/p&gt;&lt;/br &gt;Leo te sonne", "&lt;p class='adv'&gt;certainement&lt;/p&gt;&lt;/br &gt;Leo te 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me sonne</text:p>
          </table:table-cell>
          <table:table-cell office:value-type="string">
            <text:p>Leo m'sonne</text:p>
          </table:table-cell>
          <table:table-cell table:style-name="ce1" table:formula="of:=CONCATENATE(&quot;[&quot;&quot;&quot;; [.G163]; &quot;&quot;&quot;; ; ; ;&quot;&quot;&quot;; [.H163]; &quot;&quot;&quot;]&quot;)" office:value-type="string" office:string-value="[&quot;Leo me sonne&quot;; ; ; ;&quot;Leo m'sonne&quot;]">
            <text:p>["Leo me sonne"; ; ; ;"Leo m'son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5], q, {q: "&lt;div class='left'&gt;Leo m'sonne&lt;/div&gt;&lt;div class='right'&gt;Leo me sonne&lt;/div&gt;", as: ["&lt;p class='adv'&gt;certainement&lt;/p&gt;&lt;/br &gt; Leo m'sonne","&lt;p class='adv'&gt;probablement&lt;/p&gt;&lt;/br &gt;Leo m'sonne", "&lt;p class='adv'&gt;probablement&lt;/p&gt;&lt;/br &gt;Leo me sonne", "&lt;p class='adv'&gt;certainement&lt;/p&gt;&lt;/br &gt;Leo me son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te sonnait</text:p>
          </table:table-cell>
          <table:table-cell office:value-type="string">
            <text:p>Leo t'sonnait</text:p>
          </table:table-cell>
          <table:table-cell table:style-name="ce1" table:formula="of:=CONCATENATE(&quot;[&quot;&quot;&quot;; [.G164]; &quot;&quot;&quot;; ; ; ;&quot;&quot;&quot;; [.H164]; &quot;&quot;&quot;]&quot;)" office:value-type="string" office:string-value="[&quot;Leo te sonnait&quot;; ; ; ;&quot;Leo t'sonnait&quot;]">
            <text:p>["Leo te sonnait"; ; ; ;"Leo t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5], q, {q: "&lt;div class='left'&gt;Leo t'sonnait&lt;/div&gt;&lt;div class='right'&gt;Leo te sonnait&lt;/div&gt;", as: ["&lt;p class='adv'&gt;certainement&lt;/p&gt;&lt;/br &gt; Leo t'sonnait","&lt;p class='adv'&gt;probablement&lt;/p&gt;&lt;/br &gt;Leo t'sonnait", "&lt;p class='adv'&gt;probablement&lt;/p&gt;&lt;/br &gt;Leo te sonnait", "&lt;p class='adv'&gt;certainement&lt;/p&gt;&lt;/br &gt;Leo te 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string">
            <text:p>Leo me sonnait</text:p>
          </table:table-cell>
          <table:table-cell office:value-type="string">
            <text:p>Leo m'sonnait</text:p>
          </table:table-cell>
          <table:table-cell table:style-name="ce1" table:formula="of:=CONCATENATE(&quot;[&quot;&quot;&quot;; [.G165]; &quot;&quot;&quot;; ; ; ;&quot;&quot;&quot;; [.H165]; &quot;&quot;&quot;]&quot;)" office:value-type="string" office:string-value="[&quot;Leo me sonnait&quot;; ; ; ;&quot;Leo m'sonnait&quot;]">
            <text:p>["Leo me sonnait"; ; ; ;"Leo m'son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5], q, {q: "&lt;div class='left'&gt;Leo m'sonnait&lt;/div&gt;&lt;div class='right'&gt;Leo me sonnait&lt;/div&gt;", as: ["&lt;p class='adv'&gt;certainement&lt;/p&gt;&lt;/br &gt; Leo m'sonnait","&lt;p class='adv'&gt;probablement&lt;/p&gt;&lt;/br &gt;Leo m'sonnait", "&lt;p class='adv'&gt;probablement&lt;/p&gt;&lt;/br &gt;Leo me sonnait", "&lt;p class='adv'&gt;certainement&lt;/p&gt;&lt;/br &gt;Leo me son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te caresse</text:p>
          </table:table-cell>
          <table:table-cell office:value-type="string">
            <text:p>Louis t'caresse</text:p>
          </table:table-cell>
          <table:table-cell table:style-name="ce1" table:formula="of:=CONCATENATE(&quot;[&quot;&quot;&quot;; [.G166]; &quot;&quot;&quot;; ; ; ;&quot;&quot;&quot;; [.H166]; &quot;&quot;&quot;]&quot;)" office:value-type="string" office:string-value="[&quot;Louis te caresse&quot;; ; ; ;&quot;Louis t'caresse&quot;]">
            <text:p>["Louis te caresse"; ; ; ;"Louis t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6], q, {q: "&lt;div class='left'&gt;Louis t'caresse&lt;/div&gt;&lt;div class='right'&gt;Louis te caresse&lt;/div&gt;", as: ["&lt;p class='adv'&gt;certainement&lt;/p&gt;&lt;/br &gt; Louis t'caresse","&lt;p class='adv'&gt;probablement&lt;/p&gt;&lt;/br &gt;Louis t'caresse", "&lt;p class='adv'&gt;probablement&lt;/p&gt;&lt;/br &gt;Louis te caresse", "&lt;p class='adv'&gt;certainement&lt;/p&gt;&lt;/br &gt;Louis te 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me caresse</text:p>
          </table:table-cell>
          <table:table-cell office:value-type="string">
            <text:p>Louis m'caresse</text:p>
          </table:table-cell>
          <table:table-cell table:style-name="ce1" table:formula="of:=CONCATENATE(&quot;[&quot;&quot;&quot;; [.G167]; &quot;&quot;&quot;; ; ; ;&quot;&quot;&quot;; [.H167]; &quot;&quot;&quot;]&quot;)" office:value-type="string" office:string-value="[&quot;Louis me caresse&quot;; ; ; ;&quot;Louis m'caresse&quot;]">
            <text:p>["Louis me caresse"; ; ; ;"Louis m'care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6], q, {q: "&lt;div class='left'&gt;Louis m'caresse&lt;/div&gt;&lt;div class='right'&gt;Louis me caresse&lt;/div&gt;", as: ["&lt;p class='adv'&gt;certainement&lt;/p&gt;&lt;/br &gt; Louis m'caresse","&lt;p class='adv'&gt;probablement&lt;/p&gt;&lt;/br &gt;Louis m'caresse", "&lt;p class='adv'&gt;probablement&lt;/p&gt;&lt;/br &gt;Louis me caresse", "&lt;p class='adv'&gt;certainement&lt;/p&gt;&lt;/br &gt;Louis me care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te caressait</text:p>
          </table:table-cell>
          <table:table-cell office:value-type="string">
            <text:p>Louis t'caressait</text:p>
          </table:table-cell>
          <table:table-cell table:style-name="ce1" table:formula="of:=CONCATENATE(&quot;[&quot;&quot;&quot;; [.G168]; &quot;&quot;&quot;; ; ; ;&quot;&quot;&quot;; [.H168]; &quot;&quot;&quot;]&quot;)" office:value-type="string" office:string-value="[&quot;Louis te caressait&quot;; ; ; ;&quot;Louis t'caressait&quot;]">
            <text:p>["Louis te caressait"; ; ; ;"Louis t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6], q, {q: "&lt;div class='left'&gt;Louis t'caressait&lt;/div&gt;&lt;div class='right'&gt;Louis te caressait&lt;/div&gt;", as: ["&lt;p class='adv'&gt;certainement&lt;/p&gt;&lt;/br &gt; Louis t'caressait","&lt;p class='adv'&gt;probablement&lt;/p&gt;&lt;/br &gt;Louis t'caressait", "&lt;p class='adv'&gt;probablement&lt;/p&gt;&lt;/br &gt;Louis te caressait", "&lt;p class='adv'&gt;certainement&lt;/p&gt;&lt;/br &gt;Louis te 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string">
            <text:p>Louis me caressait</text:p>
          </table:table-cell>
          <table:table-cell office:value-type="string">
            <text:p>Louis m'caressait</text:p>
          </table:table-cell>
          <table:table-cell table:style-name="ce1" table:formula="of:=CONCATENATE(&quot;[&quot;&quot;&quot;; [.G169]; &quot;&quot;&quot;; ; ; ;&quot;&quot;&quot;; [.H169]; &quot;&quot;&quot;]&quot;)" office:value-type="string" office:string-value="[&quot;Louis me caressait&quot;; ; ; ;&quot;Louis m'caressait&quot;]">
            <text:p>["Louis me caressait"; ; ; ;"Louis m'care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6], q, {q: "&lt;div class='left'&gt;Louis m'caressait&lt;/div&gt;&lt;div class='right'&gt;Louis me caressait&lt;/div&gt;", as: ["&lt;p class='adv'&gt;certainement&lt;/p&gt;&lt;/br &gt; Louis m'caressait","&lt;p class='adv'&gt;probablement&lt;/p&gt;&lt;/br &gt;Louis m'caressait", "&lt;p class='adv'&gt;probablement&lt;/p&gt;&lt;/br &gt;Louis me caressait", "&lt;p class='adv'&gt;certainement&lt;/p&gt;&lt;/br &gt;Louis me care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te guide</text:p>
          </table:table-cell>
          <table:table-cell office:value-type="string">
            <text:p>Emma t'guide</text:p>
          </table:table-cell>
          <table:table-cell table:style-name="ce1" table:formula="of:=CONCATENATE(&quot;[&quot;&quot;&quot;; [.G170]; &quot;&quot;&quot;; ; ; ;&quot;&quot;&quot;; [.H170]; &quot;&quot;&quot;]&quot;)" office:value-type="string" office:string-value="[&quot;Emma te guide&quot;; ; ; ;&quot;Emma t'guide&quot;]">
            <text:p>["Emma te guide"; ; ; ;"Emma t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7], q, {q: "&lt;div class='left'&gt;Emma t'guide&lt;/div&gt;&lt;div class='right'&gt;Emma te guide&lt;/div&gt;", as: ["&lt;p class='adv'&gt;certainement&lt;/p&gt;&lt;/br &gt; Emma t'guide","&lt;p class='adv'&gt;probablement&lt;/p&gt;&lt;/br &gt;Emma t'guide", "&lt;p class='adv'&gt;probablement&lt;/p&gt;&lt;/br &gt;Emma te guide", "&lt;p class='adv'&gt;certainement&lt;/p&gt;&lt;/br &gt;Emma te 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me guide</text:p>
          </table:table-cell>
          <table:table-cell office:value-type="string">
            <text:p>Emma m'guide</text:p>
          </table:table-cell>
          <table:table-cell table:style-name="ce1" table:formula="of:=CONCATENATE(&quot;[&quot;&quot;&quot;; [.G171]; &quot;&quot;&quot;; ; ; ;&quot;&quot;&quot;; [.H171]; &quot;&quot;&quot;]&quot;)" office:value-type="string" office:string-value="[&quot;Emma me guide&quot;; ; ; ;&quot;Emma m'guide&quot;]">
            <text:p>["Emma me guide"; ; ; ;"Emma m'guid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7], q, {q: "&lt;div class='left'&gt;Emma m'guide&lt;/div&gt;&lt;div class='right'&gt;Emma me guide&lt;/div&gt;", as: ["&lt;p class='adv'&gt;certainement&lt;/p&gt;&lt;/br &gt; Emma m'guide","&lt;p class='adv'&gt;probablement&lt;/p&gt;&lt;/br &gt;Emma m'guide", "&lt;p class='adv'&gt;probablement&lt;/p&gt;&lt;/br &gt;Emma me guide", "&lt;p class='adv'&gt;certainement&lt;/p&gt;&lt;/br &gt;Emma me guid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te guidait</text:p>
          </table:table-cell>
          <table:table-cell office:value-type="string">
            <text:p>Emma t'guidait</text:p>
          </table:table-cell>
          <table:table-cell table:style-name="ce1" table:formula="of:=CONCATENATE(&quot;[&quot;&quot;&quot;; [.G172]; &quot;&quot;&quot;; ; ; ;&quot;&quot;&quot;; [.H172]; &quot;&quot;&quot;]&quot;)" office:value-type="string" office:string-value="[&quot;Emma te guidait&quot;; ; ; ;&quot;Emma t'guidait&quot;]">
            <text:p>["Emma te guidait"; ; ; ;"Emma t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7], q, {q: "&lt;div class='left'&gt;Emma t'guidait&lt;/div&gt;&lt;div class='right'&gt;Emma te guidait&lt;/div&gt;", as: ["&lt;p class='adv'&gt;certainement&lt;/p&gt;&lt;/br &gt; Emma t'guidait","&lt;p class='adv'&gt;probablement&lt;/p&gt;&lt;/br &gt;Emma t'guidait", "&lt;p class='adv'&gt;probablement&lt;/p&gt;&lt;/br &gt;Emma te guidait", "&lt;p class='adv'&gt;certainement&lt;/p&gt;&lt;/br &gt;Emma te 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string">
            <text:p>Emma me guidait</text:p>
          </table:table-cell>
          <table:table-cell office:value-type="string">
            <text:p>Emma m'guidait</text:p>
          </table:table-cell>
          <table:table-cell table:style-name="ce1" table:formula="of:=CONCATENATE(&quot;[&quot;&quot;&quot;; [.G173]; &quot;&quot;&quot;; ; ; ;&quot;&quot;&quot;; [.H173]; &quot;&quot;&quot;]&quot;)" office:value-type="string" office:string-value="[&quot;Emma me guidait&quot;; ; ; ;&quot;Emma m'guidait&quot;]">
            <text:p>["Emma me guidait"; ; ; ;"Emma m'gu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7], q, {q: "&lt;div class='left'&gt;Emma m'guidait&lt;/div&gt;&lt;div class='right'&gt;Emma me guidait&lt;/div&gt;", as: ["&lt;p class='adv'&gt;certainement&lt;/p&gt;&lt;/br &gt; Emma m'guidait","&lt;p class='adv'&gt;probablement&lt;/p&gt;&lt;/br &gt;Emma m'guidait", "&lt;p class='adv'&gt;probablement&lt;/p&gt;&lt;/br &gt;Emma me guidait", "&lt;p class='adv'&gt;certainement&lt;/p&gt;&lt;/br &gt;Emma me gu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te vante</text:p>
          </table:table-cell>
          <table:table-cell office:value-type="string">
            <text:p>Clara t'vante</text:p>
          </table:table-cell>
          <table:table-cell table:style-name="ce1" table:formula="of:=CONCATENATE(&quot;[&quot;&quot;&quot;; [.G174]; &quot;&quot;&quot;; ; ; ;&quot;&quot;&quot;; [.H174]; &quot;&quot;&quot;]&quot;)" office:value-type="string" office:string-value="[&quot;Clara te vante&quot;; ; ; ;&quot;Clara t'vante&quot;]">
            <text:p>["Clara te vante"; ; ; ;"Clara t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8], q, {q: "&lt;div class='left'&gt;Clara t'vante&lt;/div&gt;&lt;div class='right'&gt;Clara te vante&lt;/div&gt;", as: ["&lt;p class='adv'&gt;certainement&lt;/p&gt;&lt;/br &gt; Clara t'vante","&lt;p class='adv'&gt;probablement&lt;/p&gt;&lt;/br &gt;Clara t'vante", "&lt;p class='adv'&gt;probablement&lt;/p&gt;&lt;/br &gt;Clara te vante", "&lt;p class='adv'&gt;certainement&lt;/p&gt;&lt;/br &gt;Clara te 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me vante</text:p>
          </table:table-cell>
          <table:table-cell office:value-type="string">
            <text:p>Clara m'vante</text:p>
          </table:table-cell>
          <table:table-cell table:style-name="ce1" table:formula="of:=CONCATENATE(&quot;[&quot;&quot;&quot;; [.G175]; &quot;&quot;&quot;; ; ; ;&quot;&quot;&quot;; [.H175]; &quot;&quot;&quot;]&quot;)" office:value-type="string" office:string-value="[&quot;Clara me vante&quot;; ; ; ;&quot;Clara m'vante&quot;]">
            <text:p>["Clara me vante"; ; ; ;"Clara m'van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8], q, {q: "&lt;div class='left'&gt;Clara m'vante&lt;/div&gt;&lt;div class='right'&gt;Clara me vante&lt;/div&gt;", as: ["&lt;p class='adv'&gt;certainement&lt;/p&gt;&lt;/br &gt; Clara m'vante","&lt;p class='adv'&gt;probablement&lt;/p&gt;&lt;/br &gt;Clara m'vante", "&lt;p class='adv'&gt;probablement&lt;/p&gt;&lt;/br &gt;Clara me vante", "&lt;p class='adv'&gt;certainement&lt;/p&gt;&lt;/br &gt;Clara me van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te vantait</text:p>
          </table:table-cell>
          <table:table-cell office:value-type="string">
            <text:p>Clara t'vantait</text:p>
          </table:table-cell>
          <table:table-cell table:style-name="ce1" table:formula="of:=CONCATENATE(&quot;[&quot;&quot;&quot;; [.G176]; &quot;&quot;&quot;; ; ; ;&quot;&quot;&quot;; [.H176]; &quot;&quot;&quot;]&quot;)" office:value-type="string" office:string-value="[&quot;Clara te vantait&quot;; ; ; ;&quot;Clara t'vantait&quot;]">
            <text:p>["Clara te vantait"; ; ; ;"Clara t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8], q, {q: "&lt;div class='left'&gt;Clara t'vantait&lt;/div&gt;&lt;div class='right'&gt;Clara te vantait&lt;/div&gt;", as: ["&lt;p class='adv'&gt;certainement&lt;/p&gt;&lt;/br &gt; Clara t'vantait","&lt;p class='adv'&gt;probablement&lt;/p&gt;&lt;/br &gt;Clara t'vantait", "&lt;p class='adv'&gt;probablement&lt;/p&gt;&lt;/br &gt;Clara te vantait", "&lt;p class='adv'&gt;certainement&lt;/p&gt;&lt;/br &gt;Clara te 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string">
            <text:p>Clara me vantait</text:p>
          </table:table-cell>
          <table:table-cell office:value-type="string">
            <text:p>Clara m'vantait</text:p>
          </table:table-cell>
          <table:table-cell table:style-name="ce1" table:formula="of:=CONCATENATE(&quot;[&quot;&quot;&quot;; [.G177]; &quot;&quot;&quot;; ; ; ;&quot;&quot;&quot;; [.H177]; &quot;&quot;&quot;]&quot;)" office:value-type="string" office:string-value="[&quot;Clara me vantait&quot;; ; ; ;&quot;Clara m'vantait&quot;]">
            <text:p>["Clara me vantait"; ; ; ;"Clara m'van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8], q, {q: "&lt;div class='left'&gt;Clara m'vantait&lt;/div&gt;&lt;div class='right'&gt;Clara me vantait&lt;/div&gt;", as: ["&lt;p class='adv'&gt;certainement&lt;/p&gt;&lt;/br &gt; Clara m'vantait","&lt;p class='adv'&gt;probablement&lt;/p&gt;&lt;/br &gt;Clara m'vantait", "&lt;p class='adv'&gt;probablement&lt;/p&gt;&lt;/br &gt;Clara me vantait", "&lt;p class='adv'&gt;certainement&lt;/p&gt;&lt;/br &gt;Clara me van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te juge</text:p>
          </table:table-cell>
          <table:table-cell office:value-type="string">
            <text:p>Sarah t'juge</text:p>
          </table:table-cell>
          <table:table-cell table:style-name="ce1" table:formula="of:=CONCATENATE(&quot;[&quot;&quot;&quot;; [.G178]; &quot;&quot;&quot;; ; ; ;&quot;&quot;&quot;; [.H178]; &quot;&quot;&quot;]&quot;)" office:value-type="string" office:string-value="[&quot;Sarah te juge&quot;; ; ; ;&quot;Sarah t'juge&quot;]">
            <text:p>["Sarah te juge"; ; ; ;"Sarah t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9], q, {q: "&lt;div class='left'&gt;Sarah t'juge&lt;/div&gt;&lt;div class='right'&gt;Sarah te juge&lt;/div&gt;", as: ["&lt;p class='adv'&gt;certainement&lt;/p&gt;&lt;/br &gt; Sarah t'juge","&lt;p class='adv'&gt;probablement&lt;/p&gt;&lt;/br &gt;Sarah t'juge", "&lt;p class='adv'&gt;probablement&lt;/p&gt;&lt;/br &gt;Sarah te juge", "&lt;p class='adv'&gt;certainement&lt;/p&gt;&lt;/br &gt;Sarah te 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me juge</text:p>
          </table:table-cell>
          <table:table-cell office:value-type="string">
            <text:p>Sarah m'juge</text:p>
          </table:table-cell>
          <table:table-cell table:style-name="ce1" table:formula="of:=CONCATENATE(&quot;[&quot;&quot;&quot;; [.G179]; &quot;&quot;&quot;; ; ; ;&quot;&quot;&quot;; [.H179]; &quot;&quot;&quot;]&quot;)" office:value-type="string" office:string-value="[&quot;Sarah me juge&quot;; ; ; ;&quot;Sarah m'juge&quot;]">
            <text:p>["Sarah me juge"; ; ; ;"Sarah m'ju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9], q, {q: "&lt;div class='left'&gt;Sarah m'juge&lt;/div&gt;&lt;div class='right'&gt;Sarah me juge&lt;/div&gt;", as: ["&lt;p class='adv'&gt;certainement&lt;/p&gt;&lt;/br &gt; Sarah m'juge","&lt;p class='adv'&gt;probablement&lt;/p&gt;&lt;/br &gt;Sarah m'juge", "&lt;p class='adv'&gt;probablement&lt;/p&gt;&lt;/br &gt;Sarah me juge", "&lt;p class='adv'&gt;certainement&lt;/p&gt;&lt;/br &gt;Sarah me ju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te jugeait</text:p>
          </table:table-cell>
          <table:table-cell office:value-type="string">
            <text:p>Sarah t'jugeait</text:p>
          </table:table-cell>
          <table:table-cell table:style-name="ce1" table:formula="of:=CONCATENATE(&quot;[&quot;&quot;&quot;; [.G180]; &quot;&quot;&quot;; ; ; ;&quot;&quot;&quot;; [.H180]; &quot;&quot;&quot;]&quot;)" office:value-type="string" office:string-value="[&quot;Sarah te jugeait&quot;; ; ; ;&quot;Sarah t'jugeait&quot;]">
            <text:p>["Sarah te jugeait"; ; ; ;"Sarah t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9], q, {q: "&lt;div class='left'&gt;Sarah t'jugeait&lt;/div&gt;&lt;div class='right'&gt;Sarah te jugeait&lt;/div&gt;", as: ["&lt;p class='adv'&gt;certainement&lt;/p&gt;&lt;/br &gt; Sarah t'jugeait","&lt;p class='adv'&gt;probablement&lt;/p&gt;&lt;/br &gt;Sarah t'jugeait", "&lt;p class='adv'&gt;probablement&lt;/p&gt;&lt;/br &gt;Sarah te jugeait", "&lt;p class='adv'&gt;certainement&lt;/p&gt;&lt;/br &gt;Sarah te 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string">
            <text:p>Sarah me jugeait</text:p>
          </table:table-cell>
          <table:table-cell office:value-type="string">
            <text:p>Sarah m'jugeait</text:p>
          </table:table-cell>
          <table:table-cell table:style-name="ce1" table:formula="of:=CONCATENATE(&quot;[&quot;&quot;&quot;; [.G181]; &quot;&quot;&quot;; ; ; ;&quot;&quot;&quot;; [.H181]; &quot;&quot;&quot;]&quot;)" office:value-type="string" office:string-value="[&quot;Sarah me jugeait&quot;; ; ; ;&quot;Sarah m'jugeait&quot;]">
            <text:p>["Sarah me jugeait"; ; ; ;"Sarah m'juge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9], q, {q: "&lt;div class='left'&gt;Sarah m'jugeait&lt;/div&gt;&lt;div class='right'&gt;Sarah me jugeait&lt;/div&gt;", as: ["&lt;p class='adv'&gt;certainement&lt;/p&gt;&lt;/br &gt; Sarah m'jugeait","&lt;p class='adv'&gt;probablement&lt;/p&gt;&lt;/br &gt;Sarah m'jugeait", "&lt;p class='adv'&gt;probablement&lt;/p&gt;&lt;/br &gt;Sarah me jugeait", "&lt;p class='adv'&gt;certainement&lt;/p&gt;&lt;/br &gt;Sarah me juge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te vexe</text:p>
          </table:table-cell>
          <table:table-cell office:value-type="string">
            <text:p>Marie t'vexe</text:p>
          </table:table-cell>
          <table:table-cell table:style-name="ce1" table:formula="of:=CONCATENATE(&quot;[&quot;&quot;&quot;; [.G182]; &quot;&quot;&quot;; ; ; ;&quot;&quot;&quot;; [.H182]; &quot;&quot;&quot;]&quot;)" office:value-type="string" office:string-value="[&quot;Marie te vexe&quot;; ; ; ;&quot;Marie t'vexe&quot;]">
            <text:p>["Marie te vexe"; ; ; ;"Marie t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0], q, {q: "&lt;div class='left'&gt;Marie t'vexe&lt;/div&gt;&lt;div class='right'&gt;Marie te vexe&lt;/div&gt;", as: ["&lt;p class='adv'&gt;certainement&lt;/p&gt;&lt;/br &gt; Marie t'vexe","&lt;p class='adv'&gt;probablement&lt;/p&gt;&lt;/br &gt;Marie t'vexe", "&lt;p class='adv'&gt;probablement&lt;/p&gt;&lt;/br &gt;Marie te vexe", "&lt;p class='adv'&gt;certainement&lt;/p&gt;&lt;/br &gt;Marie te 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me vexe</text:p>
          </table:table-cell>
          <table:table-cell office:value-type="string">
            <text:p>Marie m'vexe</text:p>
          </table:table-cell>
          <table:table-cell table:style-name="ce1" table:formula="of:=CONCATENATE(&quot;[&quot;&quot;&quot;; [.G183]; &quot;&quot;&quot;; ; ; ;&quot;&quot;&quot;; [.H183]; &quot;&quot;&quot;]&quot;)" office:value-type="string" office:string-value="[&quot;Marie me vexe&quot;; ; ; ;&quot;Marie m'vexe&quot;]">
            <text:p>["Marie me vexe"; ; ; ;"Marie m'vex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0], q, {q: "&lt;div class='left'&gt;Marie m'vexe&lt;/div&gt;&lt;div class='right'&gt;Marie me vexe&lt;/div&gt;", as: ["&lt;p class='adv'&gt;certainement&lt;/p&gt;&lt;/br &gt; Marie m'vexe","&lt;p class='adv'&gt;probablement&lt;/p&gt;&lt;/br &gt;Marie m'vexe", "&lt;p class='adv'&gt;probablement&lt;/p&gt;&lt;/br &gt;Marie me vexe", "&lt;p class='adv'&gt;certainement&lt;/p&gt;&lt;/br &gt;Marie me vex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te vexait</text:p>
          </table:table-cell>
          <table:table-cell office:value-type="string">
            <text:p>Marie t'vexait</text:p>
          </table:table-cell>
          <table:table-cell table:style-name="ce1" table:formula="of:=CONCATENATE(&quot;[&quot;&quot;&quot;; [.G184]; &quot;&quot;&quot;; ; ; ;&quot;&quot;&quot;; [.H184]; &quot;&quot;&quot;]&quot;)" office:value-type="string" office:string-value="[&quot;Marie te vexait&quot;; ; ; ;&quot;Marie t'vexait&quot;]">
            <text:p>["Marie te vexait"; ; ; ;"Marie t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0], q, {q: "&lt;div class='left'&gt;Marie t'vexait&lt;/div&gt;&lt;div class='right'&gt;Marie te vexait&lt;/div&gt;", as: ["&lt;p class='adv'&gt;certainement&lt;/p&gt;&lt;/br &gt; Marie t'vexait","&lt;p class='adv'&gt;probablement&lt;/p&gt;&lt;/br &gt;Marie t'vexait", "&lt;p class='adv'&gt;probablement&lt;/p&gt;&lt;/br &gt;Marie te vexait", "&lt;p class='adv'&gt;certainement&lt;/p&gt;&lt;/br &gt;Marie te 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string">
            <text:p>Marie me vexait</text:p>
          </table:table-cell>
          <table:table-cell office:value-type="string">
            <text:p>Marie m'vexait</text:p>
          </table:table-cell>
          <table:table-cell table:style-name="ce1" table:formula="of:=CONCATENATE(&quot;[&quot;&quot;&quot;; [.G185]; &quot;&quot;&quot;; ; ; ;&quot;&quot;&quot;; [.H185]; &quot;&quot;&quot;]&quot;)" office:value-type="string" office:string-value="[&quot;Marie me vexait&quot;; ; ; ;&quot;Marie m'vexait&quot;]">
            <text:p>["Marie me vexait"; ; ; ;"Marie m'vex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0], q, {q: "&lt;div class='left'&gt;Marie m'vexait&lt;/div&gt;&lt;div class='right'&gt;Marie me vexait&lt;/div&gt;", as: ["&lt;p class='adv'&gt;certainement&lt;/p&gt;&lt;/br &gt; Marie m'vexait","&lt;p class='adv'&gt;probablement&lt;/p&gt;&lt;/br &gt;Marie m'vexait", "&lt;p class='adv'&gt;probablement&lt;/p&gt;&lt;/br &gt;Marie me vexait", "&lt;p class='adv'&gt;certainement&lt;/p&gt;&lt;/br &gt;Marie me vex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te choque</text:p>
          </table:table-cell>
          <table:table-cell office:value-type="string">
            <text:p>Eva t'choque</text:p>
          </table:table-cell>
          <table:table-cell table:style-name="ce1" table:formula="of:=CONCATENATE(&quot;[&quot;&quot;&quot;; [.G186]; &quot;&quot;&quot;; ; ; ;&quot;&quot;&quot;; [.H186]; &quot;&quot;&quot;]&quot;)" office:value-type="string" office:string-value="[&quot;Eva te choque&quot;; ; ; ;&quot;Eva t'choque&quot;]">
            <text:p>["Eva te choque"; ; ; ;"Eva t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1], q, {q: "&lt;div class='left'&gt;Eva t'choque&lt;/div&gt;&lt;div class='right'&gt;Eva te choque&lt;/div&gt;", as: ["&lt;p class='adv'&gt;certainement&lt;/p&gt;&lt;/br &gt; Eva t'choque","&lt;p class='adv'&gt;probablement&lt;/p&gt;&lt;/br &gt;Eva t'choque", "&lt;p class='adv'&gt;probablement&lt;/p&gt;&lt;/br &gt;Eva te choque", "&lt;p class='adv'&gt;certainement&lt;/p&gt;&lt;/br &gt;Eva te 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me choque</text:p>
          </table:table-cell>
          <table:table-cell office:value-type="string">
            <text:p>Eva m'choque</text:p>
          </table:table-cell>
          <table:table-cell table:style-name="ce1" table:formula="of:=CONCATENATE(&quot;[&quot;&quot;&quot;; [.G187]; &quot;&quot;&quot;; ; ; ;&quot;&quot;&quot;; [.H187]; &quot;&quot;&quot;]&quot;)" office:value-type="string" office:string-value="[&quot;Eva me choque&quot;; ; ; ;&quot;Eva m'choque&quot;]">
            <text:p>["Eva me choque"; ; ; ;"Eva m'cho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1], q, {q: "&lt;div class='left'&gt;Eva m'choque&lt;/div&gt;&lt;div class='right'&gt;Eva me choque&lt;/div&gt;", as: ["&lt;p class='adv'&gt;certainement&lt;/p&gt;&lt;/br &gt; Eva m'choque","&lt;p class='adv'&gt;probablement&lt;/p&gt;&lt;/br &gt;Eva m'choque", "&lt;p class='adv'&gt;probablement&lt;/p&gt;&lt;/br &gt;Eva me choque", "&lt;p class='adv'&gt;certainement&lt;/p&gt;&lt;/br &gt;Eva me cho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te choquait</text:p>
          </table:table-cell>
          <table:table-cell office:value-type="string">
            <text:p>Eva t'choquait</text:p>
          </table:table-cell>
          <table:table-cell table:style-name="ce1" table:formula="of:=CONCATENATE(&quot;[&quot;&quot;&quot;; [.G188]; &quot;&quot;&quot;; ; ; ;&quot;&quot;&quot;; [.H188]; &quot;&quot;&quot;]&quot;)" office:value-type="string" office:string-value="[&quot;Eva te choquait&quot;; ; ; ;&quot;Eva t'choquait&quot;]">
            <text:p>["Eva te choquait"; ; ; ;"Eva t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1], q, {q: "&lt;div class='left'&gt;Eva t'choquait&lt;/div&gt;&lt;div class='right'&gt;Eva te choquait&lt;/div&gt;", as: ["&lt;p class='adv'&gt;certainement&lt;/p&gt;&lt;/br &gt; Eva t'choquait","&lt;p class='adv'&gt;probablement&lt;/p&gt;&lt;/br &gt;Eva t'choquait", "&lt;p class='adv'&gt;probablement&lt;/p&gt;&lt;/br &gt;Eva te choquait", "&lt;p class='adv'&gt;certainement&lt;/p&gt;&lt;/br &gt;Eva te 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string">
            <text:p>Eva me choquait</text:p>
          </table:table-cell>
          <table:table-cell office:value-type="string">
            <text:p>Eva m'choquait</text:p>
          </table:table-cell>
          <table:table-cell table:style-name="ce1" table:formula="of:=CONCATENATE(&quot;[&quot;&quot;&quot;; [.G189]; &quot;&quot;&quot;; ; ; ;&quot;&quot;&quot;; [.H189]; &quot;&quot;&quot;]&quot;)" office:value-type="string" office:string-value="[&quot;Eva me choquait&quot;; ; ; ;&quot;Eva m'choquait&quot;]">
            <text:p>["Eva me choquait"; ; ; ;"Eva m'cho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1], q, {q: "&lt;div class='left'&gt;Eva m'choquait&lt;/div&gt;&lt;div class='right'&gt;Eva me choquait&lt;/div&gt;", as: ["&lt;p class='adv'&gt;certainement&lt;/p&gt;&lt;/br &gt; Eva m'choquait","&lt;p class='adv'&gt;probablement&lt;/p&gt;&lt;/br &gt;Eva m'choquait", "&lt;p class='adv'&gt;probablement&lt;/p&gt;&lt;/br &gt;Eva me choquait", "&lt;p class='adv'&gt;certainement&lt;/p&gt;&lt;/br &gt;Eva me cho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te parle</text:p>
          </table:table-cell>
          <table:table-cell office:value-type="string">
            <text:p>Fanny t'parle</text:p>
          </table:table-cell>
          <table:table-cell table:style-name="ce1" table:formula="of:=CONCATENATE(&quot;[&quot;&quot;&quot;; [.G190]; &quot;&quot;&quot;; ; ; ;&quot;&quot;&quot;; [.H190]; &quot;&quot;&quot;]&quot;)" office:value-type="string" office:string-value="[&quot;Fanny te parle&quot;; ; ; ;&quot;Fanny t'parle&quot;]">
            <text:p>["Fanny te parle"; ; ; ;"Fanny t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-2",12], q, {q: "&lt;div class='left'&gt;Fanny t'parle&lt;/div&gt;&lt;div class='right'&gt;Fanny te parle&lt;/div&gt;", as: ["&lt;p class='adv'&gt;certainement&lt;/p&gt;&lt;/br &gt; Fanny t'parle","&lt;p class='adv'&gt;probablement&lt;/p&gt;&lt;/br &gt;Fanny t'parle", "&lt;p class='adv'&gt;probablement&lt;/p&gt;&lt;/br &gt;Fanny te parle", "&lt;p class='adv'&gt;certainement&lt;/p&gt;&lt;/br &gt;Fanny te 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me parle</text:p>
          </table:table-cell>
          <table:table-cell office:value-type="string">
            <text:p>Fanny m'parle</text:p>
          </table:table-cell>
          <table:table-cell table:style-name="ce1" table:formula="of:=CONCATENATE(&quot;[&quot;&quot;&quot;; [.G191]; &quot;&quot;&quot;; ; ; ;&quot;&quot;&quot;; [.H191]; &quot;&quot;&quot;]&quot;)" office:value-type="string" office:string-value="[&quot;Fanny me parle&quot;; ; ; ;&quot;Fanny m'parle&quot;]">
            <text:p>["Fanny me parle"; ; ; ;"Fanny m'par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s-2",12], q, {q: "&lt;div class='left'&gt;Fanny m'parle&lt;/div&gt;&lt;div class='right'&gt;Fanny me parle&lt;/div&gt;", as: ["&lt;p class='adv'&gt;certainement&lt;/p&gt;&lt;/br &gt; Fanny m'parle","&lt;p class='adv'&gt;probablement&lt;/p&gt;&lt;/br &gt;Fanny m'parle", "&lt;p class='adv'&gt;probablement&lt;/p&gt;&lt;/br &gt;Fanny me parle", "&lt;p class='adv'&gt;certainement&lt;/p&gt;&lt;/br &gt;Fanny me par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te parlait</text:p>
          </table:table-cell>
          <table:table-cell office:value-type="string">
            <text:p>Fanny t'parlait</text:p>
          </table:table-cell>
          <table:table-cell table:style-name="ce1" table:formula="of:=CONCATENATE(&quot;[&quot;&quot;&quot;; [.G192]; &quot;&quot;&quot;; ; ; ;&quot;&quot;&quot;; [.H192]; &quot;&quot;&quot;]&quot;)" office:value-type="string" office:string-value="[&quot;Fanny te parlait&quot;; ; ; ;&quot;Fanny t'parlait&quot;]">
            <text:p>["Fanny te parlait"; ; ; ;"Fanny t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-2",12], q, {q: "&lt;div class='left'&gt;Fanny t'parlait&lt;/div&gt;&lt;div class='right'&gt;Fanny te parlait&lt;/div&gt;", as: ["&lt;p class='adv'&gt;certainement&lt;/p&gt;&lt;/br &gt; Fanny t'parlait","&lt;p class='adv'&gt;probablement&lt;/p&gt;&lt;/br &gt;Fanny t'parlait", "&lt;p class='adv'&gt;probablement&lt;/p&gt;&lt;/br &gt;Fanny te parlait", "&lt;p class='adv'&gt;certainement&lt;/p&gt;&lt;/br &gt;Fanny te 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Fanny me parlait</text:p>
          </table:table-cell>
          <table:table-cell office:value-type="string">
            <text:p>Fanny m'parlait</text:p>
          </table:table-cell>
          <table:table-cell table:style-name="ce1" table:formula="of:=CONCATENATE(&quot;[&quot;&quot;&quot;; [.G193]; &quot;&quot;&quot;; ; ; ;&quot;&quot;&quot;; [.H193]; &quot;&quot;&quot;]&quot;)" office:value-type="string" office:string-value="[&quot;Fanny me parlait&quot;; ; ; ;&quot;Fanny m'parlait&quot;]">
            <text:p>["Fanny me parlait"; ; ; ;"Fanny m'parl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s-2",12], q, {q: "&lt;div class='left'&gt;Fanny m'parlait&lt;/div&gt;&lt;div class='right'&gt;Fanny me parlait&lt;/div&gt;", as: ["&lt;p class='adv'&gt;certainement&lt;/p&gt;&lt;/br &gt; Fanny m'parlait","&lt;p class='adv'&gt;probablement&lt;/p&gt;&lt;/br &gt;Fanny m'parlait", "&lt;p class='adv'&gt;probablement&lt;/p&gt;&lt;/br &gt;Fanny me parlait", "&lt;p class='adv'&gt;certainement&lt;/p&gt;&lt;/br &gt;Fanny me parl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te fâche</text:p>
          </table:table-cell>
          <table:table-cell office:value-type="string">
            <text:p>Christophe t'fâche</text:p>
          </table:table-cell>
          <table:table-cell table:style-name="ce1" table:formula="of:=CONCATENATE(&quot;[&quot;&quot;&quot;; [.G194]; &quot;&quot;&quot;; ; ; ;&quot;&quot;&quot;; [.H194]; &quot;&quot;&quot;]&quot;)" office:value-type="string" office:string-value="[&quot;Christophe te fâche&quot;; ; ; ;&quot;Christophe t'fâche&quot;]">
            <text:p>["Christophe te fâche"; ; ; ;"Christophe t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3], q, {q: "&lt;div class='left'&gt;Christophe t'fâche&lt;/div&gt;&lt;div class='right'&gt;Christophe te fâche&lt;/div&gt;", as: ["&lt;p class='adv'&gt;certainement&lt;/p&gt;&lt;/br &gt; Christophe t'fâche","&lt;p class='adv'&gt;probablement&lt;/p&gt;&lt;/br &gt;Christophe t'fâche", "&lt;p class='adv'&gt;probablement&lt;/p&gt;&lt;/br &gt;Christophe te fâche", "&lt;p class='adv'&gt;certainement&lt;/p&gt;&lt;/br &gt;Christophe te 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me fâche</text:p>
          </table:table-cell>
          <table:table-cell office:value-type="string">
            <text:p>Christophe m'fâche</text:p>
          </table:table-cell>
          <table:table-cell table:style-name="ce1" table:formula="of:=CONCATENATE(&quot;[&quot;&quot;&quot;; [.G195]; &quot;&quot;&quot;; ; ; ;&quot;&quot;&quot;; [.H195]; &quot;&quot;&quot;]&quot;)" office:value-type="string" office:string-value="[&quot;Christophe me fâche&quot;; ; ; ;&quot;Christophe m'fâche&quot;]">
            <text:p>["Christophe me fâche"; ; ; ;"Christophe m'fâ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3], q, {q: "&lt;div class='left'&gt;Christophe m'fâche&lt;/div&gt;&lt;div class='right'&gt;Christophe me fâche&lt;/div&gt;", as: ["&lt;p class='adv'&gt;certainement&lt;/p&gt;&lt;/br &gt; Christophe m'fâche","&lt;p class='adv'&gt;probablement&lt;/p&gt;&lt;/br &gt;Christophe m'fâche", "&lt;p class='adv'&gt;probablement&lt;/p&gt;&lt;/br &gt;Christophe me fâche", "&lt;p class='adv'&gt;certainement&lt;/p&gt;&lt;/br &gt;Christophe me fâ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te fâchait</text:p>
          </table:table-cell>
          <table:table-cell office:value-type="string">
            <text:p>Christophe t'fâchait</text:p>
          </table:table-cell>
          <table:table-cell table:style-name="ce1" table:formula="of:=CONCATENATE(&quot;[&quot;&quot;&quot;; [.G196]; &quot;&quot;&quot;; ; ; ;&quot;&quot;&quot;; [.H196]; &quot;&quot;&quot;]&quot;)" office:value-type="string" office:string-value="[&quot;Christophe te fâchait&quot;; ; ; ;&quot;Christophe t'fâchait&quot;]">
            <text:p>["Christophe te fâchait"; ; ; ;"Christophe t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3], q, {q: "&lt;div class='left'&gt;Christophe t'fâchait&lt;/div&gt;&lt;div class='right'&gt;Christophe te fâchait&lt;/div&gt;", as: ["&lt;p class='adv'&gt;certainement&lt;/p&gt;&lt;/br &gt; Christophe t'fâchait","&lt;p class='adv'&gt;probablement&lt;/p&gt;&lt;/br &gt;Christophe t'fâchait", "&lt;p class='adv'&gt;probablement&lt;/p&gt;&lt;/br &gt;Christophe te fâchait", "&lt;p class='adv'&gt;certainement&lt;/p&gt;&lt;/br &gt;Christophe te 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string">
            <text:p>Christophe me fâchait</text:p>
          </table:table-cell>
          <table:table-cell office:value-type="string">
            <text:p>Christophe m'fâchait</text:p>
          </table:table-cell>
          <table:table-cell table:style-name="ce1" table:formula="of:=CONCATENATE(&quot;[&quot;&quot;&quot;; [.G197]; &quot;&quot;&quot;; ; ; ;&quot;&quot;&quot;; [.H197]; &quot;&quot;&quot;]&quot;)" office:value-type="string" office:string-value="[&quot;Christophe me fâchait&quot;; ; ; ;&quot;Christophe m'fâchait&quot;]">
            <text:p>["Christophe me fâchait"; ; ; ;"Christophe m'fâ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3], q, {q: "&lt;div class='left'&gt;Christophe m'fâchait&lt;/div&gt;&lt;div class='right'&gt;Christophe me fâchait&lt;/div&gt;", as: ["&lt;p class='adv'&gt;certainement&lt;/p&gt;&lt;/br &gt; Christophe m'fâchait","&lt;p class='adv'&gt;probablement&lt;/p&gt;&lt;/br &gt;Christophe m'fâchait", "&lt;p class='adv'&gt;probablement&lt;/p&gt;&lt;/br &gt;Christophe me fâchait", "&lt;p class='adv'&gt;certainement&lt;/p&gt;&lt;/br &gt;Christophe me fâ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te cite</text:p>
          </table:table-cell>
          <table:table-cell office:value-type="string">
            <text:p>Maurice t'cite</text:p>
          </table:table-cell>
          <table:table-cell table:style-name="ce1" table:formula="of:=CONCATENATE(&quot;[&quot;&quot;&quot;; [.G198]; &quot;&quot;&quot;; ; ; ;&quot;&quot;&quot;; [.H198]; &quot;&quot;&quot;]&quot;)" office:value-type="string" office:string-value="[&quot;Maurice te cite&quot;; ; ; ;&quot;Maurice t'cite&quot;]">
            <text:p>["Maurice te cite"; ; ; ;"Maurice t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4], q, {q: "&lt;div class='left'&gt;Maurice t'cite&lt;/div&gt;&lt;div class='right'&gt;Maurice te cite&lt;/div&gt;", as: ["&lt;p class='adv'&gt;certainement&lt;/p&gt;&lt;/br &gt; Maurice t'cite","&lt;p class='adv'&gt;probablement&lt;/p&gt;&lt;/br &gt;Maurice t'cite", "&lt;p class='adv'&gt;probablement&lt;/p&gt;&lt;/br &gt;Maurice te cite", "&lt;p class='adv'&gt;certainement&lt;/p&gt;&lt;/br &gt;Maurice te 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me cite</text:p>
          </table:table-cell>
          <table:table-cell office:value-type="string">
            <text:p>Maurice m'cite</text:p>
          </table:table-cell>
          <table:table-cell table:style-name="ce1" table:formula="of:=CONCATENATE(&quot;[&quot;&quot;&quot;; [.G199]; &quot;&quot;&quot;; ; ; ;&quot;&quot;&quot;; [.H199]; &quot;&quot;&quot;]&quot;)" office:value-type="string" office:string-value="[&quot;Maurice me cite&quot;; ; ; ;&quot;Maurice m'cite&quot;]">
            <text:p>["Maurice me cite"; ; ; ;"Maurice m'c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4], q, {q: "&lt;div class='left'&gt;Maurice m'cite&lt;/div&gt;&lt;div class='right'&gt;Maurice me cite&lt;/div&gt;", as: ["&lt;p class='adv'&gt;certainement&lt;/p&gt;&lt;/br &gt; Maurice m'cite","&lt;p class='adv'&gt;probablement&lt;/p&gt;&lt;/br &gt;Maurice m'cite", "&lt;p class='adv'&gt;probablement&lt;/p&gt;&lt;/br &gt;Maurice me cite", "&lt;p class='adv'&gt;certainement&lt;/p&gt;&lt;/br &gt;Maurice me c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te citait</text:p>
          </table:table-cell>
          <table:table-cell office:value-type="string">
            <text:p>Maurice t'citait</text:p>
          </table:table-cell>
          <table:table-cell table:style-name="ce1" table:formula="of:=CONCATENATE(&quot;[&quot;&quot;&quot;; [.G200]; &quot;&quot;&quot;; ; ; ;&quot;&quot;&quot;; [.H200]; &quot;&quot;&quot;]&quot;)" office:value-type="string" office:string-value="[&quot;Maurice te citait&quot;; ; ; ;&quot;Maurice t'citait&quot;]">
            <text:p>["Maurice te citait"; ; ; ;"Maurice t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4], q, {q: "&lt;div class='left'&gt;Maurice t'citait&lt;/div&gt;&lt;div class='right'&gt;Maurice te citait&lt;/div&gt;", as: ["&lt;p class='adv'&gt;certainement&lt;/p&gt;&lt;/br &gt; Maurice t'citait","&lt;p class='adv'&gt;probablement&lt;/p&gt;&lt;/br &gt;Maurice t'citait", "&lt;p class='adv'&gt;probablement&lt;/p&gt;&lt;/br &gt;Maurice te citait", "&lt;p class='adv'&gt;certainement&lt;/p&gt;&lt;/br &gt;Maurice te 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string">
            <text:p>Maurice me citait</text:p>
          </table:table-cell>
          <table:table-cell office:value-type="string">
            <text:p>Maurice m'citait</text:p>
          </table:table-cell>
          <table:table-cell table:style-name="ce1" table:formula="of:=CONCATENATE(&quot;[&quot;&quot;&quot;; [.G201]; &quot;&quot;&quot;; ; ; ;&quot;&quot;&quot;; [.H201]; &quot;&quot;&quot;]&quot;)" office:value-type="string" office:string-value="[&quot;Maurice me citait&quot;; ; ; ;&quot;Maurice m'citait&quot;]">
            <text:p>["Maurice me citait"; ; ; ;"Maurice m'ci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4], q, {q: "&lt;div class='left'&gt;Maurice m'citait&lt;/div&gt;&lt;div class='right'&gt;Maurice me citait&lt;/div&gt;", as: ["&lt;p class='adv'&gt;certainement&lt;/p&gt;&lt;/br &gt; Maurice m'citait","&lt;p class='adv'&gt;probablement&lt;/p&gt;&lt;/br &gt;Maurice m'citait", "&lt;p class='adv'&gt;probablement&lt;/p&gt;&lt;/br &gt;Maurice me citait", "&lt;p class='adv'&gt;certainement&lt;/p&gt;&lt;/br &gt;Maurice me ci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te pèse</text:p>
          </table:table-cell>
          <table:table-cell office:value-type="string">
            <text:p>Loïc t'pèse</text:p>
          </table:table-cell>
          <table:table-cell table:style-name="ce1" table:formula="of:=CONCATENATE(&quot;[&quot;&quot;&quot;; [.G202]; &quot;&quot;&quot;; ; ; ;&quot;&quot;&quot;; [.H202]; &quot;&quot;&quot;]&quot;)" office:value-type="string" office:string-value="[&quot;Loïc te pèse&quot;; ; ; ;&quot;Loïc t'pèse&quot;]">
            <text:p>["Loïc te pèse"; ; ; ;"Loïc t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5], q, {q: "&lt;div class='left'&gt;Loïc t'pèse&lt;/div&gt;&lt;div class='right'&gt;Loïc te pèse&lt;/div&gt;", as: ["&lt;p class='adv'&gt;certainement&lt;/p&gt;&lt;/br &gt; Loïc t'pèse","&lt;p class='adv'&gt;probablement&lt;/p&gt;&lt;/br &gt;Loïc t'pèse", "&lt;p class='adv'&gt;probablement&lt;/p&gt;&lt;/br &gt;Loïc te pèse", "&lt;p class='adv'&gt;certainement&lt;/p&gt;&lt;/br &gt;Loïc te 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me pèse</text:p>
          </table:table-cell>
          <table:table-cell office:value-type="string">
            <text:p>Loïc m'pèse</text:p>
          </table:table-cell>
          <table:table-cell table:style-name="ce1" table:formula="of:=CONCATENATE(&quot;[&quot;&quot;&quot;; [.G203]; &quot;&quot;&quot;; ; ; ;&quot;&quot;&quot;; [.H203]; &quot;&quot;&quot;]&quot;)" office:value-type="string" office:string-value="[&quot;Loïc me pèse&quot;; ; ; ;&quot;Loïc m'pèse&quot;]">
            <text:p>["Loïc me pèse"; ; ; ;"Loïc m'pè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5], q, {q: "&lt;div class='left'&gt;Loïc m'pèse&lt;/div&gt;&lt;div class='right'&gt;Loïc me pèse&lt;/div&gt;", as: ["&lt;p class='adv'&gt;certainement&lt;/p&gt;&lt;/br &gt; Loïc m'pèse","&lt;p class='adv'&gt;probablement&lt;/p&gt;&lt;/br &gt;Loïc m'pèse", "&lt;p class='adv'&gt;probablement&lt;/p&gt;&lt;/br &gt;Loïc me pèse", "&lt;p class='adv'&gt;certainement&lt;/p&gt;&lt;/br &gt;Loïc me pè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te pesait</text:p>
          </table:table-cell>
          <table:table-cell office:value-type="string">
            <text:p>Loïc t'pesait</text:p>
          </table:table-cell>
          <table:table-cell table:style-name="ce1" table:formula="of:=CONCATENATE(&quot;[&quot;&quot;&quot;; [.G204]; &quot;&quot;&quot;; ; ; ;&quot;&quot;&quot;; [.H204]; &quot;&quot;&quot;]&quot;)" office:value-type="string" office:string-value="[&quot;Loïc te pesait&quot;; ; ; ;&quot;Loïc t'pesait&quot;]">
            <text:p>["Loïc te pesait"; ; ; ;"Loïc t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5], q, {q: "&lt;div class='left'&gt;Loïc t'pesait&lt;/div&gt;&lt;div class='right'&gt;Loïc te pesait&lt;/div&gt;", as: ["&lt;p class='adv'&gt;certainement&lt;/p&gt;&lt;/br &gt; Loïc t'pesait","&lt;p class='adv'&gt;probablement&lt;/p&gt;&lt;/br &gt;Loïc t'pesait", "&lt;p class='adv'&gt;probablement&lt;/p&gt;&lt;/br &gt;Loïc te pesait", "&lt;p class='adv'&gt;certainement&lt;/p&gt;&lt;/br &gt;Loïc te 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string">
            <text:p>Loïc me pesait</text:p>
          </table:table-cell>
          <table:table-cell office:value-type="string">
            <text:p>Loïc m'pesait</text:p>
          </table:table-cell>
          <table:table-cell table:style-name="ce1" table:formula="of:=CONCATENATE(&quot;[&quot;&quot;&quot;; [.G205]; &quot;&quot;&quot;; ; ; ;&quot;&quot;&quot;; [.H205]; &quot;&quot;&quot;]&quot;)" office:value-type="string" office:string-value="[&quot;Loïc me pesait&quot;; ; ; ;&quot;Loïc m'pesait&quot;]">
            <text:p>["Loïc me pesait"; ; ; ;"Loïc m'pe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5], q, {q: "&lt;div class='left'&gt;Loïc m'pesait&lt;/div&gt;&lt;div class='right'&gt;Loïc me pesait&lt;/div&gt;", as: ["&lt;p class='adv'&gt;certainement&lt;/p&gt;&lt;/br &gt; Loïc m'pesait","&lt;p class='adv'&gt;probablement&lt;/p&gt;&lt;/br &gt;Loïc m'pesait", "&lt;p class='adv'&gt;probablement&lt;/p&gt;&lt;/br &gt;Loïc me pesait", "&lt;p class='adv'&gt;certainement&lt;/p&gt;&lt;/br &gt;Loïc me pe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te sauve</text:p>
          </table:table-cell>
          <table:table-cell office:value-type="string">
            <text:p>Mathis t'sauve</text:p>
          </table:table-cell>
          <table:table-cell table:style-name="ce1" table:formula="of:=CONCATENATE(&quot;[&quot;&quot;&quot;; [.G206]; &quot;&quot;&quot;; ; ; ;&quot;&quot;&quot;; [.H206]; &quot;&quot;&quot;]&quot;)" office:value-type="string" office:string-value="[&quot;Mathis te sauve&quot;; ; ; ;&quot;Mathis t'sauve&quot;]">
            <text:p>["Mathis te sauve"; ; ; ;"Mathis t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6], q, {q: "&lt;div class='left'&gt;Mathis t'sauve&lt;/div&gt;&lt;div class='right'&gt;Mathis te sauve&lt;/div&gt;", as: ["&lt;p class='adv'&gt;certainement&lt;/p&gt;&lt;/br &gt; Mathis t'sauve","&lt;p class='adv'&gt;probablement&lt;/p&gt;&lt;/br &gt;Mathis t'sauve", "&lt;p class='adv'&gt;probablement&lt;/p&gt;&lt;/br &gt;Mathis te sauve", "&lt;p class='adv'&gt;certainement&lt;/p&gt;&lt;/br &gt;Mathis te 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me sauve</text:p>
          </table:table-cell>
          <table:table-cell office:value-type="string">
            <text:p>Mathis m'sauve</text:p>
          </table:table-cell>
          <table:table-cell table:style-name="ce1" table:formula="of:=CONCATENATE(&quot;[&quot;&quot;&quot;; [.G207]; &quot;&quot;&quot;; ; ; ;&quot;&quot;&quot;; [.H207]; &quot;&quot;&quot;]&quot;)" office:value-type="string" office:string-value="[&quot;Mathis me sauve&quot;; ; ; ;&quot;Mathis m'sauve&quot;]">
            <text:p>["Mathis me sauve"; ; ; ;"Mathis m'sauv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6], q, {q: "&lt;div class='left'&gt;Mathis m'sauve&lt;/div&gt;&lt;div class='right'&gt;Mathis me sauve&lt;/div&gt;", as: ["&lt;p class='adv'&gt;certainement&lt;/p&gt;&lt;/br &gt; Mathis m'sauve","&lt;p class='adv'&gt;probablement&lt;/p&gt;&lt;/br &gt;Mathis m'sauve", "&lt;p class='adv'&gt;probablement&lt;/p&gt;&lt;/br &gt;Mathis me sauve", "&lt;p class='adv'&gt;certainement&lt;/p&gt;&lt;/br &gt;Mathis me sauv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te sauvait</text:p>
          </table:table-cell>
          <table:table-cell office:value-type="string">
            <text:p>Mathis t'sauvait</text:p>
          </table:table-cell>
          <table:table-cell table:style-name="ce1" table:formula="of:=CONCATENATE(&quot;[&quot;&quot;&quot;; [.G208]; &quot;&quot;&quot;; ; ; ;&quot;&quot;&quot;; [.H208]; &quot;&quot;&quot;]&quot;)" office:value-type="string" office:string-value="[&quot;Mathis te sauvait&quot;; ; ; ;&quot;Mathis t'sauvait&quot;]">
            <text:p>["Mathis te sauvait"; ; ; ;"Mathis t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6], q, {q: "&lt;div class='left'&gt;Mathis t'sauvait&lt;/div&gt;&lt;div class='right'&gt;Mathis te sauvait&lt;/div&gt;", as: ["&lt;p class='adv'&gt;certainement&lt;/p&gt;&lt;/br &gt; Mathis t'sauvait","&lt;p class='adv'&gt;probablement&lt;/p&gt;&lt;/br &gt;Mathis t'sauvait", "&lt;p class='adv'&gt;probablement&lt;/p&gt;&lt;/br &gt;Mathis te sauvait", "&lt;p class='adv'&gt;certainement&lt;/p&gt;&lt;/br &gt;Mathis te 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Mathis me sauvait</text:p>
          </table:table-cell>
          <table:table-cell office:value-type="string">
            <text:p>Mathis m'sauvait</text:p>
          </table:table-cell>
          <table:table-cell table:style-name="ce1" table:formula="of:=CONCATENATE(&quot;[&quot;&quot;&quot;; [.G209]; &quot;&quot;&quot;; ; ; ;&quot;&quot;&quot;; [.H209]; &quot;&quot;&quot;]&quot;)" office:value-type="string" office:string-value="[&quot;Mathis me sauvait&quot;; ; ; ;&quot;Mathis m'sauvait&quot;]">
            <text:p>["Mathis me sauvait"; ; ; ;"Mathis m'sauv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6], q, {q: "&lt;div class='left'&gt;Mathis m'sauvait&lt;/div&gt;&lt;div class='right'&gt;Mathis me sauvait&lt;/div&gt;", as: ["&lt;p class='adv'&gt;certainement&lt;/p&gt;&lt;/br &gt; Mathis m'sauvait","&lt;p class='adv'&gt;probablement&lt;/p&gt;&lt;/br &gt;Mathis m'sauvait", "&lt;p class='adv'&gt;probablement&lt;/p&gt;&lt;/br &gt;Mathis me sauvait", "&lt;p class='adv'&gt;certainement&lt;/p&gt;&lt;/br &gt;Mathis me sauv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te pique</text:p>
          </table:table-cell>
          <table:table-cell office:value-type="string">
            <text:p>Éric t'pique</text:p>
          </table:table-cell>
          <table:table-cell table:style-name="ce1" table:formula="of:=CONCATENATE(&quot;[&quot;&quot;&quot;; [.G210]; &quot;&quot;&quot;; ; ; ;&quot;&quot;&quot;; [.H210]; &quot;&quot;&quot;]&quot;)" office:value-type="string" office:string-value="[&quot;Éric te pique&quot;; ; ; ;&quot;Éric t'pique&quot;]">
            <text:p>["Éric te pique"; ; ; ;"Éric t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7], q, {q: "&lt;div class='left'&gt;Éric t'pique&lt;/div&gt;&lt;div class='right'&gt;Éric te pique&lt;/div&gt;", as: ["&lt;p class='adv'&gt;certainement&lt;/p&gt;&lt;/br &gt; Éric t'pique","&lt;p class='adv'&gt;probablement&lt;/p&gt;&lt;/br &gt;Éric t'pique", "&lt;p class='adv'&gt;probablement&lt;/p&gt;&lt;/br &gt;Éric te pique", "&lt;p class='adv'&gt;certainement&lt;/p&gt;&lt;/br &gt;Éric te 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me pique</text:p>
          </table:table-cell>
          <table:table-cell office:value-type="string">
            <text:p>Éric m'pique</text:p>
          </table:table-cell>
          <table:table-cell table:style-name="ce1" table:formula="of:=CONCATENATE(&quot;[&quot;&quot;&quot;; [.G211]; &quot;&quot;&quot;; ; ; ;&quot;&quot;&quot;; [.H211]; &quot;&quot;&quot;]&quot;)" office:value-type="string" office:string-value="[&quot;Éric me pique&quot;; ; ; ;&quot;Éric m'pique&quot;]">
            <text:p>["Éric me pique"; ; ; ;"Éric m'pi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7], q, {q: "&lt;div class='left'&gt;Éric m'pique&lt;/div&gt;&lt;div class='right'&gt;Éric me pique&lt;/div&gt;", as: ["&lt;p class='adv'&gt;certainement&lt;/p&gt;&lt;/br &gt; Éric m'pique","&lt;p class='adv'&gt;probablement&lt;/p&gt;&lt;/br &gt;Éric m'pique", "&lt;p class='adv'&gt;probablement&lt;/p&gt;&lt;/br &gt;Éric me pique", "&lt;p class='adv'&gt;certainement&lt;/p&gt;&lt;/br &gt;Éric me pi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te piquait</text:p>
          </table:table-cell>
          <table:table-cell office:value-type="string">
            <text:p>Éric t'piquait</text:p>
          </table:table-cell>
          <table:table-cell table:style-name="ce1" table:formula="of:=CONCATENATE(&quot;[&quot;&quot;&quot;; [.G212]; &quot;&quot;&quot;; ; ; ;&quot;&quot;&quot;; [.H212]; &quot;&quot;&quot;]&quot;)" office:value-type="string" office:string-value="[&quot;Éric te piquait&quot;; ; ; ;&quot;Éric t'piquait&quot;]">
            <text:p>["Éric te piquait"; ; ; ;"Éric t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7], q, {q: "&lt;div class='left'&gt;Éric t'piquait&lt;/div&gt;&lt;div class='right'&gt;Éric te piquait&lt;/div&gt;", as: ["&lt;p class='adv'&gt;certainement&lt;/p&gt;&lt;/br &gt; Éric t'piquait","&lt;p class='adv'&gt;probablement&lt;/p&gt;&lt;/br &gt;Éric t'piquait", "&lt;p class='adv'&gt;probablement&lt;/p&gt;&lt;/br &gt;Éric te piquait", "&lt;p class='adv'&gt;certainement&lt;/p&gt;&lt;/br &gt;Éric te 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7">
            <text:p>17</text:p>
          </table:table-cell>
          <table:table-cell office:value-type="string">
            <text:p>Éric me piquait</text:p>
          </table:table-cell>
          <table:table-cell office:value-type="string">
            <text:p>Éric m'piquait</text:p>
          </table:table-cell>
          <table:table-cell table:style-name="ce1" table:formula="of:=CONCATENATE(&quot;[&quot;&quot;&quot;; [.G213]; &quot;&quot;&quot;; ; ; ;&quot;&quot;&quot;; [.H213]; &quot;&quot;&quot;]&quot;)" office:value-type="string" office:string-value="[&quot;Éric me piquait&quot;; ; ; ;&quot;Éric m'piquait&quot;]">
            <text:p>["Éric me piquait"; ; ; ;"Éric m'piqu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7], q, {q: "&lt;div class='left'&gt;Éric m'piquait&lt;/div&gt;&lt;div class='right'&gt;Éric me piquait&lt;/div&gt;", as: ["&lt;p class='adv'&gt;certainement&lt;/p&gt;&lt;/br &gt; Éric m'piquait","&lt;p class='adv'&gt;probablement&lt;/p&gt;&lt;/br &gt;Éric m'piquait", "&lt;p class='adv'&gt;probablement&lt;/p&gt;&lt;/br &gt;Éric me piquait", "&lt;p class='adv'&gt;certainement&lt;/p&gt;&lt;/br &gt;Éric me piqu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te gêne</text:p>
          </table:table-cell>
          <table:table-cell office:value-type="string">
            <text:p>Cédric t'gêne</text:p>
          </table:table-cell>
          <table:table-cell table:style-name="ce1" table:formula="of:=CONCATENATE(&quot;[&quot;&quot;&quot;; [.G214]; &quot;&quot;&quot;; ; ; ;&quot;&quot;&quot;; [.H214]; &quot;&quot;&quot;]&quot;)" office:value-type="string" office:string-value="[&quot;Cédric te gêne&quot;; ; ; ;&quot;Cédric t'gêne&quot;]">
            <text:p>["Cédric te gêne"; ; ; ;"Cédric t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8], q, {q: "&lt;div class='left'&gt;Cédric t'gêne&lt;/div&gt;&lt;div class='right'&gt;Cédric te gêne&lt;/div&gt;", as: ["&lt;p class='adv'&gt;certainement&lt;/p&gt;&lt;/br &gt; Cédric t'gêne","&lt;p class='adv'&gt;probablement&lt;/p&gt;&lt;/br &gt;Cédric t'gêne", "&lt;p class='adv'&gt;probablement&lt;/p&gt;&lt;/br &gt;Cédric te gêne", "&lt;p class='adv'&gt;certainement&lt;/p&gt;&lt;/br &gt;Cédric te 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me gêne</text:p>
          </table:table-cell>
          <table:table-cell office:value-type="string">
            <text:p>Cédric m'gêne</text:p>
          </table:table-cell>
          <table:table-cell table:style-name="ce1" table:formula="of:=CONCATENATE(&quot;[&quot;&quot;&quot;; [.G215]; &quot;&quot;&quot;; ; ; ;&quot;&quot;&quot;; [.H215]; &quot;&quot;&quot;]&quot;)" office:value-type="string" office:string-value="[&quot;Cédric me gêne&quot;; ; ; ;&quot;Cédric m'gêne&quot;]">
            <text:p>["Cédric me gêne"; ; ; ;"Cédric m'gên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8], q, {q: "&lt;div class='left'&gt;Cédric m'gêne&lt;/div&gt;&lt;div class='right'&gt;Cédric me gêne&lt;/div&gt;", as: ["&lt;p class='adv'&gt;certainement&lt;/p&gt;&lt;/br &gt; Cédric m'gêne","&lt;p class='adv'&gt;probablement&lt;/p&gt;&lt;/br &gt;Cédric m'gêne", "&lt;p class='adv'&gt;probablement&lt;/p&gt;&lt;/br &gt;Cédric me gêne", "&lt;p class='adv'&gt;certainement&lt;/p&gt;&lt;/br &gt;Cédric me gên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te gênait</text:p>
          </table:table-cell>
          <table:table-cell office:value-type="string">
            <text:p>Cédric t'gênait</text:p>
          </table:table-cell>
          <table:table-cell table:style-name="ce1" table:formula="of:=CONCATENATE(&quot;[&quot;&quot;&quot;; [.G216]; &quot;&quot;&quot;; ; ; ;&quot;&quot;&quot;; [.H216]; &quot;&quot;&quot;]&quot;)" office:value-type="string" office:string-value="[&quot;Cédric te gênait&quot;; ; ; ;&quot;Cédric t'gênait&quot;]">
            <text:p>["Cédric te gênait"; ; ; ;"Cédric t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8], q, {q: "&lt;div class='left'&gt;Cédric t'gênait&lt;/div&gt;&lt;div class='right'&gt;Cédric te gênait&lt;/div&gt;", as: ["&lt;p class='adv'&gt;certainement&lt;/p&gt;&lt;/br &gt; Cédric t'gênait","&lt;p class='adv'&gt;probablement&lt;/p&gt;&lt;/br &gt;Cédric t'gênait", "&lt;p class='adv'&gt;probablement&lt;/p&gt;&lt;/br &gt;Cédric te gênait", "&lt;p class='adv'&gt;certainement&lt;/p&gt;&lt;/br &gt;Cédric te 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8">
            <text:p>18</text:p>
          </table:table-cell>
          <table:table-cell office:value-type="string">
            <text:p>Cédric me gênait</text:p>
          </table:table-cell>
          <table:table-cell office:value-type="string">
            <text:p>Cédric m'gênait</text:p>
          </table:table-cell>
          <table:table-cell table:style-name="ce1" table:formula="of:=CONCATENATE(&quot;[&quot;&quot;&quot;; [.G217]; &quot;&quot;&quot;; ; ; ;&quot;&quot;&quot;; [.H217]; &quot;&quot;&quot;]&quot;)" office:value-type="string" office:string-value="[&quot;Cédric me gênait&quot;; ; ; ;&quot;Cédric m'gênait&quot;]">
            <text:p>["Cédric me gênait"; ; ; ;"Cédric m'gên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8], q, {q: "&lt;div class='left'&gt;Cédric m'gênait&lt;/div&gt;&lt;div class='right'&gt;Cédric me gênait&lt;/div&gt;", as: ["&lt;p class='adv'&gt;certainement&lt;/p&gt;&lt;/br &gt; Cédric m'gênait","&lt;p class='adv'&gt;probablement&lt;/p&gt;&lt;/br &gt;Cédric m'gênait", "&lt;p class='adv'&gt;probablement&lt;/p&gt;&lt;/br &gt;Cédric me gênait", "&lt;p class='adv'&gt;certainement&lt;/p&gt;&lt;/br &gt;Cédric me gên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te doute</text:p>
          </table:table-cell>
          <table:table-cell office:value-type="string">
            <text:p>Agnès t'doute</text:p>
          </table:table-cell>
          <table:table-cell table:style-name="ce1" table:formula="of:=CONCATENATE(&quot;[&quot;&quot;&quot;; [.G218]; &quot;&quot;&quot;; ; ; ;&quot;&quot;&quot;; [.H218]; &quot;&quot;&quot;]&quot;)" office:value-type="string" office:string-value="[&quot;Agnès te doute&quot;; ; ; ;&quot;Agnès t'doute&quot;]">
            <text:p>["Agnès te doute"; ; ; ;"Agnès t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19], q, {q: "&lt;div class='left'&gt;Agnès t'doute&lt;/div&gt;&lt;div class='right'&gt;Agnès te doute&lt;/div&gt;", as: ["&lt;p class='adv'&gt;certainement&lt;/p&gt;&lt;/br &gt; Agnès t'doute","&lt;p class='adv'&gt;probablement&lt;/p&gt;&lt;/br &gt;Agnès t'doute", "&lt;p class='adv'&gt;probablement&lt;/p&gt;&lt;/br &gt;Agnès te doute", "&lt;p class='adv'&gt;certainement&lt;/p&gt;&lt;/br &gt;Agnès te 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me doute</text:p>
          </table:table-cell>
          <table:table-cell office:value-type="string">
            <text:p>Agnès m'doute</text:p>
          </table:table-cell>
          <table:table-cell table:style-name="ce1" table:formula="of:=CONCATENATE(&quot;[&quot;&quot;&quot;; [.G219]; &quot;&quot;&quot;; ; ; ;&quot;&quot;&quot;; [.H219]; &quot;&quot;&quot;]&quot;)" office:value-type="string" office:string-value="[&quot;Agnès me doute&quot;; ; ; ;&quot;Agnès m'doute&quot;]">
            <text:p>["Agnès me doute"; ; ; ;"Agnès m'dou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19], q, {q: "&lt;div class='left'&gt;Agnès m'doute&lt;/div&gt;&lt;div class='right'&gt;Agnès me doute&lt;/div&gt;", as: ["&lt;p class='adv'&gt;certainement&lt;/p&gt;&lt;/br &gt; Agnès m'doute","&lt;p class='adv'&gt;probablement&lt;/p&gt;&lt;/br &gt;Agnès m'doute", "&lt;p class='adv'&gt;probablement&lt;/p&gt;&lt;/br &gt;Agnès me doute", "&lt;p class='adv'&gt;certainement&lt;/p&gt;&lt;/br &gt;Agnès me dou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te doutait</text:p>
          </table:table-cell>
          <table:table-cell office:value-type="string">
            <text:p>Agnès t'doutait</text:p>
          </table:table-cell>
          <table:table-cell table:style-name="ce1" table:formula="of:=CONCATENATE(&quot;[&quot;&quot;&quot;; [.G220]; &quot;&quot;&quot;; ; ; ;&quot;&quot;&quot;; [.H220]; &quot;&quot;&quot;]&quot;)" office:value-type="string" office:string-value="[&quot;Agnès te doutait&quot;; ; ; ;&quot;Agnès t'doutait&quot;]">
            <text:p>["Agnès te doutait"; ; ; ;"Agnès t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19], q, {q: "&lt;div class='left'&gt;Agnès t'doutait&lt;/div&gt;&lt;div class='right'&gt;Agnès te doutait&lt;/div&gt;", as: ["&lt;p class='adv'&gt;certainement&lt;/p&gt;&lt;/br &gt; Agnès t'doutait","&lt;p class='adv'&gt;probablement&lt;/p&gt;&lt;/br &gt;Agnès t'doutait", "&lt;p class='adv'&gt;probablement&lt;/p&gt;&lt;/br &gt;Agnès te doutait", "&lt;p class='adv'&gt;certainement&lt;/p&gt;&lt;/br &gt;Agnès te 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string">
            <text:p>Agnès me doutait</text:p>
          </table:table-cell>
          <table:table-cell office:value-type="string">
            <text:p>Agnès m'doutait</text:p>
          </table:table-cell>
          <table:table-cell table:style-name="ce1" table:formula="of:=CONCATENATE(&quot;[&quot;&quot;&quot;; [.G221]; &quot;&quot;&quot;; ; ; ;&quot;&quot;&quot;; [.H221]; &quot;&quot;&quot;]&quot;)" office:value-type="string" office:string-value="[&quot;Agnès me doutait&quot;; ; ; ;&quot;Agnès m'doutait&quot;]">
            <text:p>["Agnès me doutait"; ; ; ;"Agnès m'd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19], q, {q: "&lt;div class='left'&gt;Agnès m'doutait&lt;/div&gt;&lt;div class='right'&gt;Agnès me doutait&lt;/div&gt;", as: ["&lt;p class='adv'&gt;certainement&lt;/p&gt;&lt;/br &gt; Agnès m'doutait","&lt;p class='adv'&gt;probablement&lt;/p&gt;&lt;/br &gt;Agnès m'doutait", "&lt;p class='adv'&gt;probablement&lt;/p&gt;&lt;/br &gt;Agnès me doutait", "&lt;p class='adv'&gt;certainement&lt;/p&gt;&lt;/br &gt;Agnès me d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te pousse</text:p>
          </table:table-cell>
          <table:table-cell office:value-type="string">
            <text:p>Patrice t'pousse</text:p>
          </table:table-cell>
          <table:table-cell table:style-name="ce1" table:formula="of:=CONCATENATE(&quot;[&quot;&quot;&quot;; [.G222]; &quot;&quot;&quot;; ; ; ;&quot;&quot;&quot;; [.H222]; &quot;&quot;&quot;]&quot;)" office:value-type="string" office:string-value="[&quot;Patrice te pousse&quot;; ; ; ;&quot;Patrice t'pousse&quot;]">
            <text:p>["Patrice te pousse"; ; ; ;"Patrice t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0], q, {q: "&lt;div class='left'&gt;Patrice t'pousse&lt;/div&gt;&lt;div class='right'&gt;Patrice te pousse&lt;/div&gt;", as: ["&lt;p class='adv'&gt;certainement&lt;/p&gt;&lt;/br &gt; Patrice t'pousse","&lt;p class='adv'&gt;probablement&lt;/p&gt;&lt;/br &gt;Patrice t'pousse", "&lt;p class='adv'&gt;probablement&lt;/p&gt;&lt;/br &gt;Patrice te pousse", "&lt;p class='adv'&gt;certainement&lt;/p&gt;&lt;/br &gt;Patrice te 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me pousse</text:p>
          </table:table-cell>
          <table:table-cell office:value-type="string">
            <text:p>Patrice m'pousse</text:p>
          </table:table-cell>
          <table:table-cell table:style-name="ce1" table:formula="of:=CONCATENATE(&quot;[&quot;&quot;&quot;; [.G223]; &quot;&quot;&quot;; ; ; ;&quot;&quot;&quot;; [.H223]; &quot;&quot;&quot;]&quot;)" office:value-type="string" office:string-value="[&quot;Patrice me pousse&quot;; ; ; ;&quot;Patrice m'pousse&quot;]">
            <text:p>["Patrice me pousse"; ; ; ;"Patrice m'pouss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0], q, {q: "&lt;div class='left'&gt;Patrice m'pousse&lt;/div&gt;&lt;div class='right'&gt;Patrice me pousse&lt;/div&gt;", as: ["&lt;p class='adv'&gt;certainement&lt;/p&gt;&lt;/br &gt; Patrice m'pousse","&lt;p class='adv'&gt;probablement&lt;/p&gt;&lt;/br &gt;Patrice m'pousse", "&lt;p class='adv'&gt;probablement&lt;/p&gt;&lt;/br &gt;Patrice me pousse", "&lt;p class='adv'&gt;certainement&lt;/p&gt;&lt;/br &gt;Patrice me pouss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te poussait</text:p>
          </table:table-cell>
          <table:table-cell office:value-type="string">
            <text:p>Patrice t'poussait</text:p>
          </table:table-cell>
          <table:table-cell table:style-name="ce1" table:formula="of:=CONCATENATE(&quot;[&quot;&quot;&quot;; [.G224]; &quot;&quot;&quot;; ; ; ;&quot;&quot;&quot;; [.H224]; &quot;&quot;&quot;]&quot;)" office:value-type="string" office:string-value="[&quot;Patrice te poussait&quot;; ; ; ;&quot;Patrice t'poussait&quot;]">
            <text:p>["Patrice te poussait"; ; ; ;"Patrice t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0], q, {q: "&lt;div class='left'&gt;Patrice t'poussait&lt;/div&gt;&lt;div class='right'&gt;Patrice te poussait&lt;/div&gt;", as: ["&lt;p class='adv'&gt;certainement&lt;/p&gt;&lt;/br &gt; Patrice t'poussait","&lt;p class='adv'&gt;probablement&lt;/p&gt;&lt;/br &gt;Patrice t'poussait", "&lt;p class='adv'&gt;probablement&lt;/p&gt;&lt;/br &gt;Patrice te poussait", "&lt;p class='adv'&gt;certainement&lt;/p&gt;&lt;/br &gt;Patrice te 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Patrice me poussait</text:p>
          </table:table-cell>
          <table:table-cell office:value-type="string">
            <text:p>Patrice m'poussait</text:p>
          </table:table-cell>
          <table:table-cell table:style-name="ce1" table:formula="of:=CONCATENATE(&quot;[&quot;&quot;&quot;; [.G225]; &quot;&quot;&quot;; ; ; ;&quot;&quot;&quot;; [.H225]; &quot;&quot;&quot;]&quot;)" office:value-type="string" office:string-value="[&quot;Patrice me poussait&quot;; ; ; ;&quot;Patrice m'poussait&quot;]">
            <text:p>["Patrice me poussait"; ; ; ;"Patrice m'pou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0], q, {q: "&lt;div class='left'&gt;Patrice m'poussait&lt;/div&gt;&lt;div class='right'&gt;Patrice me poussait&lt;/div&gt;", as: ["&lt;p class='adv'&gt;certainement&lt;/p&gt;&lt;/br &gt; Patrice m'poussait","&lt;p class='adv'&gt;probablement&lt;/p&gt;&lt;/br &gt;Patrice m'poussait", "&lt;p class='adv'&gt;probablement&lt;/p&gt;&lt;/br &gt;Patrice me poussait", "&lt;p class='adv'&gt;certainement&lt;/p&gt;&lt;/br &gt;Patrice me pou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te chauffe</text:p>
          </table:table-cell>
          <table:table-cell office:value-type="string">
            <text:p>Elise t'chauffe</text:p>
          </table:table-cell>
          <table:table-cell table:style-name="ce1" table:formula="of:=CONCATENATE(&quot;[&quot;&quot;&quot;; [.G226]; &quot;&quot;&quot;; ; ; ;&quot;&quot;&quot;; [.H226]; &quot;&quot;&quot;]&quot;)" office:value-type="string" office:string-value="[&quot;Elise te chauffe&quot;; ; ; ;&quot;Elise t'chauffe&quot;]">
            <text:p>["Elise te chauffe"; ; ; ;"Elise t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1], q, {q: "&lt;div class='left'&gt;Elise t'chauffe&lt;/div&gt;&lt;div class='right'&gt;Elise te chauffe&lt;/div&gt;", as: ["&lt;p class='adv'&gt;certainement&lt;/p&gt;&lt;/br &gt; Elise t'chauffe","&lt;p class='adv'&gt;probablement&lt;/p&gt;&lt;/br &gt;Elise t'chauffe", "&lt;p class='adv'&gt;probablement&lt;/p&gt;&lt;/br &gt;Elise te chauffe", "&lt;p class='adv'&gt;certainement&lt;/p&gt;&lt;/br &gt;Elise te 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me chauffe</text:p>
          </table:table-cell>
          <table:table-cell office:value-type="string">
            <text:p>Elise m'chauffe</text:p>
          </table:table-cell>
          <table:table-cell table:style-name="ce1" table:formula="of:=CONCATENATE(&quot;[&quot;&quot;&quot;; [.G227]; &quot;&quot;&quot;; ; ; ;&quot;&quot;&quot;; [.H227]; &quot;&quot;&quot;]&quot;)" office:value-type="string" office:string-value="[&quot;Elise me chauffe&quot;; ; ; ;&quot;Elise m'chauffe&quot;]">
            <text:p>["Elise me chauffe"; ; ; ;"Elise m'chauf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1], q, {q: "&lt;div class='left'&gt;Elise m'chauffe&lt;/div&gt;&lt;div class='right'&gt;Elise me chauffe&lt;/div&gt;", as: ["&lt;p class='adv'&gt;certainement&lt;/p&gt;&lt;/br &gt; Elise m'chauffe","&lt;p class='adv'&gt;probablement&lt;/p&gt;&lt;/br &gt;Elise m'chauffe", "&lt;p class='adv'&gt;probablement&lt;/p&gt;&lt;/br &gt;Elise me chauffe", "&lt;p class='adv'&gt;certainement&lt;/p&gt;&lt;/br &gt;Elise me chauf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te chauffait</text:p>
          </table:table-cell>
          <table:table-cell office:value-type="string">
            <text:p>Elise t'chauffait</text:p>
          </table:table-cell>
          <table:table-cell table:style-name="ce1" table:formula="of:=CONCATENATE(&quot;[&quot;&quot;&quot;; [.G228]; &quot;&quot;&quot;; ; ; ;&quot;&quot;&quot;; [.H228]; &quot;&quot;&quot;]&quot;)" office:value-type="string" office:string-value="[&quot;Elise te chauffait&quot;; ; ; ;&quot;Elise t'chauffait&quot;]">
            <text:p>["Elise te chauffait"; ; ; ;"Elise t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1], q, {q: "&lt;div class='left'&gt;Elise t'chauffait&lt;/div&gt;&lt;div class='right'&gt;Elise te chauffait&lt;/div&gt;", as: ["&lt;p class='adv'&gt;certainement&lt;/p&gt;&lt;/br &gt; Elise t'chauffait","&lt;p class='adv'&gt;probablement&lt;/p&gt;&lt;/br &gt;Elise t'chauffait", "&lt;p class='adv'&gt;probablement&lt;/p&gt;&lt;/br &gt;Elise te chauffait", "&lt;p class='adv'&gt;certainement&lt;/p&gt;&lt;/br &gt;Elise te 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1">
            <text:p>21</text:p>
          </table:table-cell>
          <table:table-cell office:value-type="string">
            <text:p>Elise me chauffait</text:p>
          </table:table-cell>
          <table:table-cell office:value-type="string">
            <text:p>Elise m'chauffait</text:p>
          </table:table-cell>
          <table:table-cell table:style-name="ce1" table:formula="of:=CONCATENATE(&quot;[&quot;&quot;&quot;; [.G229]; &quot;&quot;&quot;; ; ; ;&quot;&quot;&quot;; [.H229]; &quot;&quot;&quot;]&quot;)" office:value-type="string" office:string-value="[&quot;Elise me chauffait&quot;; ; ; ;&quot;Elise m'chauffait&quot;]">
            <text:p>["Elise me chauffait"; ; ; ;"Elise m'chauff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1], q, {q: "&lt;div class='left'&gt;Elise m'chauffait&lt;/div&gt;&lt;div class='right'&gt;Elise me chauffait&lt;/div&gt;", as: ["&lt;p class='adv'&gt;certainement&lt;/p&gt;&lt;/br &gt; Elise m'chauffait","&lt;p class='adv'&gt;probablement&lt;/p&gt;&lt;/br &gt;Elise m'chauffait", "&lt;p class='adv'&gt;probablement&lt;/p&gt;&lt;/br &gt;Elise me chauffait", "&lt;p class='adv'&gt;certainement&lt;/p&gt;&lt;/br &gt;Elise me chauff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te cherche</text:p>
          </table:table-cell>
          <table:table-cell office:value-type="string">
            <text:p>Louise t'cherche</text:p>
          </table:table-cell>
          <table:table-cell table:style-name="ce1" table:formula="of:=CONCATENATE(&quot;[&quot;&quot;&quot;; [.G230]; &quot;&quot;&quot;; ; ; ;&quot;&quot;&quot;; [.H230]; &quot;&quot;&quot;]&quot;)" office:value-type="string" office:string-value="[&quot;Louise te cherche&quot;; ; ; ;&quot;Louise t'cherche&quot;]">
            <text:p>["Louise te cherche"; ; ; ;"Louise t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2], q, {q: "&lt;div class='left'&gt;Louise t'cherche&lt;/div&gt;&lt;div class='right'&gt;Louise te cherche&lt;/div&gt;", as: ["&lt;p class='adv'&gt;certainement&lt;/p&gt;&lt;/br &gt; Louise t'cherche","&lt;p class='adv'&gt;probablement&lt;/p&gt;&lt;/br &gt;Louise t'cherche", "&lt;p class='adv'&gt;probablement&lt;/p&gt;&lt;/br &gt;Louise te cherche", "&lt;p class='adv'&gt;certainement&lt;/p&gt;&lt;/br &gt;Louise te 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me cherche</text:p>
          </table:table-cell>
          <table:table-cell office:value-type="string">
            <text:p>Louise m'cherche</text:p>
          </table:table-cell>
          <table:table-cell table:style-name="ce1" table:formula="of:=CONCATENATE(&quot;[&quot;&quot;&quot;; [.G231]; &quot;&quot;&quot;; ; ; ;&quot;&quot;&quot;; [.H231]; &quot;&quot;&quot;]&quot;)" office:value-type="string" office:string-value="[&quot;Louise me cherche&quot;; ; ; ;&quot;Louise m'cherche&quot;]">
            <text:p>["Louise me cherche"; ; ; ;"Louise m'cher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2], q, {q: "&lt;div class='left'&gt;Louise m'cherche&lt;/div&gt;&lt;div class='right'&gt;Louise me cherche&lt;/div&gt;", as: ["&lt;p class='adv'&gt;certainement&lt;/p&gt;&lt;/br &gt; Louise m'cherche","&lt;p class='adv'&gt;probablement&lt;/p&gt;&lt;/br &gt;Louise m'cherche", "&lt;p class='adv'&gt;probablement&lt;/p&gt;&lt;/br &gt;Louise me cherche", "&lt;p class='adv'&gt;certainement&lt;/p&gt;&lt;/br &gt;Louise me cher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te cherchait</text:p>
          </table:table-cell>
          <table:table-cell office:value-type="string">
            <text:p>Louise t'cherchait</text:p>
          </table:table-cell>
          <table:table-cell table:style-name="ce1" table:formula="of:=CONCATENATE(&quot;[&quot;&quot;&quot;; [.G232]; &quot;&quot;&quot;; ; ; ;&quot;&quot;&quot;; [.H232]; &quot;&quot;&quot;]&quot;)" office:value-type="string" office:string-value="[&quot;Louise te cherchait&quot;; ; ; ;&quot;Louise t'cherchait&quot;]">
            <text:p>["Louise te cherchait"; ; ; ;"Louise t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2], q, {q: "&lt;div class='left'&gt;Louise t'cherchait&lt;/div&gt;&lt;div class='right'&gt;Louise te cherchait&lt;/div&gt;", as: ["&lt;p class='adv'&gt;certainement&lt;/p&gt;&lt;/br &gt; Louise t'cherchait","&lt;p class='adv'&gt;probablement&lt;/p&gt;&lt;/br &gt;Louise t'cherchait", "&lt;p class='adv'&gt;probablement&lt;/p&gt;&lt;/br &gt;Louise te cherchait", "&lt;p class='adv'&gt;certainement&lt;/p&gt;&lt;/br &gt;Louise te 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2">
            <text:p>22</text:p>
          </table:table-cell>
          <table:table-cell office:value-type="string">
            <text:p>Louise me cherchait</text:p>
          </table:table-cell>
          <table:table-cell office:value-type="string">
            <text:p>Louise m'cherchait</text:p>
          </table:table-cell>
          <table:table-cell table:style-name="ce1" table:formula="of:=CONCATENATE(&quot;[&quot;&quot;&quot;; [.G233]; &quot;&quot;&quot;; ; ; ;&quot;&quot;&quot;; [.H233]; &quot;&quot;&quot;]&quot;)" office:value-type="string" office:string-value="[&quot;Louise me cherchait&quot;; ; ; ;&quot;Louise m'cherchait&quot;]">
            <text:p>["Louise me cherchait"; ; ; ;"Louise m'cher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2], q, {q: "&lt;div class='left'&gt;Louise m'cherchait&lt;/div&gt;&lt;div class='right'&gt;Louise me cherchait&lt;/div&gt;", as: ["&lt;p class='adv'&gt;certainement&lt;/p&gt;&lt;/br &gt; Louise m'cherchait","&lt;p class='adv'&gt;probablement&lt;/p&gt;&lt;/br &gt;Louise m'cherchait", "&lt;p class='adv'&gt;probablement&lt;/p&gt;&lt;/br &gt;Louise me cherchait", "&lt;p class='adv'&gt;certainement&lt;/p&gt;&lt;/br &gt;Louise me cher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te choisit</text:p>
          </table:table-cell>
          <table:table-cell office:value-type="string">
            <text:p>Monique t'choisit</text:p>
          </table:table-cell>
          <table:table-cell table:style-name="ce1" table:formula="of:=CONCATENATE(&quot;[&quot;&quot;&quot;; [.G234]; &quot;&quot;&quot;; ; ; ;&quot;&quot;&quot;; [.H234]; &quot;&quot;&quot;]&quot;)" office:value-type="string" office:string-value="[&quot;Monique te choisit&quot;; ; ; ;&quot;Monique t'choisit&quot;]">
            <text:p>["Monique te choisit"; ; ; ;"Monique t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3], q, {q: "&lt;div class='left'&gt;Monique t'choisit&lt;/div&gt;&lt;div class='right'&gt;Monique te choisit&lt;/div&gt;", as: ["&lt;p class='adv'&gt;certainement&lt;/p&gt;&lt;/br &gt; Monique t'choisit","&lt;p class='adv'&gt;probablement&lt;/p&gt;&lt;/br &gt;Monique t'choisit", "&lt;p class='adv'&gt;probablement&lt;/p&gt;&lt;/br &gt;Monique te choisit", "&lt;p class='adv'&gt;certainement&lt;/p&gt;&lt;/br &gt;Monique te 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me choisit</text:p>
          </table:table-cell>
          <table:table-cell office:value-type="string">
            <text:p>Monique m'choisit</text:p>
          </table:table-cell>
          <table:table-cell table:style-name="ce1" table:formula="of:=CONCATENATE(&quot;[&quot;&quot;&quot;; [.G235]; &quot;&quot;&quot;; ; ; ;&quot;&quot;&quot;; [.H235]; &quot;&quot;&quot;]&quot;)" office:value-type="string" office:string-value="[&quot;Monique me choisit&quot;; ; ; ;&quot;Monique m'choisit&quot;]">
            <text:p>["Monique me choisit"; ; ; ;"Monique m'chois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3], q, {q: "&lt;div class='left'&gt;Monique m'choisit&lt;/div&gt;&lt;div class='right'&gt;Monique me choisit&lt;/div&gt;", as: ["&lt;p class='adv'&gt;certainement&lt;/p&gt;&lt;/br &gt; Monique m'choisit","&lt;p class='adv'&gt;probablement&lt;/p&gt;&lt;/br &gt;Monique m'choisit", "&lt;p class='adv'&gt;probablement&lt;/p&gt;&lt;/br &gt;Monique me choisit", "&lt;p class='adv'&gt;certainement&lt;/p&gt;&lt;/br &gt;Monique me chois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te choisissait</text:p>
          </table:table-cell>
          <table:table-cell office:value-type="string">
            <text:p>Monique t'choisissait</text:p>
          </table:table-cell>
          <table:table-cell table:style-name="ce1" table:formula="of:=CONCATENATE(&quot;[&quot;&quot;&quot;; [.G236]; &quot;&quot;&quot;; ; ; ;&quot;&quot;&quot;; [.H236]; &quot;&quot;&quot;]&quot;)" office:value-type="string" office:string-value="[&quot;Monique te choisissait&quot;; ; ; ;&quot;Monique t'choisissait&quot;]">
            <text:p>["Monique te choisissait"; ; ; ;"Monique t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3], q, {q: "&lt;div class='left'&gt;Monique t'choisissait&lt;/div&gt;&lt;div class='right'&gt;Monique te choisissait&lt;/div&gt;", as: ["&lt;p class='adv'&gt;certainement&lt;/p&gt;&lt;/br &gt; Monique t'choisissait","&lt;p class='adv'&gt;probablement&lt;/p&gt;&lt;/br &gt;Monique t'choisissait", "&lt;p class='adv'&gt;probablement&lt;/p&gt;&lt;/br &gt;Monique te choisissait", "&lt;p class='adv'&gt;certainement&lt;/p&gt;&lt;/br &gt;Monique te 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3">
            <text:p>23</text:p>
          </table:table-cell>
          <table:table-cell office:value-type="string">
            <text:p>Monique me choisissait</text:p>
          </table:table-cell>
          <table:table-cell office:value-type="string">
            <text:p>Monique m'choisissait</text:p>
          </table:table-cell>
          <table:table-cell table:style-name="ce1" table:formula="of:=CONCATENATE(&quot;[&quot;&quot;&quot;; [.G237]; &quot;&quot;&quot;; ; ; ;&quot;&quot;&quot;; [.H237]; &quot;&quot;&quot;]&quot;)" office:value-type="string" office:string-value="[&quot;Monique me choisissait&quot;; ; ; ;&quot;Monique m'choisissait&quot;]">
            <text:p>["Monique me choisissait"; ; ; ;"Monique m'choisi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3], q, {q: "&lt;div class='left'&gt;Monique m'choisissait&lt;/div&gt;&lt;div class='right'&gt;Monique me choisissait&lt;/div&gt;", as: ["&lt;p class='adv'&gt;certainement&lt;/p&gt;&lt;/br &gt; Monique m'choisissait","&lt;p class='adv'&gt;probablement&lt;/p&gt;&lt;/br &gt;Monique m'choisissait", "&lt;p class='adv'&gt;probablement&lt;/p&gt;&lt;/br &gt;Monique me choisissait", "&lt;p class='adv'&gt;certainement&lt;/p&gt;&lt;/br &gt;Monique me choisi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te paye</text:p>
          </table:table-cell>
          <table:table-cell office:value-type="string">
            <text:p>Maxence t'paye</text:p>
          </table:table-cell>
          <table:table-cell table:style-name="ce1" table:formula="of:=CONCATENATE(&quot;[&quot;&quot;&quot;; [.G238]; &quot;&quot;&quot;; ; ; ;&quot;&quot;&quot;; [.H238]; &quot;&quot;&quot;]&quot;)" office:value-type="string" office:string-value="[&quot;Maxence te paye&quot;; ; ; ;&quot;Maxence t'paye&quot;]">
            <text:p>["Maxence te paye"; ; ; ;"Maxence t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o-2",24], q, {q: "&lt;div class='left'&gt;Maxence t'paye&lt;/div&gt;&lt;div class='right'&gt;Maxence te paye&lt;/div&gt;", as: ["&lt;p class='adv'&gt;certainement&lt;/p&gt;&lt;/br &gt; Maxence t'paye","&lt;p class='adv'&gt;probablement&lt;/p&gt;&lt;/br &gt;Maxence t'paye", "&lt;p class='adv'&gt;probablement&lt;/p&gt;&lt;/br &gt;Maxence te paye", "&lt;p class='adv'&gt;certainement&lt;/p&gt;&lt;/br &gt;Maxence te 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me paye</text:p>
          </table:table-cell>
          <table:table-cell office:value-type="string">
            <text:p>Maxence m'paye</text:p>
          </table:table-cell>
          <table:table-cell table:style-name="ce1" table:formula="of:=CONCATENATE(&quot;[&quot;&quot;&quot;; [.G239]; &quot;&quot;&quot;; ; ; ;&quot;&quot;&quot;; [.H239]; &quot;&quot;&quot;]&quot;)" office:value-type="string" office:string-value="[&quot;Maxence me paye&quot;; ; ; ;&quot;Maxence m'paye&quot;]">
            <text:p>["Maxence me paye"; ; ; ;"Maxence m'pay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mono-os-2",24], q, {q: "&lt;div class='left'&gt;Maxence m'paye&lt;/div&gt;&lt;div class='right'&gt;Maxence me paye&lt;/div&gt;", as: ["&lt;p class='adv'&gt;certainement&lt;/p&gt;&lt;/br &gt; Maxence m'paye","&lt;p class='adv'&gt;probablement&lt;/p&gt;&lt;/br &gt;Maxence m'paye", "&lt;p class='adv'&gt;probablement&lt;/p&gt;&lt;/br &gt;Maxence me paye", "&lt;p class='adv'&gt;certainement&lt;/p&gt;&lt;/br &gt;Maxence me pay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te payait</text:p>
          </table:table-cell>
          <table:table-cell office:value-type="string">
            <text:p>Maxence t'payait</text:p>
          </table:table-cell>
          <table:table-cell table:style-name="ce1" table:formula="of:=CONCATENATE(&quot;[&quot;&quot;&quot;; [.G240]; &quot;&quot;&quot;; ; ; ;&quot;&quot;&quot;; [.H240]; &quot;&quot;&quot;]&quot;)" office:value-type="string" office:string-value="[&quot;Maxence te payait&quot;; ; ; ;&quot;Maxence t'payait&quot;]">
            <text:p>["Maxence te payait"; ; ; ;"Maxence t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o-2",24], q, {q: "&lt;div class='left'&gt;Maxence t'payait&lt;/div&gt;&lt;div class='right'&gt;Maxence te payait&lt;/div&gt;", as: ["&lt;p class='adv'&gt;certainement&lt;/p&gt;&lt;/br &gt; Maxence t'payait","&lt;p class='adv'&gt;probablement&lt;/p&gt;&lt;/br &gt;Maxence t'payait", "&lt;p class='adv'&gt;probablement&lt;/p&gt;&lt;/br &gt;Maxence te payait", "&lt;p class='adv'&gt;certainement&lt;/p&gt;&lt;/br &gt;Maxence te 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4">
            <text:p>24</text:p>
          </table:table-cell>
          <table:table-cell office:value-type="string">
            <text:p>Maxence me payait</text:p>
          </table:table-cell>
          <table:table-cell office:value-type="string">
            <text:p>Maxence m'payait</text:p>
          </table:table-cell>
          <table:table-cell table:style-name="ce1" table:formula="of:=CONCATENATE(&quot;[&quot;&quot;&quot;; [.G241]; &quot;&quot;&quot;; ; ; ;&quot;&quot;&quot;; [.H241]; &quot;&quot;&quot;]&quot;)" office:value-type="string" office:string-value="[&quot;Maxence me payait&quot;; ; ; ;&quot;Maxence m'payait&quot;]">
            <text:p>["Maxence me payait"; ; ; ;"Maxence m'pay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di-os-2",24], q, {q: "&lt;div class='left'&gt;Maxence m'payait&lt;/div&gt;&lt;div class='right'&gt;Maxence me payait&lt;/div&gt;", as: ["&lt;p class='adv'&gt;certainement&lt;/p&gt;&lt;/br &gt; Maxence m'payait","&lt;p class='adv'&gt;probablement&lt;/p&gt;&lt;/br &gt;Maxence m'payait", "&lt;p class='adv'&gt;probablement&lt;/p&gt;&lt;/br &gt;Maxence me payait", "&lt;p class='adv'&gt;certainement&lt;/p&gt;&lt;/br &gt;Maxence me pay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5">
            <text:p>25</text:p>
          </table:table-cell>
          <table:table-cell office:value-type="string">
            <text:p>David te aimait</text:p>
          </table:table-cell>
          <table:table-cell office:value-type="string">
            <text:p>David t'aimait</text:p>
          </table:table-cell>
          <table:table-cell table:style-name="ce1" table:formula="of:=CONCATENATE(&quot;[&quot;&quot;&quot;; [.G242]; &quot;&quot;&quot;; ; ; ;&quot;&quot;&quot;; [.H242]; &quot;&quot;&quot;]&quot;)" office:value-type="string" office:string-value="[&quot;David te aimait&quot;; ; ; ;&quot;David t'aimait&quot;]">
            <text:p>["David te aimait"; ; ; ;"David t'aim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5], q, {q: "&lt;div class='left'&gt;David t'aimait&lt;/div&gt;&lt;div class='right'&gt;David te aimait&lt;/div&gt;", as: ["&lt;p class='adv'&gt;certainement&lt;/p&gt;&lt;/br &gt; David t'aimait","&lt;p class='adv'&gt;probablement&lt;/p&gt;&lt;/br &gt;David t'aimait", "&lt;p class='adv'&gt;probablement&lt;/p&gt;&lt;/br &gt;David te aimait", "&lt;p class='adv'&gt;certainement&lt;/p&gt;&lt;/br &gt;David te aim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6">
            <text:p>26</text:p>
          </table:table-cell>
          <table:table-cell office:value-type="string">
            <text:p>Brigitte me aidait</text:p>
          </table:table-cell>
          <table:table-cell office:value-type="string">
            <text:p>Brigitte m'aidait</text:p>
          </table:table-cell>
          <table:table-cell table:style-name="ce1" table:formula="of:=CONCATENATE(&quot;[&quot;&quot;&quot;; [.G243]; &quot;&quot;&quot;; ; ; ;&quot;&quot;&quot;; [.H243]; &quot;&quot;&quot;]&quot;)" office:value-type="string" office:string-value="[&quot;Brigitte me aidait&quot;; ; ; ;&quot;Brigitte m'aidait&quot;]">
            <text:p>["Brigitte me aidait"; ; ; ;"Brigitte m'aid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26], q, {q: "&lt;div class='left'&gt;Brigitte m'aidait&lt;/div&gt;&lt;div class='right'&gt;Brigitte me aidait&lt;/div&gt;", as: ["&lt;p class='adv'&gt;certainement&lt;/p&gt;&lt;/br &gt; Brigitte m'aidait","&lt;p class='adv'&gt;probablement&lt;/p&gt;&lt;/br &gt;Brigitte m'aidait", "&lt;p class='adv'&gt;probablement&lt;/p&gt;&lt;/br &gt;Brigitte me aidait", "&lt;p class='adv'&gt;certainement&lt;/p&gt;&lt;/br &gt;Brigitte me aid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7">
            <text:p>27</text:p>
          </table:table-cell>
          <table:table-cell office:value-type="string">
            <text:p>Hugo te inquiètait</text:p>
          </table:table-cell>
          <table:table-cell office:value-type="string">
            <text:p>Hugo t'inquiètait</text:p>
          </table:table-cell>
          <table:table-cell table:style-name="ce1" table:formula="of:=CONCATENATE(&quot;[&quot;&quot;&quot;; [.G244]; &quot;&quot;&quot;; ; ; ;&quot;&quot;&quot;; [.H244]; &quot;&quot;&quot;]&quot;)" office:value-type="string" office:string-value="[&quot;Hugo te inquiètait&quot;; ; ; ;&quot;Hugo t'inquiètait&quot;]">
            <text:p>["Hugo te inquiètait"; ; ; ;"Hugo t'inquiè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7], q, {q: "&lt;div class='left'&gt;Hugo t'inquiètait&lt;/div&gt;&lt;div class='right'&gt;Hugo te inquiètait&lt;/div&gt;", as: ["&lt;p class='adv'&gt;certainement&lt;/p&gt;&lt;/br &gt; Hugo t'inquiètait","&lt;p class='adv'&gt;probablement&lt;/p&gt;&lt;/br &gt;Hugo t'inquiètait", "&lt;p class='adv'&gt;probablement&lt;/p&gt;&lt;/br &gt;Hugo te inquiètait", "&lt;p class='adv'&gt;certainement&lt;/p&gt;&lt;/br &gt;Hugo te inquiè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28">
            <text:p>28</text:p>
          </table:table-cell>
          <table:table-cell office:value-type="string">
            <text:p>Josette me écoutait</text:p>
          </table:table-cell>
          <table:table-cell office:value-type="string">
            <text:p>Josette m'écoutait</text:p>
          </table:table-cell>
          <table:table-cell table:style-name="ce1" table:formula="of:=CONCATENATE(&quot;[&quot;&quot;&quot;; [.G245]; &quot;&quot;&quot;; ; ; ;&quot;&quot;&quot;; [.H245]; &quot;&quot;&quot;]&quot;)" office:value-type="string" office:string-value="[&quot;Josette me écoutait&quot;; ; ; ;&quot;Josette m'écoutait&quot;]">
            <text:p>["Josette me écoutait"; ; ; ;"Josette m'écout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28], q, {q: "&lt;div class='left'&gt;Josette m'écoutait&lt;/div&gt;&lt;div class='right'&gt;Josette me écoutait&lt;/div&gt;", as: ["&lt;p class='adv'&gt;certainement&lt;/p&gt;&lt;/br &gt; Josette m'écoutait","&lt;p class='adv'&gt;probablement&lt;/p&gt;&lt;/br &gt;Josette m'écoutait", "&lt;p class='adv'&gt;probablement&lt;/p&gt;&lt;/br &gt;Josette me écoutait", "&lt;p class='adv'&gt;certainement&lt;/p&gt;&lt;/br &gt;Josette me écout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29">
            <text:p>29</text:p>
          </table:table-cell>
          <table:table-cell office:value-type="string">
            <text:p>Pierre te approchait</text:p>
          </table:table-cell>
          <table:table-cell office:value-type="string">
            <text:p>Pierre t'approchait</text:p>
          </table:table-cell>
          <table:table-cell table:style-name="ce1" table:formula="of:=CONCATENATE(&quot;[&quot;&quot;&quot;; [.G246]; &quot;&quot;&quot;; ; ; ;&quot;&quot;&quot;; [.H246]; &quot;&quot;&quot;]&quot;)" office:value-type="string" office:string-value="[&quot;Pierre te approchait&quot;; ; ; ;&quot;Pierre t'approchait&quot;]">
            <text:p>["Pierre te approchait"; ; ; ;"Pierre t'approch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29], q, {q: "&lt;div class='left'&gt;Pierre t'approchait&lt;/div&gt;&lt;div class='right'&gt;Pierre te approchait&lt;/div&gt;", as: ["&lt;p class='adv'&gt;certainement&lt;/p&gt;&lt;/br &gt; Pierre t'approchait","&lt;p class='adv'&gt;probablement&lt;/p&gt;&lt;/br &gt;Pierre t'approchait", "&lt;p class='adv'&gt;probablement&lt;/p&gt;&lt;/br &gt;Pierre te approchait", "&lt;p class='adv'&gt;certainement&lt;/p&gt;&lt;/br &gt;Pierre te approch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0">
            <text:p>30</text:p>
          </table:table-cell>
          <table:table-cell office:value-type="string">
            <text:p>Charlotte me embrassait</text:p>
          </table:table-cell>
          <table:table-cell office:value-type="string">
            <text:p>Charlotte m'embrassait</text:p>
          </table:table-cell>
          <table:table-cell table:style-name="ce1" table:formula="of:=CONCATENATE(&quot;[&quot;&quot;&quot;; [.G247]; &quot;&quot;&quot;; ; ; ;&quot;&quot;&quot;; [.H247]; &quot;&quot;&quot;]&quot;)" office:value-type="string" office:string-value="[&quot;Charlotte me embrassait&quot;; ; ; ;&quot;Charlotte m'embrassait&quot;]">
            <text:p>["Charlotte me embrassait"; ; ; ;"Charlotte m'embrassa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0], q, {q: "&lt;div class='left'&gt;Charlotte m'embrassait&lt;/div&gt;&lt;div class='right'&gt;Charlotte me embrassait&lt;/div&gt;", as: ["&lt;p class='adv'&gt;certainement&lt;/p&gt;&lt;/br &gt; Charlotte m'embrassait","&lt;p class='adv'&gt;probablement&lt;/p&gt;&lt;/br &gt;Charlotte m'embrassait", "&lt;p class='adv'&gt;probablement&lt;/p&gt;&lt;/br &gt;Charlotte me embrassait", "&lt;p class='adv'&gt;certainement&lt;/p&gt;&lt;/br &gt;Charlotte me embrassa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1">
            <text:p>31</text:p>
          </table:table-cell>
          <table:table-cell office:value-type="string">
            <text:p>Thibault te adore</text:p>
          </table:table-cell>
          <table:table-cell office:value-type="string">
            <text:p>Thibault t'adore</text:p>
          </table:table-cell>
          <table:table-cell table:style-name="ce1" table:formula="of:=CONCATENATE(&quot;[&quot;&quot;&quot;; [.G248]; &quot;&quot;&quot;; ; ; ;&quot;&quot;&quot;; [.H248]; &quot;&quot;&quot;]&quot;)" office:value-type="string" office:string-value="[&quot;Thibault te adore&quot;; ; ; ;&quot;Thibault t'adore&quot;]">
            <text:p>["Thibault te adore"; ; ; ;"Thibault t'ad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1], q, {q: "&lt;div class='left'&gt;Thibault t'adore&lt;/div&gt;&lt;div class='right'&gt;Thibault te adore&lt;/div&gt;", as: ["&lt;p class='adv'&gt;certainement&lt;/p&gt;&lt;/br &gt; Thibault t'adore","&lt;p class='adv'&gt;probablement&lt;/p&gt;&lt;/br &gt;Thibault t'adore", "&lt;p class='adv'&gt;probablement&lt;/p&gt;&lt;/br &gt;Thibault te adore", "&lt;p class='adv'&gt;certainement&lt;/p&gt;&lt;/br &gt;Thibault te ad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2">
            <text:p>32</text:p>
          </table:table-cell>
          <table:table-cell office:value-type="string">
            <text:p>Arnaud me invite</text:p>
          </table:table-cell>
          <table:table-cell office:value-type="string">
            <text:p>Arnaud m'invite</text:p>
          </table:table-cell>
          <table:table-cell table:style-name="ce1" table:formula="of:=CONCATENATE(&quot;[&quot;&quot;&quot;; [.G249]; &quot;&quot;&quot;; ; ; ;&quot;&quot;&quot;; [.H249]; &quot;&quot;&quot;]&quot;)" office:value-type="string" office:string-value="[&quot;Arnaud me invite&quot;; ; ; ;&quot;Arnaud m'invite&quot;]">
            <text:p>["Arnaud me invite"; ; ; ;"Arnaud m'invi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2], q, {q: "&lt;div class='left'&gt;Arnaud m'invite&lt;/div&gt;&lt;div class='right'&gt;Arnaud me invite&lt;/div&gt;", as: ["&lt;p class='adv'&gt;certainement&lt;/p&gt;&lt;/br &gt; Arnaud m'invite","&lt;p class='adv'&gt;probablement&lt;/p&gt;&lt;/br &gt;Arnaud m'invite", "&lt;p class='adv'&gt;probablement&lt;/p&gt;&lt;/br &gt;Arnaud me invite", "&lt;p class='adv'&gt;certainement&lt;/p&gt;&lt;/br &gt;Arnaud me invi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3">
            <text:p>33</text:p>
          </table:table-cell>
          <table:table-cell office:value-type="string">
            <text:p>Lisa te ignore</text:p>
          </table:table-cell>
          <table:table-cell office:value-type="string">
            <text:p>Lisa t'ignore</text:p>
          </table:table-cell>
          <table:table-cell table:style-name="ce1" table:formula="of:=CONCATENATE(&quot;[&quot;&quot;&quot;; [.G250]; &quot;&quot;&quot;; ; ; ;&quot;&quot;&quot;; [.H250]; &quot;&quot;&quot;]&quot;)" office:value-type="string" office:string-value="[&quot;Lisa te ignore&quot;; ; ; ;&quot;Lisa t'ignore&quot;]">
            <text:p>["Lisa te ignore"; ; ; ;"Lisa t'igno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3], q, {q: "&lt;div class='left'&gt;Lisa t'ignore&lt;/div&gt;&lt;div class='right'&gt;Lisa te ignore&lt;/div&gt;", as: ["&lt;p class='adv'&gt;certainement&lt;/p&gt;&lt;/br &gt; Lisa t'ignore","&lt;p class='adv'&gt;probablement&lt;/p&gt;&lt;/br &gt;Lisa t'ignore", "&lt;p class='adv'&gt;probablement&lt;/p&gt;&lt;/br &gt;Lisa te ignore", "&lt;p class='adv'&gt;certainement&lt;/p&gt;&lt;/br &gt;Lisa te igno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4">
            <text:p>34</text:p>
          </table:table-cell>
          <table:table-cell office:value-type="string">
            <text:p>Juliette me attaque</text:p>
          </table:table-cell>
          <table:table-cell office:value-type="string">
            <text:p>Juliette m'attaque</text:p>
          </table:table-cell>
          <table:table-cell table:style-name="ce1" table:formula="of:=CONCATENATE(&quot;[&quot;&quot;&quot;; [.G251]; &quot;&quot;&quot;; ; ; ;&quot;&quot;&quot;; [.H251]; &quot;&quot;&quot;]&quot;)" office:value-type="string" office:string-value="[&quot;Juliette me attaque&quot;; ; ; ;&quot;Juliette m'attaque&quot;]">
            <text:p>["Juliette me attaque"; ; ; ;"Juliette m'attaqu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4], q, {q: "&lt;div class='left'&gt;Juliette m'attaque&lt;/div&gt;&lt;div class='right'&gt;Juliette me attaque&lt;/div&gt;", as: ["&lt;p class='adv'&gt;certainement&lt;/p&gt;&lt;/br &gt; Juliette m'attaque","&lt;p class='adv'&gt;probablement&lt;/p&gt;&lt;/br &gt;Juliette m'attaque", "&lt;p class='adv'&gt;probablement&lt;/p&gt;&lt;/br &gt;Juliette me attaque", "&lt;p class='adv'&gt;certainement&lt;/p&gt;&lt;/br &gt;Juliette me attaqu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5">
            <text:p>35</text:p>
          </table:table-cell>
          <table:table-cell office:value-type="string">
            <text:p>Margaux te attend</text:p>
          </table:table-cell>
          <table:table-cell office:value-type="string">
            <text:p>Margaux t'attend</text:p>
          </table:table-cell>
          <table:table-cell table:style-name="ce1" table:formula="of:=CONCATENATE(&quot;[&quot;&quot;&quot;; [.G252]; &quot;&quot;&quot;; ; ; ;&quot;&quot;&quot;; [.H252]; &quot;&quot;&quot;]&quot;)" office:value-type="string" office:string-value="[&quot;Margaux te attend&quot;; ; ; ;&quot;Margaux t'attend&quot;]">
            <text:p>["Margaux te attend"; ; ; ;"Margaux t'att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o-2",35], q, {q: "&lt;div class='left'&gt;Margaux t'attend&lt;/div&gt;&lt;div class='right'&gt;Margaux te attend&lt;/div&gt;", as: ["&lt;p class='adv'&gt;certainement&lt;/p&gt;&lt;/br &gt; Margaux t'attend","&lt;p class='adv'&gt;probablement&lt;/p&gt;&lt;/br &gt;Margaux t'attend", "&lt;p class='adv'&gt;probablement&lt;/p&gt;&lt;/br &gt;Margaux te attend", "&lt;p class='adv'&gt;certainement&lt;/p&gt;&lt;/br &gt;Margaux te att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de-</text:p>
          </table:table-cell>
          <table:table-cell office:value-type="string">
            <text:p>f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36">
            <text:p>36</text:p>
          </table:table-cell>
          <table:table-cell office:value-type="string">
            <text:p>Rémi me apprend</text:p>
          </table:table-cell>
          <table:table-cell office:value-type="string">
            <text:p>Rémi m'apprend</text:p>
          </table:table-cell>
          <table:table-cell table:style-name="ce1" table:formula="of:=CONCATENATE(&quot;[&quot;&quot;&quot;; [.G253]; &quot;&quot;&quot;; ; ; ;&quot;&quot;&quot;; [.H253]; &quot;&quot;&quot;]&quot;)" office:value-type="string" office:string-value="[&quot;Rémi me apprend&quot;; ; ; ;&quot;Rémi m'apprend&quot;]">
            <text:p>["Rémi me apprend"; ; ; ;"Rémi m'apprend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de-f-os-2",36], q, {q: "&lt;div class='left'&gt;Rémi m'apprend&lt;/div&gt;&lt;div class='right'&gt;Rémi me apprend&lt;/div&gt;", as: ["&lt;p class='adv'&gt;certainement&lt;/p&gt;&lt;/br &gt; Rémi m'apprend","&lt;p class='adv'&gt;probablement&lt;/p&gt;&lt;/br &gt;Rémi m'apprend", "&lt;p class='adv'&gt;probablement&lt;/p&gt;&lt;/br &gt;Rémi me apprend", "&lt;p class='adv'&gt;certainement&lt;/p&gt;&lt;/br &gt;Rémi me apprend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7">
            <text:p>37</text:p>
          </table:table-cell>
          <table:table-cell office:value-type="string">
            <text:p>un garde-vin</text:p>
          </table:table-cell>
          <table:table-cell office:value-type="string">
            <text:p>un gard'-vin</text:p>
          </table:table-cell>
          <table:table-cell table:style-name="ce1" table:formula="of:=CONCATENATE(&quot;[&quot;&quot;&quot;; [.G254]; &quot;&quot;&quot;; ; ; ;&quot;&quot;&quot;; [.H254]; &quot;&quot;&quot;]&quot;)" office:value-type="string" office:string-value="[&quot;un garde-vin&quot;; ; ; ;&quot;un gard'-vin&quot;]">
            <text:p>["un garde-vin"; ; ; ;"un gard'-v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37], q, {q: "&lt;div class='left'&gt;C'est un gard'-vin&lt;/div&gt;&lt;div class='right'&gt;C'est un garde-vin&lt;/div&gt;", as: ["&lt;p class='adv'&gt;certainement&lt;/p&gt;&lt;/br &gt; un gard'-vin","&lt;p class='adv'&gt;probablement&lt;/p&gt;&lt;/br &gt;un gard'-vin", "&lt;p class='adv'&gt;probablement&lt;/p&gt;&lt;/br &gt;un garde-vin", "&lt;p class='adv'&gt;certainement&lt;/p&gt;&lt;/br &gt;un garde-v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8">
            <text:p>38</text:p>
          </table:table-cell>
          <table:table-cell office:value-type="string">
            <text:p>un garde-biscuit</text:p>
          </table:table-cell>
          <table:table-cell office:value-type="string">
            <text:p>un gard'-biscuit</text:p>
          </table:table-cell>
          <table:table-cell table:style-name="ce1" table:formula="of:=CONCATENATE(&quot;[&quot;&quot;&quot;; [.G255]; &quot;&quot;&quot;; ; ; ;&quot;&quot;&quot;; [.H255]; &quot;&quot;&quot;]&quot;)" office:value-type="string" office:string-value="[&quot;un garde-biscuit&quot;; ; ; ;&quot;un gard'-biscuit&quot;]">
            <text:p>["un garde-biscuit"; ; ; ;"un gard'-biscui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38], q, {q: "&lt;div class='left'&gt;C'est un gard'-biscuit&lt;/div&gt;&lt;div class='right'&gt;C'est un garde-biscuit&lt;/div&gt;", as: ["&lt;p class='adv'&gt;certainement&lt;/p&gt;&lt;/br &gt; un gard'-biscuit","&lt;p class='adv'&gt;probablement&lt;/p&gt;&lt;/br &gt;un gard'-biscuit", "&lt;p class='adv'&gt;probablement&lt;/p&gt;&lt;/br &gt;un garde-biscuit", "&lt;p class='adv'&gt;certainement&lt;/p&gt;&lt;/br &gt;un garde-biscui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39">
            <text:p>39</text:p>
          </table:table-cell>
          <table:table-cell office:value-type="string">
            <text:p>un garde-oignon</text:p>
          </table:table-cell>
          <table:table-cell office:value-type="string">
            <text:p>un gard'-oignon</text:p>
          </table:table-cell>
          <table:table-cell table:style-name="ce1" table:formula="of:=CONCATENATE(&quot;[&quot;&quot;&quot;; [.G256]; &quot;&quot;&quot;; ; ; ;&quot;&quot;&quot;; [.H256]; &quot;&quot;&quot;]&quot;)" office:value-type="string" office:string-value="[&quot;un garde-oignon&quot;; ; ; ;&quot;un gard'-oignon&quot;]">
            <text:p>["un garde-oignon"; ; ; ;"un gard'-oign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39], q, {q: "&lt;div class='left'&gt;C'est un gard'-oignon&lt;/div&gt;&lt;div class='right'&gt;C'est un garde-oignon&lt;/div&gt;", as: ["&lt;p class='adv'&gt;certainement&lt;/p&gt;&lt;/br &gt; un gard'-oignon","&lt;p class='adv'&gt;probablement&lt;/p&gt;&lt;/br &gt;un gard'-oignon", "&lt;p class='adv'&gt;probablement&lt;/p&gt;&lt;/br &gt;un garde-oignon", "&lt;p class='adv'&gt;certainement&lt;/p&gt;&lt;/br &gt;un garde-oign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string">
            <text:p>un porte-boîte</text:p>
          </table:table-cell>
          <table:table-cell office:value-type="string">
            <text:p>un port'-boîte</text:p>
          </table:table-cell>
          <table:table-cell table:style-name="ce1" table:formula="of:=CONCATENATE(&quot;[&quot;&quot;&quot;; [.G257]; &quot;&quot;&quot;; ; ; ;&quot;&quot;&quot;; [.H257]; &quot;&quot;&quot;]&quot;)" office:value-type="string" office:string-value="[&quot;un porte-boîte&quot;; ; ; ;&quot;un port'-boîte&quot;]">
            <text:p>["un porte-boîte"; ; ; ;"un port'-boî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40], q, {q: "&lt;div class='left'&gt;C'est un port'-boîte&lt;/div&gt;&lt;div class='right'&gt;C'est un porte-boîte&lt;/div&gt;", as: ["&lt;p class='adv'&gt;certainement&lt;/p&gt;&lt;/br &gt; un port'-boîte","&lt;p class='adv'&gt;probablement&lt;/p&gt;&lt;/br &gt;un port'-boîte", "&lt;p class='adv'&gt;probablement&lt;/p&gt;&lt;/br &gt;un porte-boîte", "&lt;p class='adv'&gt;certainement&lt;/p&gt;&lt;/br &gt;un porte-boî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string">
            <text:p>un porte-peinture</text:p>
          </table:table-cell>
          <table:table-cell office:value-type="string">
            <text:p>un port'-peinture</text:p>
          </table:table-cell>
          <table:table-cell table:style-name="ce1" table:formula="of:=CONCATENATE(&quot;[&quot;&quot;&quot;; [.G258]; &quot;&quot;&quot;; ; ; ;&quot;&quot;&quot;; [.H258]; &quot;&quot;&quot;]&quot;)" office:value-type="string" office:string-value="[&quot;un porte-peinture&quot;; ; ; ;&quot;un port'-peinture&quot;]">
            <text:p>["un porte-peinture"; ; ; ;"un port'-peintu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41], q, {q: "&lt;div class='left'&gt;C'est un port'-peinture&lt;/div&gt;&lt;div class='right'&gt;C'est un porte-peinture&lt;/div&gt;", as: ["&lt;p class='adv'&gt;certainement&lt;/p&gt;&lt;/br &gt; un port'-peinture","&lt;p class='adv'&gt;probablement&lt;/p&gt;&lt;/br &gt;un port'-peinture", "&lt;p class='adv'&gt;probablement&lt;/p&gt;&lt;/br &gt;un porte-peinture", "&lt;p class='adv'&gt;certainement&lt;/p&gt;&lt;/br &gt;un porte-peintu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2">
            <text:p>42</text:p>
          </table:table-cell>
          <table:table-cell office:value-type="string">
            <text:p>un porte-épée</text:p>
          </table:table-cell>
          <table:table-cell office:value-type="string">
            <text:p>un port'-épée</text:p>
          </table:table-cell>
          <table:table-cell table:style-name="ce1" table:formula="of:=CONCATENATE(&quot;[&quot;&quot;&quot;; [.G259]; &quot;&quot;&quot;; ; ; ;&quot;&quot;&quot;; [.H259]; &quot;&quot;&quot;]&quot;)" office:value-type="string" office:string-value="[&quot;un porte-épée&quot;; ; ; ;&quot;un port'-épée&quot;]">
            <text:p>["un porte-épée"; ; ; ;"un port'-épé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42], q, {q: "&lt;div class='left'&gt;C'est un port'-épée&lt;/div&gt;&lt;div class='right'&gt;C'est un porte-épée&lt;/div&gt;", as: ["&lt;p class='adv'&gt;certainement&lt;/p&gt;&lt;/br &gt; un port'-épée","&lt;p class='adv'&gt;probablement&lt;/p&gt;&lt;/br &gt;un port'-épée", "&lt;p class='adv'&gt;probablement&lt;/p&gt;&lt;/br &gt;un porte-épée", "&lt;p class='adv'&gt;certainement&lt;/p&gt;&lt;/br &gt;un porte-épé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3">
            <text:p>43</text:p>
          </table:table-cell>
          <table:table-cell office:value-type="string">
            <text:p>un cherche-texte</text:p>
          </table:table-cell>
          <table:table-cell office:value-type="string">
            <text:p>un cherch'-texte</text:p>
          </table:table-cell>
          <table:table-cell table:style-name="ce1" table:formula="of:=CONCATENATE(&quot;[&quot;&quot;&quot;; [.G260]; &quot;&quot;&quot;; ; ; ;&quot;&quot;&quot;; [.H260]; &quot;&quot;&quot;]&quot;)" office:value-type="string" office:string-value="[&quot;un cherche-texte&quot;; ; ; ;&quot;un cherch'-texte&quot;]">
            <text:p>["un cherche-texte"; ; ; ;"un cherch'-tex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o-2",43], q, {q: "&lt;div class='left'&gt;C'est un cherch'-texte&lt;/div&gt;&lt;div class='right'&gt;C'est un cherche-texte&lt;/div&gt;", as: ["&lt;p class='adv'&gt;certainement&lt;/p&gt;&lt;/br &gt; un cherch'-texte","&lt;p class='adv'&gt;probablement&lt;/p&gt;&lt;/br &gt;un cherch'-texte", "&lt;p class='adv'&gt;probablement&lt;/p&gt;&lt;/br &gt;un cherche-texte", "&lt;p class='adv'&gt;certainement&lt;/p&gt;&lt;/br &gt;un cherche-tex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4">
            <text:p>44</text:p>
          </table:table-cell>
          <table:table-cell office:value-type="string">
            <text:p>un cherche-fichier</text:p>
          </table:table-cell>
          <table:table-cell office:value-type="string">
            <text:p>un cherch'-fichier</text:p>
          </table:table-cell>
          <table:table-cell table:style-name="ce1" table:formula="of:=CONCATENATE(&quot;[&quot;&quot;&quot;; [.G261]; &quot;&quot;&quot;; ; ; ;&quot;&quot;&quot;; [.H261]; &quot;&quot;&quot;]&quot;)" office:value-type="string" office:string-value="[&quot;un cherche-fichier&quot;; ; ; ;&quot;un cherch'-fichier&quot;]">
            <text:p>["un cherche-fichier"; ; ; ;"un cherch'-fichie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o-2",44], q, {q: "&lt;div class='left'&gt;C'est un cherch'-fichier&lt;/div&gt;&lt;div class='right'&gt;C'est un cherche-fichier&lt;/div&gt;", as: ["&lt;p class='adv'&gt;certainement&lt;/p&gt;&lt;/br &gt; un cherch'-fichier","&lt;p class='adv'&gt;probablement&lt;/p&gt;&lt;/br &gt;un cherch'-fichier", "&lt;p class='adv'&gt;probablement&lt;/p&gt;&lt;/br &gt;un cherche-fichier", "&lt;p class='adv'&gt;certainement&lt;/p&gt;&lt;/br &gt;un cherche-fichie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o</text:p>
          </table:table-cell>
          <table:table-cell office:value-type="float" office:value="-2">
            <text:p>-2</text:p>
          </table:table-cell>
          <table:table-cell office:value-type="float" office:value="45">
            <text:p>45</text:p>
          </table:table-cell>
          <table:table-cell office:value-type="string">
            <text:p>un cherche-épingle</text:p>
          </table:table-cell>
          <table:table-cell office:value-type="string">
            <text:p>un cherch'-épingle</text:p>
          </table:table-cell>
          <table:table-cell table:style-name="ce1" table:formula="of:=CONCATENATE(&quot;[&quot;&quot;&quot;; [.G262]; &quot;&quot;&quot;; ; ; ;&quot;&quot;&quot;; [.H262]; &quot;&quot;&quot;]&quot;)" office:value-type="string" office:string-value="[&quot;un cherche-épingle&quot;; ; ; ;&quot;un cherch'-épingle&quot;]">
            <text:p>["un cherche-épingle"; ; ; ;"un cherch'-éping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o-2",45], q, {q: "&lt;div class='left'&gt;C'est un cherch'-épingle&lt;/div&gt;&lt;div class='right'&gt;C'est un cherche-épingle&lt;/div&gt;", as: ["&lt;p class='adv'&gt;certainement&lt;/p&gt;&lt;/br &gt; un cherch'-épingle","&lt;p class='adv'&gt;probablement&lt;/p&gt;&lt;/br &gt;un cherch'-épingle", "&lt;p class='adv'&gt;probablement&lt;/p&gt;&lt;/br &gt;un cherche-épingle", "&lt;p class='adv'&gt;certainement&lt;/p&gt;&lt;/br &gt;un cherche-éping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string">
            <text:p>un racle-bière</text:p>
          </table:table-cell>
          <table:table-cell office:value-type="string">
            <text:p>un racl'-bière</text:p>
          </table:table-cell>
          <table:table-cell table:style-name="ce1" table:formula="of:=CONCATENATE(&quot;[&quot;&quot;&quot;; [.G263]; &quot;&quot;&quot;; ; ; ;&quot;&quot;&quot;; [.H263]; &quot;&quot;&quot;]&quot;)" office:value-type="string" office:string-value="[&quot;un racle-bière&quot;; ; ; ;&quot;un racl'-bière&quot;]">
            <text:p>["un racle-bière"; ; ; ;"un racl'-biè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46], q, {q: "&lt;div class='left'&gt;C'est un racl'-bière&lt;/div&gt;&lt;div class='right'&gt;C'est un racle-bière&lt;/div&gt;", as: ["&lt;p class='adv'&gt;certainement&lt;/p&gt;&lt;/br &gt; un racl'-bière","&lt;p class='adv'&gt;probablement&lt;/p&gt;&lt;/br &gt;un racl'-bière", "&lt;p class='adv'&gt;probablement&lt;/p&gt;&lt;/br &gt;un racle-bière", "&lt;p class='adv'&gt;certainement&lt;/p&gt;&lt;/br &gt;un racle-biè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7">
            <text:p>47</text:p>
          </table:table-cell>
          <table:table-cell office:value-type="string">
            <text:p>un racle-glacage</text:p>
          </table:table-cell>
          <table:table-cell office:value-type="string">
            <text:p>un racl'-glacage</text:p>
          </table:table-cell>
          <table:table-cell table:style-name="ce1" table:formula="of:=CONCATENATE(&quot;[&quot;&quot;&quot;; [.G264]; &quot;&quot;&quot;; ; ; ;&quot;&quot;&quot;; [.H264]; &quot;&quot;&quot;]&quot;)" office:value-type="string" office:string-value="[&quot;un racle-glacage&quot;; ; ; ;&quot;un racl'-glacage&quot;]">
            <text:p>["un racle-glacage"; ; ; ;"un racl'-glaca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47], q, {q: "&lt;div class='left'&gt;C'est un racl'-glacage&lt;/div&gt;&lt;div class='right'&gt;C'est un racle-glacage&lt;/div&gt;", as: ["&lt;p class='adv'&gt;certainement&lt;/p&gt;&lt;/br &gt; un racl'-glacage","&lt;p class='adv'&gt;probablement&lt;/p&gt;&lt;/br &gt;un racl'-glacage", "&lt;p class='adv'&gt;probablement&lt;/p&gt;&lt;/br &gt;un racle-glacage", "&lt;p class='adv'&gt;certainement&lt;/p&gt;&lt;/br &gt;un racle-glaca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8">
            <text:p>48</text:p>
          </table:table-cell>
          <table:table-cell office:value-type="string">
            <text:p>un racle-eau</text:p>
          </table:table-cell>
          <table:table-cell office:value-type="string">
            <text:p>un racl'-eau</text:p>
          </table:table-cell>
          <table:table-cell table:style-name="ce1" table:formula="of:=CONCATENATE(&quot;[&quot;&quot;&quot;; [.G265]; &quot;&quot;&quot;; ; ; ;&quot;&quot;&quot;; [.H265]; &quot;&quot;&quot;]&quot;)" office:value-type="string" office:string-value="[&quot;un racle-eau&quot;; ; ; ;&quot;un racl'-eau&quot;]">
            <text:p>["un racle-eau"; ; ; ;"un racl'-ea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48], q, {q: "&lt;div class='left'&gt;C'est un racl'-eau&lt;/div&gt;&lt;div class='right'&gt;C'est un racle-eau&lt;/div&gt;", as: ["&lt;p class='adv'&gt;certainement&lt;/p&gt;&lt;/br &gt; un racl'-eau","&lt;p class='adv'&gt;probablement&lt;/p&gt;&lt;/br &gt;un racl'-eau", "&lt;p class='adv'&gt;probablement&lt;/p&gt;&lt;/br &gt;un racle-eau", "&lt;p class='adv'&gt;certainement&lt;/p&gt;&lt;/br &gt;un racle-ea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49">
            <text:p>49</text:p>
          </table:table-cell>
          <table:table-cell office:value-type="string">
            <text:p>un tourne-feuille</text:p>
          </table:table-cell>
          <table:table-cell office:value-type="string">
            <text:p>un tourn'-feuille</text:p>
          </table:table-cell>
          <table:table-cell table:style-name="ce1" table:formula="of:=CONCATENATE(&quot;[&quot;&quot;&quot;; [.G266]; &quot;&quot;&quot;; ; ; ;&quot;&quot;&quot;; [.H266]; &quot;&quot;&quot;]&quot;)" office:value-type="string" office:string-value="[&quot;un tourne-feuille&quot;; ; ; ;&quot;un tourn'-feuille&quot;]">
            <text:p>["un tourne-feuille"; ; ; ;"un tourn'-feui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49], q, {q: "&lt;div class='left'&gt;C'est un tourn'-feuille&lt;/div&gt;&lt;div class='right'&gt;C'est un tourne-feuille&lt;/div&gt;", as: ["&lt;p class='adv'&gt;certainement&lt;/p&gt;&lt;/br &gt; un tourn'-feuille","&lt;p class='adv'&gt;probablement&lt;/p&gt;&lt;/br &gt;un tourn'-feuille", "&lt;p class='adv'&gt;probablement&lt;/p&gt;&lt;/br &gt;un tourne-feuille", "&lt;p class='adv'&gt;certainement&lt;/p&gt;&lt;/br &gt;un tourne-feui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  <table:table-cell office:value-type="string">
            <text:p>un tourne-volant</text:p>
          </table:table-cell>
          <table:table-cell office:value-type="string">
            <text:p>un tourn'-volant</text:p>
          </table:table-cell>
          <table:table-cell table:style-name="ce1" table:formula="of:=CONCATENATE(&quot;[&quot;&quot;&quot;; [.G267]; &quot;&quot;&quot;; ; ; ;&quot;&quot;&quot;; [.H267]; &quot;&quot;&quot;]&quot;)" office:value-type="string" office:string-value="[&quot;un tourne-volant&quot;; ; ; ;&quot;un tourn'-volant&quot;]">
            <text:p>["un tourne-volant"; ; ; ;"un tourn'-volant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50], q, {q: "&lt;div class='left'&gt;C'est un tourn'-volant&lt;/div&gt;&lt;div class='right'&gt;C'est un tourne-volant&lt;/div&gt;", as: ["&lt;p class='adv'&gt;certainement&lt;/p&gt;&lt;/br &gt; un tourn'-volant","&lt;p class='adv'&gt;probablement&lt;/p&gt;&lt;/br &gt;un tourn'-volant", "&lt;p class='adv'&gt;probablement&lt;/p&gt;&lt;/br &gt;un tourne-volant", "&lt;p class='adv'&gt;certainement&lt;/p&gt;&lt;/br &gt;un tourne-volant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1">
            <text:p>51</text:p>
          </table:table-cell>
          <table:table-cell office:value-type="string">
            <text:p>un tourne-omelette</text:p>
          </table:table-cell>
          <table:table-cell office:value-type="string">
            <text:p>un tourn'-omelette</text:p>
          </table:table-cell>
          <table:table-cell table:style-name="ce1" table:formula="of:=CONCATENATE(&quot;[&quot;&quot;&quot;; [.G268]; &quot;&quot;&quot;; ; ; ;&quot;&quot;&quot;; [.H268]; &quot;&quot;&quot;]&quot;)" office:value-type="string" office:string-value="[&quot;un tourne-omelette&quot;; ; ; ;&quot;un tourn'-omelette&quot;]">
            <text:p>["un tourne-omelette"; ; ; ;"un tourn'-omel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51], q, {q: "&lt;div class='left'&gt;C'est un tourn'-omelette&lt;/div&gt;&lt;div class='right'&gt;C'est un tourne-omelette&lt;/div&gt;", as: ["&lt;p class='adv'&gt;certainement&lt;/p&gt;&lt;/br &gt; un tourn'-omelette","&lt;p class='adv'&gt;probablement&lt;/p&gt;&lt;/br &gt;un tourn'-omelette", "&lt;p class='adv'&gt;probablement&lt;/p&gt;&lt;/br &gt;un tourne-omelette", "&lt;p class='adv'&gt;certainement&lt;/p&gt;&lt;/br &gt;un tourne-omel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string">
            <text:p>un gonfle-sein</text:p>
          </table:table-cell>
          <table:table-cell office:value-type="string">
            <text:p>un gonfl'-sein</text:p>
          </table:table-cell>
          <table:table-cell table:style-name="ce1" table:formula="of:=CONCATENATE(&quot;[&quot;&quot;&quot;; [.G269]; &quot;&quot;&quot;; ; ; ;&quot;&quot;&quot;; [.H269]; &quot;&quot;&quot;]&quot;)" office:value-type="string" office:string-value="[&quot;un gonfle-sein&quot;; ; ; ;&quot;un gonfl'-sein&quot;]">
            <text:p>["un gonfle-sein"; ; ; ;"un gonfl'-se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s-2",52], q, {q: "&lt;div class='left'&gt;C'est un gonfl'-sein&lt;/div&gt;&lt;div class='right'&gt;C'est un gonfle-sein&lt;/div&gt;", as: ["&lt;p class='adv'&gt;certainement&lt;/p&gt;&lt;/br &gt; un gonfl'-sein","&lt;p class='adv'&gt;probablement&lt;/p&gt;&lt;/br &gt;un gonfl'-sein", "&lt;p class='adv'&gt;probablement&lt;/p&gt;&lt;/br &gt;un gonfle-sein", "&lt;p class='adv'&gt;certainement&lt;/p&gt;&lt;/br &gt;un gonfle-se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string">
            <text:p>un gonfle-ballon</text:p>
          </table:table-cell>
          <table:table-cell office:value-type="string">
            <text:p>un gonfl'-ballon</text:p>
          </table:table-cell>
          <table:table-cell table:style-name="ce1" table:formula="of:=CONCATENATE(&quot;[&quot;&quot;&quot;; [.G270]; &quot;&quot;&quot;; ; ; ;&quot;&quot;&quot;; [.H270]; &quot;&quot;&quot;]&quot;)" office:value-type="string" office:string-value="[&quot;un gonfle-ballon&quot;; ; ; ;&quot;un gonfl'-ballon&quot;]">
            <text:p>["un gonfle-ballon"; ; ; ;"un gonfl'-ball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s-2",53], q, {q: "&lt;div class='left'&gt;C'est un gonfl'-ballon&lt;/div&gt;&lt;div class='right'&gt;C'est un gonfle-ballon&lt;/div&gt;", as: ["&lt;p class='adv'&gt;certainement&lt;/p&gt;&lt;/br &gt; un gonfl'-ballon","&lt;p class='adv'&gt;probablement&lt;/p&gt;&lt;/br &gt;un gonfl'-ballon", "&lt;p class='adv'&gt;probablement&lt;/p&gt;&lt;/br &gt;un gonfle-ballon", "&lt;p class='adv'&gt;certainement&lt;/p&gt;&lt;/br &gt;un gonfle-ball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s</text:p>
          </table:table-cell>
          <table:table-cell office:value-type="float" office:value="-2">
            <text:p>-2</text:p>
          </table:table-cell>
          <table:table-cell office:value-type="float" office:value="54">
            <text:p>54</text:p>
          </table:table-cell>
          <table:table-cell office:value-type="string">
            <text:p>un gonfle-estomac</text:p>
          </table:table-cell>
          <table:table-cell office:value-type="string">
            <text:p>un gonfl'-estomac</text:p>
          </table:table-cell>
          <table:table-cell table:style-name="ce1" table:formula="of:=CONCATENATE(&quot;[&quot;&quot;&quot;; [.G271]; &quot;&quot;&quot;; ; ; ;&quot;&quot;&quot;; [.H271]; &quot;&quot;&quot;]&quot;)" office:value-type="string" office:string-value="[&quot;un gonfle-estomac&quot;; ; ; ;&quot;un gonfl'-estomac&quot;]">
            <text:p>["un gonfle-estomac"; ; ; ;"un gonfl'-estomac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s-2",54], q, {q: "&lt;div class='left'&gt;C'est un gonfl'-estomac&lt;/div&gt;&lt;div class='right'&gt;C'est un gonfle-estomac&lt;/div&gt;", as: ["&lt;p class='adv'&gt;certainement&lt;/p&gt;&lt;/br &gt; un gonfl'-estomac","&lt;p class='adv'&gt;probablement&lt;/p&gt;&lt;/br &gt;un gonfl'-estomac", "&lt;p class='adv'&gt;probablement&lt;/p&gt;&lt;/br &gt;un gonfle-estomac", "&lt;p class='adv'&gt;certainement&lt;/p&gt;&lt;/br &gt;un gonfle-estomac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5">
            <text:p>55</text:p>
          </table:table-cell>
          <table:table-cell office:value-type="string">
            <text:p>un lance-fleur</text:p>
          </table:table-cell>
          <table:table-cell office:value-type="string">
            <text:p>un lanc'-fleur</text:p>
          </table:table-cell>
          <table:table-cell table:style-name="ce1" table:formula="of:=CONCATENATE(&quot;[&quot;&quot;&quot;; [.G272]; &quot;&quot;&quot;; ; ; ;&quot;&quot;&quot;; [.H272]; &quot;&quot;&quot;]&quot;)" office:value-type="string" office:string-value="[&quot;un lance-fleur&quot;; ; ; ;&quot;un lanc'-fleur&quot;]">
            <text:p>["un lance-fleur"; ; ; ;"un lanc'-fleur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55], q, {q: "&lt;div class='left'&gt;C'est un lanc'-fleur&lt;/div&gt;&lt;div class='right'&gt;C'est un lance-fleur&lt;/div&gt;", as: ["&lt;p class='adv'&gt;certainement&lt;/p&gt;&lt;/br &gt; un lanc'-fleur","&lt;p class='adv'&gt;probablement&lt;/p&gt;&lt;/br &gt;un lanc'-fleur", "&lt;p class='adv'&gt;probablement&lt;/p&gt;&lt;/br &gt;un lance-fleur", "&lt;p class='adv'&gt;certainement&lt;/p&gt;&lt;/br &gt;un lance-fleur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6">
            <text:p>56</text:p>
          </table:table-cell>
          <table:table-cell office:value-type="string">
            <text:p>un lance-caillou</text:p>
          </table:table-cell>
          <table:table-cell office:value-type="string">
            <text:p>un lanc'-caillou</text:p>
          </table:table-cell>
          <table:table-cell table:style-name="ce1" table:formula="of:=CONCATENATE(&quot;[&quot;&quot;&quot;; [.G273]; &quot;&quot;&quot;; ; ; ;&quot;&quot;&quot;; [.H273]; &quot;&quot;&quot;]&quot;)" office:value-type="string" office:string-value="[&quot;un lance-caillou&quot;; ; ; ;&quot;un lanc'-caillou&quot;]">
            <text:p>["un lance-caillou"; ; ; ;"un lanc'-caill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56], q, {q: "&lt;div class='left'&gt;C'est un lanc'-caillou&lt;/div&gt;&lt;div class='right'&gt;C'est un lance-caillou&lt;/div&gt;", as: ["&lt;p class='adv'&gt;certainement&lt;/p&gt;&lt;/br &gt; un lanc'-caillou","&lt;p class='adv'&gt;probablement&lt;/p&gt;&lt;/br &gt;un lanc'-caillou", "&lt;p class='adv'&gt;probablement&lt;/p&gt;&lt;/br &gt;un lance-caillou", "&lt;p class='adv'&gt;certainement&lt;/p&gt;&lt;/br &gt;un lance-caill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7">
            <text:p>57</text:p>
          </table:table-cell>
          <table:table-cell office:value-type="string">
            <text:p>un lance-oeuf</text:p>
          </table:table-cell>
          <table:table-cell office:value-type="string">
            <text:p>un lanc'-oeuf</text:p>
          </table:table-cell>
          <table:table-cell table:style-name="ce1" table:formula="of:=CONCATENATE(&quot;[&quot;&quot;&quot;; [.G274]; &quot;&quot;&quot;; ; ; ;&quot;&quot;&quot;; [.H274]; &quot;&quot;&quot;]&quot;)" office:value-type="string" office:string-value="[&quot;un lance-oeuf&quot;; ; ; ;&quot;un lanc'-oeuf&quot;]">
            <text:p>["un lance-oeuf"; ; ; ;"un lanc'-oeuf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57], q, {q: "&lt;div class='left'&gt;C'est un lanc'-oeuf&lt;/div&gt;&lt;div class='right'&gt;C'est un lance-oeuf&lt;/div&gt;", as: ["&lt;p class='adv'&gt;certainement&lt;/p&gt;&lt;/br &gt; un lanc'-oeuf","&lt;p class='adv'&gt;probablement&lt;/p&gt;&lt;/br &gt;un lanc'-oeuf", "&lt;p class='adv'&gt;probablement&lt;/p&gt;&lt;/br &gt;un lance-oeuf", "&lt;p class='adv'&gt;certainement&lt;/p&gt;&lt;/br &gt;un lance-oeuf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string">
            <text:p>un creuse-trou</text:p>
          </table:table-cell>
          <table:table-cell office:value-type="string">
            <text:p>un creus'-trou</text:p>
          </table:table-cell>
          <table:table-cell table:style-name="ce1" table:formula="of:=CONCATENATE(&quot;[&quot;&quot;&quot;; [.G275]; &quot;&quot;&quot;; ; ; ;&quot;&quot;&quot;; [.H275]; &quot;&quot;&quot;]&quot;)" office:value-type="string" office:string-value="[&quot;un creuse-trou&quot;; ; ; ;&quot;un creus'-trou&quot;]">
            <text:p>["un creuse-trou"; ; ; ;"un creus'-trou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58], q, {q: "&lt;div class='left'&gt;C'est un creus'-trou&lt;/div&gt;&lt;div class='right'&gt;C'est un creuse-trou&lt;/div&gt;", as: ["&lt;p class='adv'&gt;certainement&lt;/p&gt;&lt;/br &gt; un creus'-trou","&lt;p class='adv'&gt;probablement&lt;/p&gt;&lt;/br &gt;un creus'-trou", "&lt;p class='adv'&gt;probablement&lt;/p&gt;&lt;/br &gt;un creuse-trou", "&lt;p class='adv'&gt;certainement&lt;/p&gt;&lt;/br &gt;un creuse-trou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string">
            <text:p>un creuse-tunnel</text:p>
          </table:table-cell>
          <table:table-cell office:value-type="string">
            <text:p>un creus'-tunnel</text:p>
          </table:table-cell>
          <table:table-cell table:style-name="ce1" table:formula="of:=CONCATENATE(&quot;[&quot;&quot;&quot;; [.G276]; &quot;&quot;&quot;; ; ; ;&quot;&quot;&quot;; [.H276]; &quot;&quot;&quot;]&quot;)" office:value-type="string" office:string-value="[&quot;un creuse-tunnel&quot;; ; ; ;&quot;un creus'-tunnel&quot;]">
            <text:p>["un creuse-tunnel"; ; ; ;"un creus'-tunnel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59], q, {q: "&lt;div class='left'&gt;C'est un creus'-tunnel&lt;/div&gt;&lt;div class='right'&gt;C'est un creuse-tunnel&lt;/div&gt;", as: ["&lt;p class='adv'&gt;certainement&lt;/p&gt;&lt;/br &gt; un creus'-tunnel","&lt;p class='adv'&gt;probablement&lt;/p&gt;&lt;/br &gt;un creus'-tunnel", "&lt;p class='adv'&gt;probablement&lt;/p&gt;&lt;/br &gt;un creuse-tunnel", "&lt;p class='adv'&gt;certainement&lt;/p&gt;&lt;/br &gt;un creuse-tunnel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0">
            <text:p>60</text:p>
          </table:table-cell>
          <table:table-cell office:value-type="string">
            <text:p>un creuse-excavation</text:p>
          </table:table-cell>
          <table:table-cell office:value-type="string">
            <text:p>un creus'-excavation</text:p>
          </table:table-cell>
          <table:table-cell table:style-name="ce1" table:formula="of:=CONCATENATE(&quot;[&quot;&quot;&quot;; [.G277]; &quot;&quot;&quot;; ; ; ;&quot;&quot;&quot;; [.H277]; &quot;&quot;&quot;]&quot;)" office:value-type="string" office:string-value="[&quot;un creuse-excavation&quot;; ; ; ;&quot;un creus'-excavation&quot;]">
            <text:p>["un creuse-excavation"; ; ; ;"un creus'-excavatio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60], q, {q: "&lt;div class='left'&gt;C'est un creus'-excavation&lt;/div&gt;&lt;div class='right'&gt;C'est un creuse-excavation&lt;/div&gt;", as: ["&lt;p class='adv'&gt;certainement&lt;/p&gt;&lt;/br &gt; un creus'-excavation","&lt;p class='adv'&gt;probablement&lt;/p&gt;&lt;/br &gt;un creus'-excavation", "&lt;p class='adv'&gt;probablement&lt;/p&gt;&lt;/br &gt;un creuse-excavation", "&lt;p class='adv'&gt;certainement&lt;/p&gt;&lt;/br &gt;un creuse-excavatio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1">
            <text:p>61</text:p>
          </table:table-cell>
          <table:table-cell office:value-type="string">
            <text:p>un brise-verre</text:p>
          </table:table-cell>
          <table:table-cell office:value-type="string">
            <text:p>un bris'-verre</text:p>
          </table:table-cell>
          <table:table-cell table:style-name="ce1" table:formula="of:=CONCATENATE(&quot;[&quot;&quot;&quot;; [.G278]; &quot;&quot;&quot;; ; ; ;&quot;&quot;&quot;; [.H278]; &quot;&quot;&quot;]&quot;)" office:value-type="string" office:string-value="[&quot;un brise-verre&quot;; ; ; ;&quot;un bris'-verre&quot;]">
            <text:p>["un brise-verre"; ; ; ;"un bris'-ve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o-2",61], q, {q: "&lt;div class='left'&gt;C'est un bris'-verre&lt;/div&gt;&lt;div class='right'&gt;C'est un brise-verre&lt;/div&gt;", as: ["&lt;p class='adv'&gt;certainement&lt;/p&gt;&lt;/br &gt; un bris'-verre","&lt;p class='adv'&gt;probablement&lt;/p&gt;&lt;/br &gt;un bris'-verre", "&lt;p class='adv'&gt;probablement&lt;/p&gt;&lt;/br &gt;un brise-verre", "&lt;p class='adv'&gt;certainement&lt;/p&gt;&lt;/br &gt;un brise-ve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2">
            <text:p>62</text:p>
          </table:table-cell>
          <table:table-cell office:value-type="string">
            <text:p>un brise-carafe</text:p>
          </table:table-cell>
          <table:table-cell office:value-type="string">
            <text:p>un bris'-carafe</text:p>
          </table:table-cell>
          <table:table-cell table:style-name="ce1" table:formula="of:=CONCATENATE(&quot;[&quot;&quot;&quot;; [.G279]; &quot;&quot;&quot;; ; ; ;&quot;&quot;&quot;; [.H279]; &quot;&quot;&quot;]&quot;)" office:value-type="string" office:string-value="[&quot;un brise-carafe&quot;; ; ; ;&quot;un bris'-carafe&quot;]">
            <text:p>["un brise-carafe"; ; ; ;"un bris'-caraf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o-2",62], q, {q: "&lt;div class='left'&gt;C'est un bris'-carafe&lt;/div&gt;&lt;div class='right'&gt;C'est un brise-carafe&lt;/div&gt;", as: ["&lt;p class='adv'&gt;certainement&lt;/p&gt;&lt;/br &gt; un bris'-carafe","&lt;p class='adv'&gt;probablement&lt;/p&gt;&lt;/br &gt;un bris'-carafe", "&lt;p class='adv'&gt;probablement&lt;/p&gt;&lt;/br &gt;un brise-carafe", "&lt;p class='adv'&gt;certainement&lt;/p&gt;&lt;/br &gt;un brise-caraf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o</text:p>
          </table:table-cell>
          <table:table-cell office:value-type="float" office:value="-2">
            <text:p>-2</text:p>
          </table:table-cell>
          <table:table-cell office:value-type="float" office:value="63">
            <text:p>63</text:p>
          </table:table-cell>
          <table:table-cell office:value-type="string">
            <text:p>un brise-assiette</text:p>
          </table:table-cell>
          <table:table-cell office:value-type="string">
            <text:p>un bris'-assiette</text:p>
          </table:table-cell>
          <table:table-cell table:style-name="ce1" table:formula="of:=CONCATENATE(&quot;[&quot;&quot;&quot;; [.G280]; &quot;&quot;&quot;; ; ; ;&quot;&quot;&quot;; [.H280]; &quot;&quot;&quot;]&quot;)" office:value-type="string" office:string-value="[&quot;un brise-assiette&quot;; ; ; ;&quot;un bris'-assiette&quot;]">
            <text:p>["un brise-assiette"; ; ; ;"un bris'-assiett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o-2",63], q, {q: "&lt;div class='left'&gt;C'est un bris'-assiette&lt;/div&gt;&lt;div class='right'&gt;C'est un brise-assiette&lt;/div&gt;", as: ["&lt;p class='adv'&gt;certainement&lt;/p&gt;&lt;/br &gt; un bris'-assiette","&lt;p class='adv'&gt;probablement&lt;/p&gt;&lt;/br &gt;un bris'-assiette", "&lt;p class='adv'&gt;probablement&lt;/p&gt;&lt;/br &gt;un brise-assiette", "&lt;p class='adv'&gt;certainement&lt;/p&gt;&lt;/br &gt;un brise-assiett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4">
            <text:p>64</text:p>
          </table:table-cell>
          <table:table-cell office:value-type="string">
            <text:p>un sonne-tocsin</text:p>
          </table:table-cell>
          <table:table-cell office:value-type="string">
            <text:p>un sonn'-tocsin</text:p>
          </table:table-cell>
          <table:table-cell table:style-name="ce1" table:formula="of:=CONCATENATE(&quot;[&quot;&quot;&quot;; [.G281]; &quot;&quot;&quot;; ; ; ;&quot;&quot;&quot;; [.H281]; &quot;&quot;&quot;]&quot;)" office:value-type="string" office:string-value="[&quot;un sonne-tocsin&quot;; ; ; ;&quot;un sonn'-tocsin&quot;]">
            <text:p>["un sonne-tocsin"; ; ; ;"un sonn'-tocsin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64], q, {q: "&lt;div class='left'&gt;C'est un sonn'-tocsin&lt;/div&gt;&lt;div class='right'&gt;C'est un sonne-tocsin&lt;/div&gt;", as: ["&lt;p class='adv'&gt;certainement&lt;/p&gt;&lt;/br &gt; un sonn'-tocsin","&lt;p class='adv'&gt;probablement&lt;/p&gt;&lt;/br &gt;un sonn'-tocsin", "&lt;p class='adv'&gt;probablement&lt;/p&gt;&lt;/br &gt;un sonne-tocsin", "&lt;p class='adv'&gt;certainement&lt;/p&gt;&lt;/br &gt;un sonne-tocsin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5">
            <text:p>65</text:p>
          </table:table-cell>
          <table:table-cell office:value-type="string">
            <text:p>un sonne-cloche</text:p>
          </table:table-cell>
          <table:table-cell office:value-type="string">
            <text:p>un sonn'-cloche</text:p>
          </table:table-cell>
          <table:table-cell table:style-name="ce1" table:formula="of:=CONCATENATE(&quot;[&quot;&quot;&quot;; [.G282]; &quot;&quot;&quot;; ; ; ;&quot;&quot;&quot;; [.H282]; &quot;&quot;&quot;]&quot;)" office:value-type="string" office:string-value="[&quot;un sonne-cloche&quot;; ; ; ;&quot;un sonn'-cloche&quot;]">
            <text:p>["un sonne-cloche"; ; ; ;"un sonn'-cloch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65], q, {q: "&lt;div class='left'&gt;C'est un sonn'-cloche&lt;/div&gt;&lt;div class='right'&gt;C'est un sonne-cloche&lt;/div&gt;", as: ["&lt;p class='adv'&gt;certainement&lt;/p&gt;&lt;/br &gt; un sonn'-cloche","&lt;p class='adv'&gt;probablement&lt;/p&gt;&lt;/br &gt;un sonn'-cloche", "&lt;p class='adv'&gt;probablement&lt;/p&gt;&lt;/br &gt;un sonne-cloche", "&lt;p class='adv'&gt;certainement&lt;/p&gt;&lt;/br &gt;un sonne-cloch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6">
            <text:p>66</text:p>
          </table:table-cell>
          <table:table-cell office:value-type="string">
            <text:p>un sonne-alarme</text:p>
          </table:table-cell>
          <table:table-cell office:value-type="string">
            <text:p>un sonn'-alarme</text:p>
          </table:table-cell>
          <table:table-cell table:style-name="ce1" table:formula="of:=CONCATENATE(&quot;[&quot;&quot;&quot;; [.G283]; &quot;&quot;&quot;; ; ; ;&quot;&quot;&quot;; [.H283]; &quot;&quot;&quot;]&quot;)" office:value-type="string" office:string-value="[&quot;un sonne-alarme&quot;; ; ; ;&quot;un sonn'-alarme&quot;]">
            <text:p>["un sonne-alarme"; ; ; ;"un sonn'-alarm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66], q, {q: "&lt;div class='left'&gt;C'est un sonn'-alarme&lt;/div&gt;&lt;div class='right'&gt;C'est un sonne-alarme&lt;/div&gt;", as: ["&lt;p class='adv'&gt;certainement&lt;/p&gt;&lt;/br &gt; un sonn'-alarme","&lt;p class='adv'&gt;probablement&lt;/p&gt;&lt;/br &gt;un sonn'-alarme", "&lt;p class='adv'&gt;probablement&lt;/p&gt;&lt;/br &gt;un sonne-alarme", "&lt;p class='adv'&gt;certainement&lt;/p&gt;&lt;/br &gt;un sonne-alarm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7">
            <text:p>67</text:p>
          </table:table-cell>
          <table:table-cell office:value-type="string">
            <text:p>un allume-chandelle</text:p>
          </table:table-cell>
          <table:table-cell office:value-type="string">
            <text:p>un allum'-chandelle</text:p>
          </table:table-cell>
          <table:table-cell table:style-name="ce1" table:formula="of:=CONCATENATE(&quot;[&quot;&quot;&quot;; [.G284]; &quot;&quot;&quot;; ; ; ;&quot;&quot;&quot;; [.H284]; &quot;&quot;&quot;]&quot;)" office:value-type="string" office:string-value="[&quot;un allume-chandelle&quot;; ; ; ;&quot;un allum'-chandelle&quot;]">
            <text:p>["un allume-chandelle"; ; ; ;"un allum'-chandell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67], q, {q: "&lt;div class='left'&gt;C'est un allum'-chandelle&lt;/div&gt;&lt;div class='right'&gt;C'est un allume-chandelle&lt;/div&gt;", as: ["&lt;p class='adv'&gt;certainement&lt;/p&gt;&lt;/br &gt; un allum'-chandelle","&lt;p class='adv'&gt;probablement&lt;/p&gt;&lt;/br &gt;un allum'-chandelle", "&lt;p class='adv'&gt;probablement&lt;/p&gt;&lt;/br &gt;un allume-chandelle", "&lt;p class='adv'&gt;certainement&lt;/p&gt;&lt;/br &gt;un allume-chandell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8">
            <text:p>68</text:p>
          </table:table-cell>
          <table:table-cell office:value-type="string">
            <text:p>un allume-cierge</text:p>
          </table:table-cell>
          <table:table-cell office:value-type="string">
            <text:p>un allum'-cierge</text:p>
          </table:table-cell>
          <table:table-cell table:style-name="ce1" table:formula="of:=CONCATENATE(&quot;[&quot;&quot;&quot;; [.G285]; &quot;&quot;&quot;; ; ; ;&quot;&quot;&quot;; [.H285]; &quot;&quot;&quot;]&quot;)" office:value-type="string" office:string-value="[&quot;un allume-cierge&quot;; ; ; ;&quot;un allum'-cierge&quot;]">
            <text:p>["un allume-cierge"; ; ; ;"un allum'-cierg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68], q, {q: "&lt;div class='left'&gt;C'est un allum'-cierge&lt;/div&gt;&lt;div class='right'&gt;C'est un allume-cierge&lt;/div&gt;", as: ["&lt;p class='adv'&gt;certainement&lt;/p&gt;&lt;/br &gt; un allum'-cierge","&lt;p class='adv'&gt;probablement&lt;/p&gt;&lt;/br &gt;un allum'-cierge", "&lt;p class='adv'&gt;probablement&lt;/p&gt;&lt;/br &gt;un allume-cierge", "&lt;p class='adv'&gt;certainement&lt;/p&gt;&lt;/br &gt;un allume-cierg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69">
            <text:p>69</text:p>
          </table:table-cell>
          <table:table-cell office:value-type="string">
            <text:p>un allume-ordi</text:p>
          </table:table-cell>
          <table:table-cell office:value-type="string">
            <text:p>un allum'-ordi</text:p>
          </table:table-cell>
          <table:table-cell table:style-name="ce1" table:formula="of:=CONCATENATE(&quot;[&quot;&quot;&quot;; [.G286]; &quot;&quot;&quot;; ; ; ;&quot;&quot;&quot;; [.H286]; &quot;&quot;&quot;]&quot;)" office:value-type="string" office:string-value="[&quot;un allume-ordi&quot;; ; ; ;&quot;un allum'-ordi&quot;]">
            <text:p>["un allume-ordi"; ; ; ;"un allum'-ordi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69], q, {q: "&lt;div class='left'&gt;C'est un allum'-ordi&lt;/div&gt;&lt;div class='right'&gt;C'est un allume-ordi&lt;/div&gt;", as: ["&lt;p class='adv'&gt;certainement&lt;/p&gt;&lt;/br &gt; un allum'-ordi","&lt;p class='adv'&gt;probablement&lt;/p&gt;&lt;/br &gt;un allum'-ordi", "&lt;p class='adv'&gt;probablement&lt;/p&gt;&lt;/br &gt;un allume-ordi", "&lt;p class='adv'&gt;certainement&lt;/p&gt;&lt;/br &gt;un allume-ordi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mono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string">
            <text:p>un fume-pipe</text:p>
          </table:table-cell>
          <table:table-cell office:value-type="string">
            <text:p>un fum'-pipe</text:p>
          </table:table-cell>
          <table:table-cell table:style-name="ce1" table:formula="of:=CONCATENATE(&quot;[&quot;&quot;&quot;; [.G287]; &quot;&quot;&quot;; ; ; ;&quot;&quot;&quot;; [.H287]; &quot;&quot;&quot;]&quot;)" office:value-type="string" office:string-value="[&quot;un fume-pipe&quot;; ; ; ;&quot;un fum'-pipe&quot;]">
            <text:p>["un fume-pipe"; ; ; ;"un fum'-pip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mono-s-2",70], q, {q: "&lt;div class='left'&gt;C'est un fum'-pipe&lt;/div&gt;&lt;div class='right'&gt;C'est un fume-pipe&lt;/div&gt;", as: ["&lt;p class='adv'&gt;certainement&lt;/p&gt;&lt;/br &gt; un fum'-pipe","&lt;p class='adv'&gt;probablement&lt;/p&gt;&lt;/br &gt;un fum'-pipe", "&lt;p class='adv'&gt;probablement&lt;/p&gt;&lt;/br &gt;un fume-pipe", "&lt;p class='adv'&gt;certainement&lt;/p&gt;&lt;/br &gt;un fume-pip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di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1">
            <text:p>71</text:p>
          </table:table-cell>
          <table:table-cell office:value-type="string">
            <text:p>un fume-cigarre</text:p>
          </table:table-cell>
          <table:table-cell office:value-type="string">
            <text:p>un fum'-cigarre</text:p>
          </table:table-cell>
          <table:table-cell table:style-name="ce1" table:formula="of:=CONCATENATE(&quot;[&quot;&quot;&quot;; [.G288]; &quot;&quot;&quot;; ; ; ;&quot;&quot;&quot;; [.H288]; &quot;&quot;&quot;]&quot;)" office:value-type="string" office:string-value="[&quot;un fume-cigarre&quot;; ; ; ;&quot;un fum'-cigarre&quot;]">
            <text:p>["un fume-cigarre"; ; ; ;"un fum'-cigarr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di-s-2",71], q, {q: "&lt;div class='left'&gt;C'est un fum'-cigarre&lt;/div&gt;&lt;div class='right'&gt;C'est un fume-cigarre&lt;/div&gt;", as: ["&lt;p class='adv'&gt;certainement&lt;/p&gt;&lt;/br &gt; un fum'-cigarre","&lt;p class='adv'&gt;probablement&lt;/p&gt;&lt;/br &gt;un fum'-cigarre", "&lt;p class='adv'&gt;probablement&lt;/p&gt;&lt;/br &gt;un fume-cigarre", "&lt;p class='adv'&gt;certainement&lt;/p&gt;&lt;/br &gt;un fume-cigarre"]}],</text:p>
          </table:table-cell>
        </table:table-row>
        <table:table-row table:style-name="ro1">
          <table:table-cell office:value-type="string">
            <text:p>Qui sonne le meilleur?</text:p>
          </table:table-cell>
          <table:table-cell office:value-type="string">
            <text:p>Exp-ep</text:p>
          </table:table-cell>
          <table:table-cell office:value-type="string">
            <text:p>V-</text:p>
          </table:table-cell>
          <table:table-cell office:value-type="string">
            <text:p>s</text:p>
          </table:table-cell>
          <table:table-cell office:value-type="float" office:value="-2">
            <text:p>-2</text:p>
          </table:table-cell>
          <table:table-cell office:value-type="float" office:value="72">
            <text:p>72</text:p>
          </table:table-cell>
          <table:table-cell office:value-type="string">
            <text:p>un fume-herbe</text:p>
          </table:table-cell>
          <table:table-cell office:value-type="string">
            <text:p>un fum'-herbe</text:p>
          </table:table-cell>
          <table:table-cell table:style-name="ce1" table:formula="of:=CONCATENATE(&quot;[&quot;&quot;&quot;; [.G289]; &quot;&quot;&quot;; ; ; ;&quot;&quot;&quot;; [.H289]; &quot;&quot;&quot;]&quot;)" office:value-type="string" office:string-value="[&quot;un fume-herbe&quot;; ; ; ;&quot;un fum'-herbe&quot;]">
            <text:p>["un fume-herbe"; ; ; ;"un fum'-herbe"]</text:p>
          </table:table-cell>
          <table:table-cell table:number-columns-repeated="3" table:style-name="ce1" office:value-type="string">
            <text:p>yes</text:p>
          </table:table-cell>
          <table:table-cell office:value-type="string">
            <text:p>[["Exp-epV-s-2",72], q, {q: "&lt;div class='left'&gt;C'est un fum'-herbe&lt;/div&gt;&lt;div class='right'&gt;C'est un fume-herbe&lt;/div&gt;", as: ["&lt;p class='adv'&gt;certainement&lt;/p&gt;&lt;/br &gt; un fum'-herbe","&lt;p class='adv'&gt;probablement&lt;/p&gt;&lt;/br &gt;un fum'-herbe", "&lt;p class='adv'&gt;probablement&lt;/p&gt;&lt;/br &gt;un fume-herbe", "&lt;p class='adv'&gt;certainement&lt;/p&gt;&lt;/br &gt;un fume-herbe"]}],</text:p>
          </table:table-cell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Err:50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3">
            <text:p>2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1">
            <text:p>21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2">
            <text:p>2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3">
            <text:p>2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Err:509</text:p>
          </table:table-cell>
          <table:table-cell table:number-columns-repeated="6"/>
        </table:table-row>
        <table:table-row table:style-name="ro2" table:number-rows-repeated="104799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9:46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9:47:13</dc:date>
    <dc:creator>etosch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4046" meta:object-count="0"/>
  </office:meta>
</office:document-meta>
</file>